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8in"/>
    </style:style>
    <style:style style:name="co2" style:family="table-column">
      <style:table-column-properties fo:break-before="auto" style:column-width="1.2945in"/>
    </style:style>
    <style:style style:name="co3" style:family="table-column">
      <style:table-column-properties fo:break-before="auto" style:column-width="0.5193in"/>
    </style:style>
    <style:style style:name="co4" style:family="table-column">
      <style:table-column-properties fo:break-before="auto" style:column-width="0.4118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422in"/>
    </style:style>
    <style:style style:name="co7" style:family="table-column">
      <style:table-column-properties fo:break-before="auto" style:column-width="0.4335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2.6827in"/>
    </style:style>
    <style:style style:name="co11" style:family="table-column">
      <style:table-column-properties fo:break-before="auto" style:column-width="2.7362in"/>
    </style:style>
    <style:style style:name="co12" style:family="table-column">
      <style:table-column-properties fo:break-before="auto" style:column-width="5.081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0252in"/>
    </style:style>
    <style:style style:name="co15" style:family="table-column">
      <style:table-column-properties fo:break-before="auto" style:column-width="3.1563in"/>
    </style:style>
    <style:style style:name="co16" style:family="table-column">
      <style:table-column-properties fo:break-before="auto" style:column-width="1.0791in"/>
    </style:style>
    <style:style style:name="co17" style:family="table-column">
      <style:table-column-properties fo:break-before="auto" style:column-width="0.5945in"/>
    </style:style>
    <style:style style:name="co18" style:family="table-column">
      <style:table-column-properties fo:break-before="auto" style:column-width="0.3043in"/>
    </style:style>
    <style:style style:name="co19" style:family="table-column">
      <style:table-column-properties fo:break-before="auto" style:column-width="0.5516in"/>
    </style:style>
    <style:style style:name="co20" style:family="table-column">
      <style:table-column-properties fo:break-before="page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8in" fo:break-before="page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Nimbus Sans L" style:font-name-asian="DejaVu Sans" style:font-name-complex="DejaVu San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 style:rotation-angle="9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style:rotation-angle="90" fo:border-top="0.0154in double #000000" style:border-line-width-top="0.0008in 0.0138in 0.0008in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08in solid #000000" fo:padding-bottom="0.0193in" fo:padding-left="0.0138in" fo:padding-right="0.0138in" fo:padding-top="0.0193in" style:rotation-angle="9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style:text-align-source="fix" style:repeat-content="false" fo:background-color="transparent" fo:border-left="0.0008in solid #000000" fo:padding-bottom="0.0193in" fo:padding-left="0.0138in" fo:padding-right="0.0138in" fo:padding-top="0.0193in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20" style:family="table-cell" style:parent-style-name="Default" style:data-style-name="N1">
      <style:table-cell-properties fo:background-color="#e6e6e6" style:text-align-source="fix" style:repeat-content="false" fo:border="0.0008in solid #000000"/>
      <style:paragraph-properties fo:text-align="center" fo:margin-left="0in"/>
      <style:text-properties style:font-name="Nimbus Sans L" style:font-name-asian="DejaVu Sans" style:font-name-complex="DejaVu Sans"/>
    </style:style>
    <style:style style:name="ce21" style:family="table-cell" style:parent-style-name="Default" style:data-style-name="N1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Nimbus Sans L" style:font-name-asian="DejaVu Sans" style:font-name-complex="DejaVu Sans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Nimbus Sans L" style:font-name-asian="DejaVu Sans" style:font-name-complex="DejaVu Sans"/>
    </style:style>
    <style:style style:name="ce23" style:family="table-cell" style:parent-style-name="Default" style:data-style-name="N1">
      <style:table-cell-properties fo:border-bottom="0.0008in solid #000000" style:text-align-source="fix" style:repeat-content="false" fo:background-color="transparent" fo:border-left="0.0008in solid #000000" fo:padding-bottom="0.0193in" fo:padding-left="0.0138in" fo:padding-right="0.0138in" fo:padding-top="0.0193in" fo:border-right="0.0008in solid #000000" fo:border-top="0.0154in double #000000" style:border-line-width-top="0.0008in 0.0138in 0.0008in"/>
      <style:paragraph-properties fo:text-align="center" fo:margin-left="0in"/>
      <style:text-properties style:font-name="Nimbus Sans L" style:font-name-asian="DejaVu Sans" style:font-name-complex="DejaVu Sans"/>
    </style:style>
    <style:style style:name="ce24" style:family="table-cell" style:parent-style-name="Default" style:data-style-name="N1">
      <style:table-cell-properties fo:background-color="#e6e6e6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Nimbus Sans L" style:font-name-asian="DejaVu Sans" style:font-name-complex="DejaVu Sans"/>
    </style:style>
    <style:style style:name="ce25" style:family="table-cell" style:parent-style-name="Default" style:data-style-name="N1">
      <style:table-cell-properties fo:background-color="#cccccc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Nimbus Sans L" style:font-name-asian="DejaVu Sans" style:font-name-complex="DejaVu Sans"/>
    </style:style>
    <style:style style:name="ce26" style:family="table-cell" style:parent-style-name="Default" style:data-style-name="N1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Nimbus Sans L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9" style:family="table-cell" style:parent-style-name="Default">
      <style:table-cell-properties fo:border-bottom="0.0008in solid #000000" style:text-align-source="fix" style:repeat-content="false" fo:background-color="transparent" fo:border-left="0.0008in solid #000000" fo:padding-bottom="0.0193in" fo:padding-left="0.0138in" fo:padding-right="0.0138in" fo:padding-top="0.0193in" fo:border-right="0.0008in solid #000000" fo:border-top="0.0154in double #000000" style:border-line-width-top="0.0008in 0.0138in 0.0008in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3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33" style:family="table-cell" style:parent-style-name="Default">
      <style:table-cell-properties fo:background-color="#e6e6e6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</style:style>
    <style:style style:name="ce34" style:family="table-cell" style:parent-style-name="Default">
      <style:table-cell-properties fo:background-color="#cccccc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Nimbus Sans L" style:font-name-asian="DejaVu Sans" style:font-name-complex="DejaVu Sans"/>
    </style:style>
    <style:style style:name="ce35" style:family="table-cell" style:parent-style-name="Default">
      <style:table-cell-properties fo:background-color="#e6e6e6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Nimbus Sans L" style:font-name-asian="DejaVu Sans" style:font-name-complex="DejaVu Sans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Nimbus Sans L" style:font-name-asian="DejaVu Sans" style:font-name-complex="DejaVu Sans"/>
    </style:style>
    <style:style style:name="ce37" style:family="table-cell" style:parent-style-name="Default" style:data-style-name="N1">
      <style:table-cell-properties fo:background-color="#cccccc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use-window-font-color="true" style:font-name="Nimbus Sans L" style:font-name-asian="DejaVu Sans" style:font-name-complex="DejaVu Sans"/>
    </style:style>
    <style:style style:name="ce38" style:family="table-cell" style:parent-style-name="Default" style:data-style-name="N1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use-window-font-color="true" style:font-name="Nimbus Sans 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anguag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LCOO</text:p>
          </table:table-cell>
          <table:table-cell table:style-name="ce1" office:value-type="string">
            <text:p>CBC</text:p>
          </table:table-cell>
          <table:table-cell table:style-name="ce1" office:value-type="string">
            <text:p>DIT</text:p>
          </table:table-cell>
          <table:table-cell table:style-name="ce1" office:value-type="string">
            <text:p>NOA</text:p>
          </table:table-cell>
          <table:table-cell table:style-name="ce1" office:value-type="string">
            <text:p>NOO</text:p>
          </table:table-cell>
          <table:table-cell table:style-name="ce1" office:value-type="string">
            <text:p>NOC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BaseController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BaseThre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NewAlbum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Photo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</table:table>
      <table:table table:name="R2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anguag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LCOO</text:p>
          </table:table-cell>
          <table:table-cell table:style-name="ce1" office:value-type="string">
            <text:p>CBC</text:p>
          </table:table-cell>
          <table:table-cell table:style-name="ce1" office:value-type="string">
            <text:p>DIT</text:p>
          </table:table-cell>
          <table:table-cell table:style-name="ce1" office:value-type="string">
            <text:p>NOA</text:p>
          </table:table-cell>
          <table:table-cell table:style-name="ce1" office:value-type="string">
            <text:p>NOO</text:p>
          </table:table-cell>
          <table:table-cell table:style-name="ce1" office:value-type="string">
            <text:p>NOC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BaseController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reateNew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SingleImage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Handle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Albu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Bytes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Data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Album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CreensAspectE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BaseController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ewAlbum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Controller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Thre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ewAlbum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BaseController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ataModelEventHandler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Instanti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Album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egistr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PhotoToAlbu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BaseController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Typ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ataModelEventHandler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Album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ViewScre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BaseController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ewAlbum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R3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anguag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LCOO</text:p>
          </table:table-cell>
          <table:table-cell table:style-name="ce1" office:value-type="string">
            <text:p>CBC</text:p>
          </table:table-cell>
          <table:table-cell table:style-name="ce1" office:value-type="string">
            <text:p>DIT</text:p>
          </table:table-cell>
          <table:table-cell table:style-name="ce1" office:value-type="string">
            <text:p>NOA</text:p>
          </table:table-cell>
          <table:table-cell table:style-name="ce1" office:value-type="string">
            <text:p>NOO</text:p>
          </table:table-cell>
          <table:table-cell table:style-name="ce1" office:value-type="string">
            <text:p>NOC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BaseController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untViewsAspect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reateNew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SingleImage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Handle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Data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Albu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Bytes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Data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Control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CreensAspectE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BaseController</text:p>
          </table:table-cell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untViewsAspect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Control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Controller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Thre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Data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Control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BaseController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untViewEventHandle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ataModelEventHandler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Instanti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Control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egistr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PhotoToAlbu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BaseController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Typ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untViewEventHandler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ataModelEventHandler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EditLabelCommand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Label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Control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ViewScre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Label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PhotoToAlbu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BaseController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Typ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untViewEventHandler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ataModelEventHandler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EditLabelCommand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wLabel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Control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ViewScre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AddPhoto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AddPhoto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Label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BaseController</text:p>
          </table:table-cell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untViewsAspect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Control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R4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anguag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LCOO</text:p>
          </table:table-cell>
          <table:table-cell table:style-name="ce1" office:value-type="string">
            <text:p>CBC</text:p>
          </table:table-cell>
          <table:table-cell table:style-name="ce1" office:value-type="string">
            <text:p>DIT</text:p>
          </table:table-cell>
          <table:table-cell table:style-name="ce1" office:value-type="string">
            <text:p>NOA</text:p>
          </table:table-cell>
          <table:table-cell table:style-name="ce1" office:value-type="string">
            <text:p>NOO</text:p>
          </table:table-cell>
          <table:table-cell table:style-name="ce1" office:value-type="string">
            <text:p>NOC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ppe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BaseController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untViewsAspect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reateNew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SingleImage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FavouritesAspect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Handle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Data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Albu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Bytes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Data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Control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CreensAspectE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BaseController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untViewsAspect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FavouritesAspect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Control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Controller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Thre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Data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Control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BaseController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untViewEventHandler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ataModelEventHandler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FavoriteEventHandler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Instanti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Control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recedesHandl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egistr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PhotoToAlbu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BaseController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Typ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CommandAction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untViewEventHandler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ataModelEventHandler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EditLabelCommand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FavoriteEventHandler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Label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Control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ViewScre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Label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PhotoToAlbu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BaseController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Typ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CommandAction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untViewEventHandler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ataModelEventHandler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EditLabelCommand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FavoriteEventHandler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wLabel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Control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ViewScre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AddPhoto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AddPhoto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Label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AddPhotoToAlbu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BaseController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untViewsAspect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FavouritesAspect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Control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R5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anguag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LCOO</text:p>
          </table:table-cell>
          <table:table-cell table:style-name="ce1" office:value-type="string">
            <text:p>CBC</text:p>
          </table:table-cell>
          <table:table-cell table:style-name="ce1" office:value-type="string">
            <text:p>DIT</text:p>
          </table:table-cell>
          <table:table-cell table:style-name="ce1" office:value-type="string">
            <text:p>NOA</text:p>
          </table:table-cell>
          <table:table-cell table:style-name="ce1" office:value-type="string">
            <text:p>NOO</text:p>
          </table:table-cell>
          <table:table-cell table:style-name="ce1" office:value-type="string">
            <text:p>NOC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Photo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ppe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pyPhotoAspec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untViewsAspect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reateNew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SingleImage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FavouritesAspect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Handle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Data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Albu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Bytes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Data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Controller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Control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CreensAspectE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etPhoto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ddPhoto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pyPhotoAspec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untViewsAspect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FavouritesAspect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Contro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ViewControl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ddPhoto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Thre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Accessor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Data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Controller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ViewControl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bstractController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Photo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pyPhotoHand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untViewEventHandler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ataModelEventHandler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FavoriteEventHandler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Instanti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Controller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ViewControl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recedesHandl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egistr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etPhoto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bstractController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ImageData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PhotoToAlbu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Typ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CommandAction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pyPhoto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untViewEventHandler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ataModelEventHandler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EditLabelCommand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FavoriteEventHand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Label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Controller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ViewController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ViewScree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Label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etPhoto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bstractController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ImageData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PhotoToAlbu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Typ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CommandAction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pyPhotoHand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untViewEventHandler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ataModelEventHandler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EditLabelCommand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FavoriteEventHandler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wLabel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Controller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ViewController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ViewScree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AddPhoto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AddPhoto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Label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etPhoto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ddPhoto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pyPhotoAspec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untViewsAspect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FavouritesAspect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Contro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ViewControl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R6" table:style-name="ta1" table:print="false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anguag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LCOO</text:p>
          </table:table-cell>
          <table:table-cell table:style-name="ce1" office:value-type="string">
            <text:p>CBC</text:p>
          </table:table-cell>
          <table:table-cell table:style-name="ce1" office:value-type="string">
            <text:p>DIT</text:p>
          </table:table-cell>
          <table:table-cell table:style-name="ce1" office:value-type="string">
            <text:p>NOA</text:p>
          </table:table-cell>
          <table:table-cell table:style-name="ce1" office:value-type="string">
            <text:p>NOO</text:p>
          </table:table-cell>
          <table:table-cell table:style-name="ce1" office:value-type="string">
            <text:p>NOC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Photo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ppe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pyPhotoAspec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untViewsAspect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reateNew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SingleImage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FavouritesAspect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PhotoController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Handle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Data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Albu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Bytes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Data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Controller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Controller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rocessCop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rocess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CreensAspectE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Aspect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tartApplica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ddPhoto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pyPhotoAspec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untViewsAspect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FavouritesAspect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Contro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ViewController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Aspect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ddPhotoToAlbum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Thre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Accessor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Data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Controller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View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bstractController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Photo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pyPhotoHand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untViewEventHandler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ataModelEventHandler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FavoriteEventHandler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PhotoController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Instanti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Load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Controller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ViewControl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recedesHandl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rocessCop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rocess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egistr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AspectHandler</text:p>
          </table:table-cell>
          <table:table-cell office:value-type="float" office:value="83">
            <text:p>8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etPhoto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tartApplica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bstractController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ImageData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PhotoToAlbu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Typ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CommandAction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pyPhoto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untViewEventHandler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ataModelEventHandler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EditLabelCommand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FavoriteEventHand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PhotoController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Load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tworkSc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Label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Controller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ViewControlle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rocessCop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rocess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AspectHandler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Label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etPhoto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ReceiverController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ReceiverThre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SenderControl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tartApplica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bstractController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ImageData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PhotoToAlbu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Typ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CommandAction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pyPhotoHand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untViewEventHandler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ataModelEventHandler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EditLabelCommand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FavoriteEventHandler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PhotoController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Load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tworkSc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wLabel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Controller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ViewControlle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ViewScree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rocessCop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rocess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AspectHandler</text:p>
          </table:table-cell>
          <table:table-cell office:value-type="float" office:value="83">
            <text:p>8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AddPhoto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AddPhoto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Label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etPhoto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ReceiverController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ReceiverThre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SenderControl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tartApplica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ddPhoto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pyPhotoAspec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untViewsAspect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FavouritesAspect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Accessor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Util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ullAlbumDataReferenc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Contro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List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ViewController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Aspect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ITDModule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I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R7" table:style-name="ta1" table:print="false">
        <office:forms form:automatic-focus="false" form:apply-design-mode="false"/>
        <table:table-column table:style-name="co1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anguag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LCOO</text:p>
          </table:table-cell>
          <table:table-cell table:style-name="ce1" office:value-type="string">
            <text:p>CBC</text:p>
          </table:table-cell>
          <table:table-cell table:style-name="ce1" office:value-type="string">
            <text:p>DIT</text:p>
          </table:table-cell>
          <table:table-cell table:style-name="ce1" office:value-type="string">
            <text:p>NOA</text:p>
          </table:table-cell>
          <table:table-cell table:style-name="ce1" office:value-type="string">
            <text:p>NOO</text:p>
          </table:table-cell>
          <table:table-cell table:style-name="ce1" office:value-type="string">
            <text:p>NOC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Media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MediaToAlbum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NewMedia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NewMediaToAlbum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ppe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pyPhotoAspect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untViewsAspect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reateNew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SingleImage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FavouritesAspect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PhotoController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oToPreviou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Handle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Handle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Data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MediaAccess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itFor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Albu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Bytes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Data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ainUIMidl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Accessor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Controller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Data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ListScre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ListScreen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Util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sicAspect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sicPlayController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AndMusicAspect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Aspect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OrMusicAspe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Controller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layMediaScre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layMultiMedi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rocessCop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rocess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CreensAspectE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Aspect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electMediaCon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tartApplica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ddMedia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pyPhotoAspect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untViewsAspect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FavouritesAspect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MediaAccess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ainUIMidlet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ediaAccessor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ediaController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edia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ediaListScre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ediaUtil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usicAspect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AndMusicAspect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Aspect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OrMusicAspect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ViewControl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layMediaScre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Aspect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electMediaCon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ddMediaToAlbum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Thre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MediaAccessor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ediaAccessor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ediaController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ediaData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edia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ediaUti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ViewControl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ViewScre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layMediaScre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creenSingleton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electMediaCon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bstractController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MediaToAlbu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MediaToAlbum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NewMedia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pyPhotoHand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untViewEventHandler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ataModelEventHand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FavoriteEventHandler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PhotoController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oToPreviou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MediaAccess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Instanti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Load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ainUIMidl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Accessor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Controller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ListScree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List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View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usicAspectHandler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AndMusicAspectHand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AspectHandler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OrMusicEventHand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layMediaScre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recedesHandl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rocessCop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rocess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egistr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AspectHandler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electMediaCon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etPhoto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tartApplica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bstractController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ImageData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MediaToAlbum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MediaToAlbum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NewMedia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NewMediaToAlbum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Typ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CommandAction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pyPhoto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untViewEventHandler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ataModel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EditLabelCommand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FavoriteEventHand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PhotoController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oToPreviou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MediaAccess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Load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ainUIMidlet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Accessor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Controller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ListScree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List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ViewController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usicAspectHandler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tworkSc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Label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AndMusicAspec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AspectHandler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OrMusicEventHandl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layMediaScre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rocessCop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rocess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AspectHandler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Label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electMediaCon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etPhoto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ReceiverController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ReceiverThre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SenderControl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tartApplica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bstractController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ImageData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MediaToAlbum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MediaToAlbum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NewMedia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NewMediaToAlbum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Typ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CommandAction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pyPhotoHand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untViewEventHandler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ataModel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EditLabelCommand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FavoriteEventHandler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PhotoController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oToPreviou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MediaAccess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Load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ainUIMidlet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Accessor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Controller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ListScree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List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ViewController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usicAspectHandler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tworkSc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wLabel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AndMusicAspec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AspectHandler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OrMusicEventHandl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ViewScree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layMediaScre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rocessCop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rocess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AspectHandler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AddPhoto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AddPhoto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Label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electMediaCon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etPhoto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ReceiverController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ReceiverThre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SenderControl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tartApplica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ddMedia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pyPhotoAspect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untViewsAspect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FavouritesAspect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MediaAccess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ainUIMidlet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ediaAccessor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ediaController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edia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ediaListScre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ediaUtil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Aspect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AndMusicAspect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Aspect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OrMusicAspect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ViewControl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layMediaScre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Aspect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electMediaCon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el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ITDModule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ITDModule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ITDModule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I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R8" table:style-name="ta1" table:print="false">
        <office:forms form:automatic-focus="false" form:apply-design-mode="false"/>
        <table:table-column table:style-name="co9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anguag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LCOO</text:p>
          </table:table-cell>
          <table:table-cell table:style-name="ce1" office:value-type="string">
            <text:p>CBC</text:p>
          </table:table-cell>
          <table:table-cell table:style-name="ce1" office:value-type="string">
            <text:p>DIT</text:p>
          </table:table-cell>
          <table:table-cell table:style-name="ce1" office:value-type="string">
            <text:p>NOA</text:p>
          </table:table-cell>
          <table:table-cell table:style-name="ce1" office:value-type="string">
            <text:p>NOO</text:p>
          </table:table-cell>
          <table:table-cell table:style-name="ce1" office:value-type="string">
            <text:p>NOC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Media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MediaToAlbum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NewMedia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ddNewMediaToAlbum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ppe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apturePhotoAspect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aptureVideoAspect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aptureVideoScre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aptureVideoScreen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pyPhotoAndMusic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pyPhotoAndVide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pyPhotoAspect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pyPhotoTarget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ountViewsAspect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CreateNew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DeleteSingleImage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FavouritesAspect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Imag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etPhotoController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GoToPreviou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Handle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Handle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Handle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Handle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Data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MediaAccess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itFor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itFor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Albu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Bytes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DataFromRM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Load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ainUIMidl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Accessor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Controller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Data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ListScre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ListScreen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ediaUtil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sicAspect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sicPlayController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MusicPlayController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AndMusicAndVideo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AndMusicAspect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Aspect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OrMusicAspe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OrMusicOrVide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Controller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layMediaScre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layMultiMedi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layVideo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layVideoScre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rocessCop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Process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CreensAspectE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Aspect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electMediaCon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OrCapturePho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OrCapturePhotoOrVideo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StartApplica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Video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VideoAspect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VideoCaptureControl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office:value-type="string">
            <text:p>VideoMediaAccessor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ddMedia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apturePhotoAspect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aptureVideoAspect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aptureVideoScre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pyPhotoAndMus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pyPhotoAndVid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pyPhotoAspect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pyPhotoTarget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CountViewsAspect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FavouritesAspect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MediaAccess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ainUIMidlet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ediaAccessor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ediaController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edia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ediaListScre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ediaUtil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usicAspect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AndMusicAndVideo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AndMusicAspect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Aspect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OrMusicAspect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OrMusicOrVideo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ViewControl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layMediaScre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layVideo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PlayVideoScre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Aspect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electMediaCon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OrCapturePho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OrCapturePhotoOrVideo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Video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VideoAspect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VideoCaptureControl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office:value-type="string">
            <text:p>VideoMediaAccessor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ddMediaToAlbum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BaseThre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CaptureVideoScreen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MediaAccessor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ainUIMidlet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ediaAccessor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ediaController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ediaData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edia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ediaUti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View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hotoViewScre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layMediaScre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layVideoControl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PlayVideoScre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creenSingleton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electMediaController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Video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VideoCapture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ava</text:p>
          </table:table-cell>
          <table:table-cell office:value-type="string">
            <text:p>VideoMediaAccessor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bstractController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MediaToAlbu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MediaToAlbum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ddNewMedia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apturePhotoAspectHandler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aptureVideoAspec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aptureVideoSc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aptureVideo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pyPhotoAndMusicHand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pyPhotoAndVideoHand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pyPhotoHand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pyPhotoTarget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ountViewEventHandler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ataModelEventHand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FavoriteEventHandler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etPhotoController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GoToPreviou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MediaAccess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Instanti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Load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ainUIMidl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Accessor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Controller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ListScree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List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ediaView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Mode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usicAspectHandler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AndMusicAndVideoAspectHandl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AndMusicAspectHand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AspectHandler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OrMusicEventHand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OrMusicOrVideoEventHand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layMediaScre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layMedia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layVideo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layVideoScre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layVideo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recedesHandl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rocessCop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Process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egistr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AspectHandler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electMediaCon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etPhoto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OrCapturePhotoHandl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OrCapturePhotoOrVideoHandler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StartApplica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Video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VideoAspectHandler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VideoCaptureControl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VideoMediaAccessor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bstractController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ImageData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MediaToAlbum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MediaToAlbum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NewMedia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ddNewMediaToAlbum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apturePhotoAspec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aptureVideoAspec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aptureVideoSc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aptureVideo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mmandTyp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CommandAction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pyPhotoAndMusicHand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pyPhotoAndVideoHand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pyPhoto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pyPhotoTarget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ountViewEventHandler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ataModel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EditLabelCommand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FavoriteEventHandl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etPhotoController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GoToPreviou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MediaAccess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Load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ainUIMidlet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Accessor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Controller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ListScree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List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ediaViewController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usicAspectHandler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tworkSc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Label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AndMusicAndVideoAspec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AndMusicAspec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AspectHandler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OrMusicEventHandl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OrMusicOrVideoEventHandl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layMediaScre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layMedia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layVideo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layVideoScre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layVideo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rocessCop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Process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AspectHandl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AddPhoto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aveLabel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electMediaControl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etPhoto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OrCapturePhotoHandl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OrCapturePhotoOrVideoHand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ReceiverControll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ReceiverThre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SenderControl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StartApplica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Video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VideoAspectHandler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VideoCaptureControl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VideoMediaAccessor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bstractController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ImageData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MediaToAlbum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MediaToAlbum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NewMedia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ddNewMediaToAlbum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lbumListScre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AppendImage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apturePhotoAspectHandler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aptureVideoAspec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aptureVideoSc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aptureVideo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Ac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mmandTyp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CommandAc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CommandAction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pyPhotoAndMusicHand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pyPhotoAndVideoHand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pyPhotoHand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pyPhotoTarget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ountViewEventHandler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Create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ataModelEven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Imag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DeletePhotoAlbum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EditLabelCommandExcep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FavoriteEventHandler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Album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BytesFromImageInfo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FromRecordStore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InfoFromByt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ImageNames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etPhotoController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GoToPrevious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MediaAccess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itMenu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Load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ainUIMidlet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Accessor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Controller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ListScree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List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Uti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ediaViewController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usicAspectHandler</text:p>
          </table:table-cell>
          <table:table-cell office:value-type="float" office:value="78">
            <text:p>7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tworkScr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wLabelScre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NewPhotoView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ersisteFavoritesEventHandl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AndMusicAndVideoAspec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AndMusicAspectHandl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AspectHandler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OrMusicEventHandl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OrMusicOrVideoEventHandl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ViewScree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hotoView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layMediaScre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layMedia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layVideo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layVideoScre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layVideoScreenCreate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rocessCopy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Process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ad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adInternalImageAsByteArray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cordStore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ResetImageData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AspectHandler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AddPhotoCommand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AddPhoto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CommandExceptio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aveLabelCommand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creensEventHand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electMediaCon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etPhotoScreen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howImage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howImageList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OrCapturePhotoHandl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OrCapturePhotoOrVideoHandler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ReceiverController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ReceiverThre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SenderControl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StartApplicationEven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pdateImageInfoEv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Video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VideoAspectHandler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VideoCaptureControl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VideoMediaAccessor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office:value-type="string">
            <text:p>utilEventHandl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bstractController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ddMediaToAlb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Data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AlbumListScre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Base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BaseMessaging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apturePhotoAspect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aptureVideoAspect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aptureVideoScre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Constan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AspectE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Interfac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pyPhotoAndMus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pyPhotoAndVid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pyPhotoAspect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pyPhotoTarget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untViewsAspect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elAspectE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FavouritesAspect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MediaAccess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NotFoun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magePathNotValid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Array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Data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ImageFormat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InvalidPhotoAlbumName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ainUIMidlet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ediaAccessor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ediaController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ediaDat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ediaList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ediaListScre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ediaUtil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ltiMediaD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Aspect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MediaAccess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MediaUti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Play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etwork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NewLabelSc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OptionalFeatureAspec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ersisteFavoritesAspe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ersistenceMechanis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AndMusicAndVideo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AndMusicAspect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Aspect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OrMusicAspect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OrMusicOrVideo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ViewControl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ViewScre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layMediaScre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layVideoControll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layVideoScre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AspectE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Aspect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inglet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electMediaControll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electTypeOfMedi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OrCapturePho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Messaging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OrCapturePhotoOrVideo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ReceiverControll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ReceiverThre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SenderControll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SenderThread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plashScree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navailablePhotoAlbumExcep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AspectE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VideoAlbumDa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VideoAspect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VideoCaptureControl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VideoMediaAccessor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Video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PhotoMusicVideoModule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DataModel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OrCaptureITDModule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MusicVideoITDModule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ITDModule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pyPhotoITDModule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aptureVideoITDModule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apturePhotoITDModule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I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Controller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MS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Util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Open Modules</text:p>
          </table:table-cell>
          <table:table-cell office:value-type="string">
            <text:p>ScreensModule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R1 Summary" table:style-name="ta1" table:print="false">
        <office:forms form:automatic-focus="false" form:apply-design-mode="false"/>
        <table:table-column table:style-name="co16" table:default-cell-style-name="ce2"/>
        <table:table-column table:style-name="co17" table:number-columns-repeated="6" table:default-cell-style-name="Default"/>
        <table:table-row table:style-name="ro1">
          <table:table-cell table:style-name="ce1" office:value-type="string">
            <text:p>R1</text:p>
          </table:table-cell>
          <table:table-cell table:style-name="ce3" office:value-type="string">
            <text:p>LCOO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DIT</text:p>
          </table:table-cell>
          <table:table-cell table:style-name="ce3" office:value-type="string">
            <text:p>NOA</text:p>
          </table:table-cell>
          <table:table-cell table:style-name="ce3" office:value-type="string">
            <text:p>NOO</text:p>
          </table:table-cell>
          <table:table-cell table:style-name="ce3" office:value-type="string">
            <text:p>NOC</text:p>
          </table:table-cell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Sum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5" table:formula="of:=SUMIF(INDIRECT([.$A$1]&amp;&quot;.A2:&quot;&amp;[.$A$1]&amp;&quot;.A1000&quot;);&quot;=&quot;&amp;[.$A3];INDIRECT([.$A$1]&amp;&quot;.C2:&quot;&amp;[.$A$1]&amp;&quot;.C1000&quot;))" office:value-type="float" office:value="147">
            <text:p>147</text:p>
          </table:table-cell>
          <table:table-cell table:style-name="ce5" table:formula="of:=SUMIF(INDIRECT([.$A$1]&amp;&quot;.A2:&quot;&amp;[.$A$1]&amp;&quot;.A1000&quot;);&quot;=&quot;&amp;[.$A3];INDIRECT([.$A$1]&amp;&quot;.D2:&quot;&amp;[.$A$1]&amp;&quot;.D1000&quot;))" office:value-type="float" office:value="19">
            <text:p>19</text:p>
          </table:table-cell>
          <table:table-cell table:style-name="ce5" table:formula="of:=SUMIF(INDIRECT([.$A$1]&amp;&quot;.A2:&quot;&amp;[.$A$1]&amp;&quot;.A1000&quot;);&quot;=&quot;&amp;[.$A3];INDIRECT([.$A$1]&amp;&quot;.E2:&quot;&amp;[.$A$1]&amp;&quot;.E1000&quot;))" office:value-type="float" office:value="22">
            <text:p>22</text:p>
          </table:table-cell>
          <table:table-cell table:style-name="ce5" table:formula="of:=SUMIF(INDIRECT([.$A$1]&amp;&quot;.A2:&quot;&amp;[.$A$1]&amp;&quot;.A1000&quot;);&quot;=&quot;&amp;[.$A3];INDIRECT([.$A$1]&amp;&quot;.F2:&quot;&amp;[.$A$1]&amp;&quot;.F1000&quot;))" office:value-type="float" office:value="56">
            <text:p>56</text:p>
          </table:table-cell>
          <table:table-cell table:style-name="ce5" table:formula="of:=SUMIF(INDIRECT([.$A$1]&amp;&quot;.A2:&quot;&amp;[.$A$1]&amp;&quot;.A1000&quot;);&quot;=&quot;&amp;[.$A3];INDIRECT([.$A$1]&amp;&quot;.G2:&quot;&amp;[.$A$1]&amp;&quot;.G1000&quot;))" office:value-type="float" office:value="92">
            <text:p>92</text:p>
          </table:table-cell>
          <table:table-cell table:style-name="ce5" table:formula="of:=SUMIF(INDIRECT([.$A$1]&amp;&quot;.A2:&quot;&amp;[.$A$1]&amp;&quot;.A1000&quot;);&quot;=&quot;&amp;[.$A3];INDIRECT([.$A$1]&amp;&quot;.H2:&quot;&amp;[.$A$1]&amp;&quot;.H1000&quot;))"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table:style-name="ce5" table:formula="of:=SUMIF(INDIRECT([.$A$1]&amp;&quot;.A2:&quot;&amp;[.$A$1]&amp;&quot;.A1000&quot;);&quot;=&quot;&amp;[.$A4];INDIRECT([.$A$1]&amp;&quot;.C2:&quot;&amp;[.$A$1]&amp;&quot;.C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4];INDIRECT([.$A$1]&amp;&quot;.D2:&quot;&amp;[.$A$1]&amp;&quot;.D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4];INDIRECT([.$A$1]&amp;&quot;.E2:&quot;&amp;[.$A$1]&amp;&quot;.E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4];INDIRECT([.$A$1]&amp;&quot;.F2:&quot;&amp;[.$A$1]&amp;&quot;.F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4];INDIRECT([.$A$1]&amp;&quot;.G2:&quot;&amp;[.$A$1]&amp;&quot;.G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4];INDIRECT([.$A$1]&amp;&quot;.H2:&quot;&amp;[.$A$1]&amp;&quot;.H1000&quot;))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table:style-name="ce5" table:formula="of:=SUMIF(INDIRECT([.$A$1]&amp;&quot;.A2:&quot;&amp;[.$A$1]&amp;&quot;.A1000&quot;);&quot;=&quot;&amp;[.$A5];INDIRECT([.$A$1]&amp;&quot;.C2:&quot;&amp;[.$A$1]&amp;&quot;.C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5];INDIRECT([.$A$1]&amp;&quot;.D2:&quot;&amp;[.$A$1]&amp;&quot;.D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5];INDIRECT([.$A$1]&amp;&quot;.E2:&quot;&amp;[.$A$1]&amp;&quot;.E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5];INDIRECT([.$A$1]&amp;&quot;.F2:&quot;&amp;[.$A$1]&amp;&quot;.F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5];INDIRECT([.$A$1]&amp;&quot;.G2:&quot;&amp;[.$A$1]&amp;&quot;.G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5];INDIRECT([.$A$1]&amp;&quot;.H2:&quot;&amp;[.$A$1]&amp;&quot;.H1000&quot;))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table:style-name="ce5" table:formula="of:=SUMIF(INDIRECT([.$A$1]&amp;&quot;.A2:&quot;&amp;[.$A$1]&amp;&quot;.A1000&quot;);&quot;=&quot;&amp;[.$A6];INDIRECT([.$A$1]&amp;&quot;.C2:&quot;&amp;[.$A$1]&amp;&quot;.C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6];INDIRECT([.$A$1]&amp;&quot;.D2:&quot;&amp;[.$A$1]&amp;&quot;.D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6];INDIRECT([.$A$1]&amp;&quot;.E2:&quot;&amp;[.$A$1]&amp;&quot;.E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6];INDIRECT([.$A$1]&amp;&quot;.F2:&quot;&amp;[.$A$1]&amp;&quot;.F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6];INDIRECT([.$A$1]&amp;&quot;.G2:&quot;&amp;[.$A$1]&amp;&quot;.G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6];INDIRECT([.$A$1]&amp;&quot;.H2:&quot;&amp;[.$A$1]&amp;&quot;.H1000&quot;))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table:style-name="ce5" table:formula="of:=SUMIF(INDIRECT([.$A$1]&amp;&quot;.A2:&quot;&amp;[.$A$1]&amp;&quot;.A1000&quot;);&quot;=&quot;&amp;[.$A7];INDIRECT([.$A$1]&amp;&quot;.C2:&quot;&amp;[.$A$1]&amp;&quot;.C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7];INDIRECT([.$A$1]&amp;&quot;.D2:&quot;&amp;[.$A$1]&amp;&quot;.D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7];INDIRECT([.$A$1]&amp;&quot;.E2:&quot;&amp;[.$A$1]&amp;&quot;.E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7];INDIRECT([.$A$1]&amp;&quot;.F2:&quot;&amp;[.$A$1]&amp;&quot;.F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7];INDIRECT([.$A$1]&amp;&quot;.G2:&quot;&amp;[.$A$1]&amp;&quot;.G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7];INDIRECT([.$A$1]&amp;&quot;.H2:&quot;&amp;[.$A$1]&amp;&quot;.H1000&quot;))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table:style-name="ce5" table:formula="of:=SUMIF(INDIRECT([.$A$1]&amp;&quot;.A2:&quot;&amp;[.$A$1]&amp;&quot;.A1000&quot;);&quot;=&quot;&amp;[.$A8];INDIRECT([.$A$1]&amp;&quot;.C2:&quot;&amp;[.$A$1]&amp;&quot;.C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8];INDIRECT([.$A$1]&amp;&quot;.D2:&quot;&amp;[.$A$1]&amp;&quot;.D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8];INDIRECT([.$A$1]&amp;&quot;.E2:&quot;&amp;[.$A$1]&amp;&quot;.E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8];INDIRECT([.$A$1]&amp;&quot;.F2:&quot;&amp;[.$A$1]&amp;&quot;.F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8];INDIRECT([.$A$1]&amp;&quot;.G2:&quot;&amp;[.$A$1]&amp;&quot;.G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8];INDIRECT([.$A$1]&amp;&quot;.H2:&quot;&amp;[.$A$1]&amp;&quot;.H1000&quot;))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table:style-name="ce5" table:formula="of:=SUMIF(INDIRECT([.$A$1]&amp;&quot;.A2:&quot;&amp;[.$A$1]&amp;&quot;.A1000&quot;);&quot;=&quot;&amp;[.$A9];INDIRECT([.$A$1]&amp;&quot;.C2:&quot;&amp;[.$A$1]&amp;&quot;.C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9];INDIRECT([.$A$1]&amp;&quot;.D2:&quot;&amp;[.$A$1]&amp;&quot;.D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9];INDIRECT([.$A$1]&amp;&quot;.E2:&quot;&amp;[.$A$1]&amp;&quot;.E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9];INDIRECT([.$A$1]&amp;&quot;.F2:&quot;&amp;[.$A$1]&amp;&quot;.F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9];INDIRECT([.$A$1]&amp;&quot;.G2:&quot;&amp;[.$A$1]&amp;&quot;.G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9];INDIRECT([.$A$1]&amp;&quot;.H2:&quot;&amp;[.$A$1]&amp;&quot;.H1000&quot;)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Average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formula="of:=[.B3]/[.$B39]" office:value-type="float" office:value="9.8">
            <text:p>9.8</text:p>
          </table:table-cell>
          <table:table-cell table:formula="of:=[.C3]/[.$B39]" office:value-type="float" office:value="1.26666666666667">
            <text:p>1.27</text:p>
          </table:table-cell>
          <table:table-cell table:formula="of:=[.D3]/[.$B39]" office:value-type="float" office:value="1.46666666666667">
            <text:p>1.47</text:p>
          </table:table-cell>
          <table:table-cell table:formula="of:=[.E3]/[.$B39]" office:value-type="float" office:value="3.73333333333333">
            <text:p>3.73</text:p>
          </table:table-cell>
          <table:table-cell table:formula="of:=[.F3]/[.$B39]" office:value-type="float" office:value="6.13333333333333">
            <text:p>6.13</text:p>
          </table:table-cell>
          <table:table-cell table:formula="of:=[.G3]/[.$B39]" office:value-type="float" office:value="0.0666666666666667">
            <text:p>0.07</text:p>
          </table:table-cell>
        </table:table-row>
        <table:table-row table:style-name="ro2">
          <table:table-cell office:value-type="string">
            <text:p>AspectJ</text:p>
          </table:table-cell>
          <table:table-cell table:formula="of:=[.B4]/[.$B40]" office:value-type="float" office:value="0">
            <text:p>#DIV/0!</text:p>
          </table:table-cell>
          <table:table-cell table:formula="of:=[.C4]/[.$B40]" office:value-type="float" office:value="0">
            <text:p>#DIV/0!</text:p>
          </table:table-cell>
          <table:table-cell table:formula="of:=[.D4]/[.$B40]" office:value-type="float" office:value="0">
            <text:p>#DIV/0!</text:p>
          </table:table-cell>
          <table:table-cell table:formula="of:=[.E4]/[.$B40]" office:value-type="float" office:value="0">
            <text:p>#DIV/0!</text:p>
          </table:table-cell>
          <table:table-cell table:formula="of:=[.F4]/[.$B40]" office:value-type="float" office:value="0">
            <text:p>#DIV/0!</text:p>
          </table:table-cell>
          <table:table-cell table:formula="of:=[.G4]/[.$B40]" office:value-type="float" office:value="0">
            <text:p>#DIV/0!</text:p>
          </table:table-cell>
        </table:table-row>
        <table:table-row table:style-name="ro2">
          <table:table-cell office:value-type="string">
            <text:p>@AspectJ</text:p>
          </table:table-cell>
          <table:table-cell table:formula="of:=[.B5]/[.$B41]" office:value-type="float" office:value="0">
            <text:p>#DIV/0!</text:p>
          </table:table-cell>
          <table:table-cell table:formula="of:=[.C5]/[.$B41]" office:value-type="float" office:value="0">
            <text:p>#DIV/0!</text:p>
          </table:table-cell>
          <table:table-cell table:formula="of:=[.D5]/[.$B41]" office:value-type="float" office:value="0">
            <text:p>#DIV/0!</text:p>
          </table:table-cell>
          <table:table-cell table:formula="of:=[.E5]/[.$B41]" office:value-type="float" office:value="0">
            <text:p>#DIV/0!</text:p>
          </table:table-cell>
          <table:table-cell table:formula="of:=[.F5]/[.$B41]" office:value-type="float" office:value="0">
            <text:p>#DIV/0!</text:p>
          </table:table-cell>
          <table:table-cell table:formula="of:=[.G5]/[.$B41]" office:value-type="float" office:value="0">
            <text:p>#DIV/0!</text:p>
          </table:table-cell>
        </table:table-row>
        <table:table-row table:style-name="ro1">
          <table:table-cell office:value-type="string">
            <text:p>Ptolemy</text:p>
          </table:table-cell>
          <table:table-cell table:formula="of:=[.B6]/[.$B42]" office:value-type="float" office:value="0">
            <text:p>#DIV/0!</text:p>
          </table:table-cell>
          <table:table-cell table:formula="of:=[.C6]/[.$B42]" office:value-type="float" office:value="0">
            <text:p>#DIV/0!</text:p>
          </table:table-cell>
          <table:table-cell table:formula="of:=[.D6]/[.$B42]" office:value-type="float" office:value="0">
            <text:p>#DIV/0!</text:p>
          </table:table-cell>
          <table:table-cell table:formula="of:=[.E6]/[.$B42]" office:value-type="float" office:value="0">
            <text:p>#DIV/0!</text:p>
          </table:table-cell>
          <table:table-cell table:formula="of:=[.F6]/[.$B42]" office:value-type="float" office:value="0">
            <text:p>#DIV/0!</text:p>
          </table:table-cell>
          <table:table-cell table:formula="of:=[.G6]/[.$B42]" office:value-type="float" office:value="0">
            <text:p>#DIV/0!</text:p>
          </table:table-cell>
        </table:table-row>
        <table:table-row table:style-name="ro2">
          <table:table-cell office:value-type="string">
            <text:p>PtolemyNoITD</text:p>
          </table:table-cell>
          <table:table-cell table:formula="of:=[.B7]/[.$B43]" office:value-type="float" office:value="0">
            <text:p>#DIV/0!</text:p>
          </table:table-cell>
          <table:table-cell table:formula="of:=[.C7]/[.$B43]" office:value-type="float" office:value="0">
            <text:p>#DIV/0!</text:p>
          </table:table-cell>
          <table:table-cell table:formula="of:=[.D7]/[.$B43]" office:value-type="float" office:value="0">
            <text:p>#DIV/0!</text:p>
          </table:table-cell>
          <table:table-cell table:formula="of:=[.E7]/[.$B43]" office:value-type="float" office:value="0">
            <text:p>#DIV/0!</text:p>
          </table:table-cell>
          <table:table-cell table:formula="of:=[.F7]/[.$B43]" office:value-type="float" office:value="0">
            <text:p>#DIV/0!</text:p>
          </table:table-cell>
          <table:table-cell table:formula="of:=[.G7]/[.$B43]" office:value-type="float" office:value="0">
            <text:p>#DIV/0!</text:p>
          </table:table-cell>
        </table:table-row>
        <table:table-row table:style-name="ro2">
          <table:table-cell office:value-type="string">
            <text:p>PtolemyITD</text:p>
          </table:table-cell>
          <table:table-cell table:formula="of:=[.B8]/[.$B44]" office:value-type="float" office:value="0">
            <text:p>#DIV/0!</text:p>
          </table:table-cell>
          <table:table-cell table:formula="of:=[.C8]/[.$B44]" office:value-type="float" office:value="0">
            <text:p>#DIV/0!</text:p>
          </table:table-cell>
          <table:table-cell table:formula="of:=[.D8]/[.$B44]" office:value-type="float" office:value="0">
            <text:p>#DIV/0!</text:p>
          </table:table-cell>
          <table:table-cell table:formula="of:=[.E8]/[.$B44]" office:value-type="float" office:value="0">
            <text:p>#DIV/0!</text:p>
          </table:table-cell>
          <table:table-cell table:formula="of:=[.F8]/[.$B44]" office:value-type="float" office:value="0">
            <text:p>#DIV/0!</text:p>
          </table:table-cell>
          <table:table-cell table:formula="of:=[.G8]/[.$B44]" office:value-type="float" office:value="0">
            <text:p>#DIV/0!</text:p>
          </table:table-cell>
        </table:table-row>
        <table:table-row table:style-name="ro1">
          <table:table-cell office:value-type="string">
            <text:p>Open Modules</text:p>
          </table:table-cell>
          <table:table-cell table:formula="of:=[.B9]/[.$B45]" office:value-type="float" office:value="0">
            <text:p>#DIV/0!</text:p>
          </table:table-cell>
          <table:table-cell table:formula="of:=[.C9]/[.$B45]" office:value-type="float" office:value="0">
            <text:p>#DIV/0!</text:p>
          </table:table-cell>
          <table:table-cell table:formula="of:=[.D9]/[.$B45]" office:value-type="float" office:value="0">
            <text:p>#DIV/0!</text:p>
          </table:table-cell>
          <table:table-cell table:formula="of:=[.E9]/[.$B45]" office:value-type="float" office:value="0">
            <text:p>#DIV/0!</text:p>
          </table:table-cell>
          <table:table-cell table:formula="of:=[.F9]/[.$B45]" office:value-type="float" office:value="0">
            <text:p>#DIV/0!</text:p>
          </table:table-cell>
          <table:table-cell table:formula="of:=[.G9]/[.$B4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ax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C2:&quot;&amp;[.$A$1]&amp;&quot;.C1000&quot;);0))" office:value-type="float" office:value="58">
            <text:p>58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D2:&quot;&amp;[.$A$1]&amp;&quot;.D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E2:&quot;&amp;[.$A$1]&amp;&quot;.E1000&quot;);0))" office:value-type="float" office:value="2">
            <text:p>2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G2:&quot;&amp;[.$A$1]&amp;&quot;.G1000&quot;);0))" office:value-type="float" office:value="19">
            <text:p>19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H2:&quot;&amp;[.$A$1]&amp;&quot;.H1000&quot;);0))" office:value-type="float" office:value="1">
            <text:p>1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in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Number of Components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6" table:formula="of:=COUNTIF(INDIRECT([.$A$1]&amp;&quot;.A2:&quot;&amp;[.$A$1]&amp;&quot;.A1000&quot;);&quot;=&quot;&amp;[.A39])" office:value-type="float" office:value="15" table:number-columns-spanned="6" table:number-rows-spanned="1">
            <text:p>15</text:p>
          </table:table-cell>
          <table:covered-table-cell table:number-columns-repeated="5"/>
        </table:table-row>
        <table:table-row table:style-name="ro2">
          <table:table-cell office:value-type="string">
            <text:p>AspectJ</text:p>
          </table:table-cell>
          <table:table-cell table:style-name="ce6" table:formula="of:=COUNTIF(INDIRECT([.$A$1]&amp;&quot;.A2:&quot;&amp;[.$A$1]&amp;&quot;.A1000&quot;);&quot;=&quot;&amp;[.A40])" office:value-type="float" office:value="0" table:number-columns-spanned="6" table:number-rows-spanned="1">
            <text:p>0</text:p>
          </table:table-cell>
          <table:covered-table-cell table:number-columns-repeated="5"/>
        </table:table-row>
        <table:table-row table:style-name="ro2">
          <table:table-cell office:value-type="string">
            <text:p>@AspectJ</text:p>
          </table:table-cell>
          <table:table-cell table:style-name="ce6" table:formula="of:=COUNTIF(INDIRECT([.$A$1]&amp;&quot;.A2:&quot;&amp;[.$A$1]&amp;&quot;.A1000&quot;);&quot;=&quot;&amp;[.A41])" office:value-type="float" office:value="0" table:number-columns-spanned="6" table:number-rows-spanned="1">
            <text:p>0</text:p>
          </table:table-cell>
          <table:covered-table-cell table:number-columns-repeated="5"/>
        </table:table-row>
        <table:table-row table:style-name="ro1">
          <table:table-cell office:value-type="string">
            <text:p>Ptolemy</text:p>
          </table:table-cell>
          <table:table-cell table:style-name="ce6" table:formula="of:=COUNTIF(INDIRECT([.$A$1]&amp;&quot;.A2:&quot;&amp;[.$A$1]&amp;&quot;.A1000&quot;);&quot;=&quot;&amp;[.A42])" office:value-type="float" office:value="0" table:number-columns-spanned="6" table:number-rows-spanned="1">
            <text:p>0</text:p>
          </table:table-cell>
          <table:covered-table-cell table:number-columns-repeated="5"/>
        </table:table-row>
        <table:table-row table:style-name="ro2">
          <table:table-cell office:value-type="string">
            <text:p>PtolemyNoITD</text:p>
          </table:table-cell>
          <table:table-cell table:style-name="ce6" table:formula="of:=COUNTIF(INDIRECT([.$A$1]&amp;&quot;.A2:&quot;&amp;[.$A$1]&amp;&quot;.A1000&quot;);&quot;=&quot;&amp;[.A43])" office:value-type="float" office:value="0" table:number-columns-spanned="6" table:number-rows-spanned="1">
            <text:p>0</text:p>
          </table:table-cell>
          <table:covered-table-cell table:number-columns-repeated="5"/>
        </table:table-row>
        <table:table-row table:style-name="ro2">
          <table:table-cell office:value-type="string">
            <text:p>PtolemyITD</text:p>
          </table:table-cell>
          <table:table-cell table:style-name="ce6" table:formula="of:=COUNTIF(INDIRECT([.$A$1]&amp;&quot;.A2:&quot;&amp;[.$A$1]&amp;&quot;.A1000&quot;);&quot;=&quot;&amp;[.A44])" office:value-type="float" office:value="0" table:number-columns-spanned="6" table:number-rows-spanned="1">
            <text:p>0</text:p>
          </table:table-cell>
          <table:covered-table-cell table:number-columns-repeated="5"/>
        </table:table-row>
        <table:table-row table:style-name="ro1">
          <table:table-cell office:value-type="string">
            <text:p>Open Modules</text:p>
          </table:table-cell>
          <table:table-cell table:style-name="ce6" table:formula="of:=COUNTIF(INDIRECT([.$A$1]&amp;&quot;.A2:&quot;&amp;[.$A$1]&amp;&quot;.A1000&quot;);&quot;=&quot;&amp;[.A45])" office:value-type="float" office:value="0" table:number-columns-spanned="6" table:number-rows-spanned="1">
            <text:p>0</text:p>
          </table:table-cell>
          <table:covered-table-cell table:number-columns-repeated="5"/>
        </table:table-row>
      </table:table>
      <table:table table:name="R2 Summary" table:style-name="ta1" table:print="false">
        <office:forms form:automatic-focus="false" form:apply-design-mode="false"/>
        <table:table-column table:style-name="co16" table:default-cell-style-name="ce2"/>
        <table:table-column table:style-name="co17" table:number-columns-repeated="6" table:default-cell-style-name="Default"/>
        <table:table-row table:style-name="ro1">
          <table:table-cell table:style-name="ce1" office:value-type="string">
            <text:p>R2</text:p>
          </table:table-cell>
          <table:table-cell table:style-name="ce3" office:value-type="string">
            <text:p>LCOO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DIT</text:p>
          </table:table-cell>
          <table:table-cell table:style-name="ce3" office:value-type="string">
            <text:p>NOA</text:p>
          </table:table-cell>
          <table:table-cell table:style-name="ce3" office:value-type="string">
            <text:p>NOO</text:p>
          </table:table-cell>
          <table:table-cell table:style-name="ce3" office:value-type="string">
            <text:p>NOC</text:p>
          </table:table-cell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Sum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5" table:formula="of:=SUMIF(INDIRECT([.$A$1]&amp;&quot;.A2:&quot;&amp;[.$A$1]&amp;&quot;.A1000&quot;);&quot;=&quot;&amp;[.$A3];INDIRECT([.$A$1]&amp;&quot;.C2:&quot;&amp;[.$A$1]&amp;&quot;.C1000&quot;))" office:value-type="float" office:value="123">
            <text:p>123</text:p>
          </table:table-cell>
          <table:table-cell table:style-name="ce5" table:formula="of:=SUMIF(INDIRECT([.$A$1]&amp;&quot;.A2:&quot;&amp;[.$A$1]&amp;&quot;.A1000&quot;);&quot;=&quot;&amp;[.$A3];INDIRECT([.$A$1]&amp;&quot;.D2:&quot;&amp;[.$A$1]&amp;&quot;.D1000&quot;))" office:value-type="float" office:value="32">
            <text:p>32</text:p>
          </table:table-cell>
          <table:table-cell table:style-name="ce5" table:formula="of:=SUMIF(INDIRECT([.$A$1]&amp;&quot;.A2:&quot;&amp;[.$A$1]&amp;&quot;.A1000&quot;);&quot;=&quot;&amp;[.$A3];INDIRECT([.$A$1]&amp;&quot;.E2:&quot;&amp;[.$A$1]&amp;&quot;.E1000&quot;))" office:value-type="float" office:value="43">
            <text:p>43</text:p>
          </table:table-cell>
          <table:table-cell table:style-name="ce5" table:formula="of:=SUMIF(INDIRECT([.$A$1]&amp;&quot;.A2:&quot;&amp;[.$A$1]&amp;&quot;.A1000&quot;);&quot;=&quot;&amp;[.$A3];INDIRECT([.$A$1]&amp;&quot;.F2:&quot;&amp;[.$A$1]&amp;&quot;.F1000&quot;))" office:value-type="float" office:value="62">
            <text:p>62</text:p>
          </table:table-cell>
          <table:table-cell table:style-name="ce5" table:formula="of:=SUMIF(INDIRECT([.$A$1]&amp;&quot;.A2:&quot;&amp;[.$A$1]&amp;&quot;.A1000&quot;);&quot;=&quot;&amp;[.$A3];INDIRECT([.$A$1]&amp;&quot;.G2:&quot;&amp;[.$A$1]&amp;&quot;.G1000&quot;))" office:value-type="float" office:value="124">
            <text:p>124</text:p>
          </table:table-cell>
          <table:table-cell table:style-name="ce5" table:formula="of:=SUMIF(INDIRECT([.$A$1]&amp;&quot;.A2:&quot;&amp;[.$A$1]&amp;&quot;.A1000&quot;);&quot;=&quot;&amp;[.$A3];INDIRECT([.$A$1]&amp;&quot;.H2:&quot;&amp;[.$A$1]&amp;&quot;.H1000&quot;))" office:value-type="float" office:value="4">
            <text:p>4</text:p>
          </table:table-cell>
        </table:table-row>
        <table:table-row table:style-name="ro2">
          <table:table-cell office:value-type="string">
            <text:p>AspectJ</text:p>
          </table:table-cell>
          <table:table-cell table:style-name="ce5" table:formula="of:=SUMIF(INDIRECT([.$A$1]&amp;&quot;.A2:&quot;&amp;[.$A$1]&amp;&quot;.A1000&quot;);&quot;=&quot;&amp;[.$A4];INDIRECT([.$A$1]&amp;&quot;.C2:&quot;&amp;[.$A$1]&amp;&quot;.C1000&quot;))" office:value-type="float" office:value="147">
            <text:p>147</text:p>
          </table:table-cell>
          <table:table-cell table:style-name="ce5" table:formula="of:=SUMIF(INDIRECT([.$A$1]&amp;&quot;.A2:&quot;&amp;[.$A$1]&amp;&quot;.A1000&quot;);&quot;=&quot;&amp;[.$A4];INDIRECT([.$A$1]&amp;&quot;.D2:&quot;&amp;[.$A$1]&amp;&quot;.D1000&quot;))" office:value-type="float" office:value="35">
            <text:p>35</text:p>
          </table:table-cell>
          <table:table-cell table:style-name="ce5" table:formula="of:=SUMIF(INDIRECT([.$A$1]&amp;&quot;.A2:&quot;&amp;[.$A$1]&amp;&quot;.A1000&quot;);&quot;=&quot;&amp;[.$A4];INDIRECT([.$A$1]&amp;&quot;.E2:&quot;&amp;[.$A$1]&amp;&quot;.E1000&quot;))" office:value-type="float" office:value="46">
            <text:p>46</text:p>
          </table:table-cell>
          <table:table-cell table:style-name="ce5" table:formula="of:=SUMIF(INDIRECT([.$A$1]&amp;&quot;.A2:&quot;&amp;[.$A$1]&amp;&quot;.A1000&quot;);&quot;=&quot;&amp;[.$A4];INDIRECT([.$A$1]&amp;&quot;.F2:&quot;&amp;[.$A$1]&amp;&quot;.F1000&quot;))" office:value-type="float" office:value="62">
            <text:p>62</text:p>
          </table:table-cell>
          <table:table-cell table:style-name="ce5" table:formula="of:=SUMIF(INDIRECT([.$A$1]&amp;&quot;.A2:&quot;&amp;[.$A$1]&amp;&quot;.A1000&quot;);&quot;=&quot;&amp;[.$A4];INDIRECT([.$A$1]&amp;&quot;.G2:&quot;&amp;[.$A$1]&amp;&quot;.G1000&quot;))" office:value-type="float" office:value="143">
            <text:p>143</text:p>
          </table:table-cell>
          <table:table-cell table:style-name="ce5" table:formula="of:=SUMIF(INDIRECT([.$A$1]&amp;&quot;.A2:&quot;&amp;[.$A$1]&amp;&quot;.A1000&quot;);&quot;=&quot;&amp;[.$A4];INDIRECT([.$A$1]&amp;&quot;.H2:&quot;&amp;[.$A$1]&amp;&quot;.H1000&quot;))" office:value-type="float" office:value="4">
            <text:p>4</text:p>
          </table:table-cell>
        </table:table-row>
        <table:table-row table:style-name="ro2">
          <table:table-cell office:value-type="string">
            <text:p>@AspectJ</text:p>
          </table:table-cell>
          <table:table-cell table:style-name="ce5" table:formula="of:=SUMIF(INDIRECT([.$A$1]&amp;&quot;.A2:&quot;&amp;[.$A$1]&amp;&quot;.A1000&quot;);&quot;=&quot;&amp;[.$A5];INDIRECT([.$A$1]&amp;&quot;.C2:&quot;&amp;[.$A$1]&amp;&quot;.C1000&quot;))" office:value-type="float" office:value="147">
            <text:p>147</text:p>
          </table:table-cell>
          <table:table-cell table:style-name="ce5" table:formula="of:=SUMIF(INDIRECT([.$A$1]&amp;&quot;.A2:&quot;&amp;[.$A$1]&amp;&quot;.A1000&quot;);&quot;=&quot;&amp;[.$A5];INDIRECT([.$A$1]&amp;&quot;.D2:&quot;&amp;[.$A$1]&amp;&quot;.D1000&quot;))" office:value-type="float" office:value="82">
            <text:p>82</text:p>
          </table:table-cell>
          <table:table-cell table:style-name="ce5" table:formula="of:=SUMIF(INDIRECT([.$A$1]&amp;&quot;.A2:&quot;&amp;[.$A$1]&amp;&quot;.A1000&quot;);&quot;=&quot;&amp;[.$A5];INDIRECT([.$A$1]&amp;&quot;.E2:&quot;&amp;[.$A$1]&amp;&quot;.E1000&quot;))" office:value-type="float" office:value="70">
            <text:p>70</text:p>
          </table:table-cell>
          <table:table-cell table:style-name="ce5" table:formula="of:=SUMIF(INDIRECT([.$A$1]&amp;&quot;.A2:&quot;&amp;[.$A$1]&amp;&quot;.A1000&quot;);&quot;=&quot;&amp;[.$A5];INDIRECT([.$A$1]&amp;&quot;.F2:&quot;&amp;[.$A$1]&amp;&quot;.F1000&quot;))" office:value-type="float" office:value="62">
            <text:p>62</text:p>
          </table:table-cell>
          <table:table-cell table:style-name="ce5" table:formula="of:=SUMIF(INDIRECT([.$A$1]&amp;&quot;.A2:&quot;&amp;[.$A$1]&amp;&quot;.A1000&quot;);&quot;=&quot;&amp;[.$A5];INDIRECT([.$A$1]&amp;&quot;.G2:&quot;&amp;[.$A$1]&amp;&quot;.G1000&quot;))" office:value-type="float" office:value="143">
            <text:p>143</text:p>
          </table:table-cell>
          <table:table-cell table:style-name="ce5" table:formula="of:=SUMIF(INDIRECT([.$A$1]&amp;&quot;.A2:&quot;&amp;[.$A$1]&amp;&quot;.A1000&quot;);&quot;=&quot;&amp;[.$A5];INDIRECT([.$A$1]&amp;&quot;.H2:&quot;&amp;[.$A$1]&amp;&quot;.H1000&quot;))" office:value-type="float" office:value="4">
            <text:p>4</text:p>
          </table:table-cell>
        </table:table-row>
        <table:table-row table:style-name="ro1">
          <table:table-cell office:value-type="string">
            <text:p>Ptolemy</text:p>
          </table:table-cell>
          <table:table-cell table:style-name="ce5" table:formula="of:=SUMIF(INDIRECT([.$A$1]&amp;&quot;.A2:&quot;&amp;[.$A$1]&amp;&quot;.A1000&quot;);&quot;=&quot;&amp;[.$A6];INDIRECT([.$A$1]&amp;&quot;.C2:&quot;&amp;[.$A$1]&amp;&quot;.C1000&quot;))" office:value-type="float" office:value="123">
            <text:p>123</text:p>
          </table:table-cell>
          <table:table-cell table:style-name="ce5" table:formula="of:=SUMIF(INDIRECT([.$A$1]&amp;&quot;.A2:&quot;&amp;[.$A$1]&amp;&quot;.A1000&quot;);&quot;=&quot;&amp;[.$A6];INDIRECT([.$A$1]&amp;&quot;.D2:&quot;&amp;[.$A$1]&amp;&quot;.D1000&quot;))" office:value-type="float" office:value="74">
            <text:p>74</text:p>
          </table:table-cell>
          <table:table-cell table:style-name="ce5" table:formula="of:=SUMIF(INDIRECT([.$A$1]&amp;&quot;.A2:&quot;&amp;[.$A$1]&amp;&quot;.A1000&quot;);&quot;=&quot;&amp;[.$A6];INDIRECT([.$A$1]&amp;&quot;.E2:&quot;&amp;[.$A$1]&amp;&quot;.E1000&quot;))" office:value-type="float" office:value="68">
            <text:p>68</text:p>
          </table:table-cell>
          <table:table-cell table:style-name="ce5" table:formula="of:=SUMIF(INDIRECT([.$A$1]&amp;&quot;.A2:&quot;&amp;[.$A$1]&amp;&quot;.A1000&quot;);&quot;=&quot;&amp;[.$A6];INDIRECT([.$A$1]&amp;&quot;.F2:&quot;&amp;[.$A$1]&amp;&quot;.F1000&quot;))" office:value-type="float" office:value="71">
            <text:p>71</text:p>
          </table:table-cell>
          <table:table-cell table:style-name="ce5" table:formula="of:=SUMIF(INDIRECT([.$A$1]&amp;&quot;.A2:&quot;&amp;[.$A$1]&amp;&quot;.A1000&quot;);&quot;=&quot;&amp;[.$A6];INDIRECT([.$A$1]&amp;&quot;.G2:&quot;&amp;[.$A$1]&amp;&quot;.G1000&quot;))" office:value-type="float" office:value="142">
            <text:p>142</text:p>
          </table:table-cell>
          <table:table-cell table:style-name="ce5" table:formula="of:=SUMIF(INDIRECT([.$A$1]&amp;&quot;.A2:&quot;&amp;[.$A$1]&amp;&quot;.A1000&quot;);&quot;=&quot;&amp;[.$A6];INDIRECT([.$A$1]&amp;&quot;.H2:&quot;&amp;[.$A$1]&amp;&quot;.H1000&quot;))" office:value-type="float" office:value="4">
            <text:p>4</text:p>
          </table:table-cell>
        </table:table-row>
        <table:table-row table:style-name="ro2">
          <table:table-cell office:value-type="string">
            <text:p>PtolemyNoITD</text:p>
          </table:table-cell>
          <table:table-cell table:style-name="ce5" table:formula="of:=SUMIF(INDIRECT([.$A$1]&amp;&quot;.A2:&quot;&amp;[.$A$1]&amp;&quot;.A1000&quot;);&quot;=&quot;&amp;[.$A7];INDIRECT([.$A$1]&amp;&quot;.C2:&quot;&amp;[.$A$1]&amp;&quot;.C1000&quot;))" office:value-type="float" office:value="178">
            <text:p>178</text:p>
          </table:table-cell>
          <table:table-cell table:style-name="ce5" table:formula="of:=SUMIF(INDIRECT([.$A$1]&amp;&quot;.A2:&quot;&amp;[.$A$1]&amp;&quot;.A1000&quot;);&quot;=&quot;&amp;[.$A7];INDIRECT([.$A$1]&amp;&quot;.D2:&quot;&amp;[.$A$1]&amp;&quot;.D1000&quot;))" office:value-type="float" office:value="91">
            <text:p>91</text:p>
          </table:table-cell>
          <table:table-cell table:style-name="ce5" table:formula="of:=SUMIF(INDIRECT([.$A$1]&amp;&quot;.A2:&quot;&amp;[.$A$1]&amp;&quot;.A1000&quot;);&quot;=&quot;&amp;[.$A7];INDIRECT([.$A$1]&amp;&quot;.E2:&quot;&amp;[.$A$1]&amp;&quot;.E1000&quot;))" office:value-type="float" office:value="70">
            <text:p>70</text:p>
          </table:table-cell>
          <table:table-cell table:style-name="ce5" table:formula="of:=SUMIF(INDIRECT([.$A$1]&amp;&quot;.A2:&quot;&amp;[.$A$1]&amp;&quot;.A1000&quot;);&quot;=&quot;&amp;[.$A7];INDIRECT([.$A$1]&amp;&quot;.F2:&quot;&amp;[.$A$1]&amp;&quot;.F1000&quot;))" office:value-type="float" office:value="81">
            <text:p>81</text:p>
          </table:table-cell>
          <table:table-cell table:style-name="ce5" table:formula="of:=SUMIF(INDIRECT([.$A$1]&amp;&quot;.A2:&quot;&amp;[.$A$1]&amp;&quot;.A1000&quot;);&quot;=&quot;&amp;[.$A7];INDIRECT([.$A$1]&amp;&quot;.G2:&quot;&amp;[.$A$1]&amp;&quot;.G1000&quot;))" office:value-type="float" office:value="149">
            <text:p>149</text:p>
          </table:table-cell>
          <table:table-cell table:style-name="ce5" table:formula="of:=SUMIF(INDIRECT([.$A$1]&amp;&quot;.A2:&quot;&amp;[.$A$1]&amp;&quot;.A1000&quot;);&quot;=&quot;&amp;[.$A7];INDIRECT([.$A$1]&amp;&quot;.H2:&quot;&amp;[.$A$1]&amp;&quot;.H1000&quot;))" office:value-type="float" office:value="4">
            <text:p>4</text:p>
          </table:table-cell>
        </table:table-row>
        <table:table-row table:style-name="ro2">
          <table:table-cell office:value-type="string">
            <text:p>PtolemyITD</text:p>
          </table:table-cell>
          <table:table-cell table:style-name="ce5" table:formula="of:=SUMIF(INDIRECT([.$A$1]&amp;&quot;.A2:&quot;&amp;[.$A$1]&amp;&quot;.A1000&quot;);&quot;=&quot;&amp;[.$A8];INDIRECT([.$A$1]&amp;&quot;.C2:&quot;&amp;[.$A$1]&amp;&quot;.C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8];INDIRECT([.$A$1]&amp;&quot;.D2:&quot;&amp;[.$A$1]&amp;&quot;.D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8];INDIRECT([.$A$1]&amp;&quot;.E2:&quot;&amp;[.$A$1]&amp;&quot;.E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8];INDIRECT([.$A$1]&amp;&quot;.F2:&quot;&amp;[.$A$1]&amp;&quot;.F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8];INDIRECT([.$A$1]&amp;&quot;.G2:&quot;&amp;[.$A$1]&amp;&quot;.G1000&quot;))" office:value-type="float" office:value="0">
            <text:p>0</text:p>
          </table:table-cell>
          <table:table-cell table:style-name="ce5" table:formula="of:=SUMIF(INDIRECT([.$A$1]&amp;&quot;.A2:&quot;&amp;[.$A$1]&amp;&quot;.A1000&quot;);&quot;=&quot;&amp;[.$A8];INDIRECT([.$A$1]&amp;&quot;.H2:&quot;&amp;[.$A$1]&amp;&quot;.H1000&quot;))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table:style-name="ce5" table:formula="of:=SUMIF(INDIRECT([.$A$1]&amp;&quot;.A2:&quot;&amp;[.$A$1]&amp;&quot;.A1000&quot;);&quot;=&quot;&amp;[.$A9];INDIRECT([.$A$1]&amp;&quot;.C2:&quot;&amp;[.$A$1]&amp;&quot;.C1000&quot;))" office:value-type="float" office:value="147">
            <text:p>147</text:p>
          </table:table-cell>
          <table:table-cell table:style-name="ce5" table:formula="of:=SUMIF(INDIRECT([.$A$1]&amp;&quot;.A2:&quot;&amp;[.$A$1]&amp;&quot;.A1000&quot;);&quot;=&quot;&amp;[.$A9];INDIRECT([.$A$1]&amp;&quot;.D2:&quot;&amp;[.$A$1]&amp;&quot;.D1000&quot;))" office:value-type="float" office:value="35">
            <text:p>35</text:p>
          </table:table-cell>
          <table:table-cell table:style-name="ce5" table:formula="of:=SUMIF(INDIRECT([.$A$1]&amp;&quot;.A2:&quot;&amp;[.$A$1]&amp;&quot;.A1000&quot;);&quot;=&quot;&amp;[.$A9];INDIRECT([.$A$1]&amp;&quot;.E2:&quot;&amp;[.$A$1]&amp;&quot;.E1000&quot;))" office:value-type="float" office:value="46">
            <text:p>46</text:p>
          </table:table-cell>
          <table:table-cell table:style-name="ce5" table:formula="of:=SUMIF(INDIRECT([.$A$1]&amp;&quot;.A2:&quot;&amp;[.$A$1]&amp;&quot;.A1000&quot;);&quot;=&quot;&amp;[.$A9];INDIRECT([.$A$1]&amp;&quot;.F2:&quot;&amp;[.$A$1]&amp;&quot;.F1000&quot;))" office:value-type="float" office:value="82">
            <text:p>82</text:p>
          </table:table-cell>
          <table:table-cell table:style-name="ce5" table:formula="of:=SUMIF(INDIRECT([.$A$1]&amp;&quot;.A2:&quot;&amp;[.$A$1]&amp;&quot;.A1000&quot;);&quot;=&quot;&amp;[.$A9];INDIRECT([.$A$1]&amp;&quot;.G2:&quot;&amp;[.$A$1]&amp;&quot;.G1000&quot;))" office:value-type="float" office:value="143">
            <text:p>143</text:p>
          </table:table-cell>
          <table:table-cell table:style-name="ce5" table:formula="of:=SUMIF(INDIRECT([.$A$1]&amp;&quot;.A2:&quot;&amp;[.$A$1]&amp;&quot;.A1000&quot;);&quot;=&quot;&amp;[.$A9];INDIRECT([.$A$1]&amp;&quot;.H2:&quot;&amp;[.$A$1]&amp;&quot;.H1000&quot;))" office:value-type="float" office:value="4">
            <text:p>4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Average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formula="of:=[.B3]/[.$B39]" office:value-type="float" office:value="5.125">
            <text:p>5.13</text:p>
          </table:table-cell>
          <table:table-cell table:formula="of:=[.C3]/[.$B39]" office:value-type="float" office:value="1.33333333333333">
            <text:p>1.33</text:p>
          </table:table-cell>
          <table:table-cell table:formula="of:=[.D3]/[.$B39]" office:value-type="float" office:value="1.79166666666667">
            <text:p>1.79</text:p>
          </table:table-cell>
          <table:table-cell table:formula="of:=[.E3]/[.$B39]" office:value-type="float" office:value="2.58333333333333">
            <text:p>2.58</text:p>
          </table:table-cell>
          <table:table-cell table:formula="of:=[.F3]/[.$B39]" office:value-type="float" office:value="5.16666666666667">
            <text:p>5.17</text:p>
          </table:table-cell>
          <table:table-cell table:formula="of:=[.G3]/[.$B39]" office:value-type="float" office:value="0.166666666666667">
            <text:p>0.17</text:p>
          </table:table-cell>
        </table:table-row>
        <table:table-row table:style-name="ro2">
          <table:table-cell office:value-type="string">
            <text:p>AspectJ</text:p>
          </table:table-cell>
          <table:table-cell table:formula="of:=[.B4]/[.$B40]" office:value-type="float" office:value="5.44444444444444">
            <text:p>5.44</text:p>
          </table:table-cell>
          <table:table-cell table:formula="of:=[.C4]/[.$B40]" office:value-type="float" office:value="1.2962962962963">
            <text:p>1.3</text:p>
          </table:table-cell>
          <table:table-cell table:formula="of:=[.D4]/[.$B40]" office:value-type="float" office:value="1.7037037037037">
            <text:p>1.7</text:p>
          </table:table-cell>
          <table:table-cell table:formula="of:=[.E4]/[.$B40]" office:value-type="float" office:value="2.2962962962963">
            <text:p>2.3</text:p>
          </table:table-cell>
          <table:table-cell table:formula="of:=[.F4]/[.$B40]" office:value-type="float" office:value="5.2962962962963">
            <text:p>5.3</text:p>
          </table:table-cell>
          <table:table-cell table:formula="of:=[.G4]/[.$B40]" office:value-type="float" office:value="0.148148148148148">
            <text:p>0.15</text:p>
          </table:table-cell>
        </table:table-row>
        <table:table-row table:style-name="ro2">
          <table:table-cell office:value-type="string">
            <text:p>@AspectJ</text:p>
          </table:table-cell>
          <table:table-cell table:formula="of:=[.B5]/[.$B41]" office:value-type="float" office:value="2.88235294117647">
            <text:p>2.88</text:p>
          </table:table-cell>
          <table:table-cell table:formula="of:=[.C5]/[.$B41]" office:value-type="float" office:value="1.6078431372549">
            <text:p>1.61</text:p>
          </table:table-cell>
          <table:table-cell table:formula="of:=[.D5]/[.$B41]" office:value-type="float" office:value="1.37254901960784">
            <text:p>1.37</text:p>
          </table:table-cell>
          <table:table-cell table:formula="of:=[.E5]/[.$B41]" office:value-type="float" office:value="1.2156862745098">
            <text:p>1.22</text:p>
          </table:table-cell>
          <table:table-cell table:formula="of:=[.F5]/[.$B41]" office:value-type="float" office:value="2.80392156862745">
            <text:p>2.8</text:p>
          </table:table-cell>
          <table:table-cell table:formula="of:=[.G5]/[.$B41]" office:value-type="float" office:value="0.0784313725490196">
            <text:p>0.08</text:p>
          </table:table-cell>
        </table:table-row>
        <table:table-row table:style-name="ro1">
          <table:table-cell office:value-type="string">
            <text:p>Ptolemy</text:p>
          </table:table-cell>
          <table:table-cell table:formula="of:=[.B6]/[.$B42]" office:value-type="float" office:value="2.61702127659574">
            <text:p>2.62</text:p>
          </table:table-cell>
          <table:table-cell table:formula="of:=[.C6]/[.$B42]" office:value-type="float" office:value="1.57446808510638">
            <text:p>1.57</text:p>
          </table:table-cell>
          <table:table-cell table:formula="of:=[.D6]/[.$B42]" office:value-type="float" office:value="1.4468085106383">
            <text:p>1.45</text:p>
          </table:table-cell>
          <table:table-cell table:formula="of:=[.E6]/[.$B42]" office:value-type="float" office:value="1.51063829787234">
            <text:p>1.51</text:p>
          </table:table-cell>
          <table:table-cell table:formula="of:=[.F6]/[.$B42]" office:value-type="float" office:value="3.02127659574468">
            <text:p>3.02</text:p>
          </table:table-cell>
          <table:table-cell table:formula="of:=[.G6]/[.$B42]" office:value-type="float" office:value="0.0851063829787234">
            <text:p>0.09</text:p>
          </table:table-cell>
        </table:table-row>
        <table:table-row table:style-name="ro2">
          <table:table-cell office:value-type="string">
            <text:p>PtolemyNoITD</text:p>
          </table:table-cell>
          <table:table-cell table:formula="of:=[.B7]/[.$B43]" office:value-type="float" office:value="3.56">
            <text:p>3.56</text:p>
          </table:table-cell>
          <table:table-cell table:formula="of:=[.C7]/[.$B43]" office:value-type="float" office:value="1.82">
            <text:p>1.82</text:p>
          </table:table-cell>
          <table:table-cell table:formula="of:=[.D7]/[.$B43]" office:value-type="float" office:value="1.4">
            <text:p>1.4</text:p>
          </table:table-cell>
          <table:table-cell table:formula="of:=[.E7]/[.$B43]" office:value-type="float" office:value="1.62">
            <text:p>1.62</text:p>
          </table:table-cell>
          <table:table-cell table:formula="of:=[.F7]/[.$B43]" office:value-type="float" office:value="2.98">
            <text:p>2.98</text:p>
          </table:table-cell>
          <table:table-cell table:formula="of:=[.G7]/[.$B43]" office:value-type="float" office:value="0.08">
            <text:p>0.08</text:p>
          </table:table-cell>
        </table:table-row>
        <table:table-row table:style-name="ro2">
          <table:table-cell office:value-type="string">
            <text:p>PtolemyITD</text:p>
          </table:table-cell>
          <table:table-cell table:formula="of:=[.B8]/[.$B44]" office:value-type="float" office:value="0">
            <text:p>#DIV/0!</text:p>
          </table:table-cell>
          <table:table-cell table:formula="of:=[.C8]/[.$B44]" office:value-type="float" office:value="0">
            <text:p>#DIV/0!</text:p>
          </table:table-cell>
          <table:table-cell table:formula="of:=[.D8]/[.$B44]" office:value-type="float" office:value="0">
            <text:p>#DIV/0!</text:p>
          </table:table-cell>
          <table:table-cell table:formula="of:=[.E8]/[.$B44]" office:value-type="float" office:value="0">
            <text:p>#DIV/0!</text:p>
          </table:table-cell>
          <table:table-cell table:formula="of:=[.F8]/[.$B44]" office:value-type="float" office:value="0">
            <text:p>#DIV/0!</text:p>
          </table:table-cell>
          <table:table-cell table:formula="of:=[.G8]/[.$B44]" office:value-type="float" office:value="0">
            <text:p>#DIV/0!</text:p>
          </table:table-cell>
        </table:table-row>
        <table:table-row table:style-name="ro1">
          <table:table-cell office:value-type="string">
            <text:p>Open Modules</text:p>
          </table:table-cell>
          <table:table-cell table:formula="of:=[.B9]/[.$B45]" office:value-type="float" office:value="4.74193548387097">
            <text:p>4.74</text:p>
          </table:table-cell>
          <table:table-cell table:formula="of:=[.C9]/[.$B45]" office:value-type="float" office:value="1.12903225806452">
            <text:p>1.13</text:p>
          </table:table-cell>
          <table:table-cell table:formula="of:=[.D9]/[.$B45]" office:value-type="float" office:value="1.48387096774194">
            <text:p>1.48</text:p>
          </table:table-cell>
          <table:table-cell table:formula="of:=[.E9]/[.$B45]" office:value-type="float" office:value="2.64516129032258">
            <text:p>2.65</text:p>
          </table:table-cell>
          <table:table-cell table:formula="of:=[.F9]/[.$B45]" office:value-type="float" office:value="4.61290322580645">
            <text:p>4.61</text:p>
          </table:table-cell>
          <table:table-cell table:formula="of:=[.G9]/[.$B45]" office:value-type="float" office:value="0.129032258064516">
            <text:p>0.13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ax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C2:&quot;&amp;[.$A$1]&amp;&quot;.C1000&quot;);0))" office:value-type="float" office:value="58">
            <text:p>58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D2:&quot;&amp;[.$A$1]&amp;&quot;.D1000&quot;);0))" office:value-type="float" office:value="9">
            <text:p>9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G2:&quot;&amp;[.$A$1]&amp;&quot;.G1000&quot;);0))" office:value-type="float" office:value="19">
            <text:p>19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H2:&quot;&amp;[.$A$1]&amp;&quot;.H1000&quot;);0))" office:value-type="float" office:value="3">
            <text:p>3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C2:&quot;&amp;[.$A$1]&amp;&quot;.C1000&quot;);0))" office:value-type="float" office:value="58">
            <text:p>58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D2:&quot;&amp;[.$A$1]&amp;&quot;.D1000&quot;);0))" office:value-type="float" office:value="9">
            <text:p>9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G2:&quot;&amp;[.$A$1]&amp;&quot;.G1000&quot;);0))" office:value-type="float" office:value="19">
            <text:p>19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H2:&quot;&amp;[.$A$1]&amp;&quot;.H1000&quot;);0))" office:value-type="float" office:value="3">
            <text:p>3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C2:&quot;&amp;[.$A$1]&amp;&quot;.C1000&quot;);0))" office:value-type="float" office:value="58">
            <text:p>58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D2:&quot;&amp;[.$A$1]&amp;&quot;.D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G2:&quot;&amp;[.$A$1]&amp;&quot;.G1000&quot;);0))" office:value-type="float" office:value="19">
            <text:p>19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H2:&quot;&amp;[.$A$1]&amp;&quot;.H1000&quot;);0))" office:value-type="float" office:value="3">
            <text:p>3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C2:&quot;&amp;[.$A$1]&amp;&quot;.C1000&quot;);0))" office:value-type="float" office:value="58">
            <text:p>58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D2:&quot;&amp;[.$A$1]&amp;&quot;.D1000&quot;);0))" office:value-type="float" office:value="15">
            <text:p>15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G2:&quot;&amp;[.$A$1]&amp;&quot;.G1000&quot;);0))" office:value-type="float" office:value="19">
            <text:p>19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H2:&quot;&amp;[.$A$1]&amp;&quot;.H1000&quot;);0))" office:value-type="float" office:value="3">
            <text:p>3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C2:&quot;&amp;[.$A$1]&amp;&quot;.C1000&quot;);0))" office:value-type="float" office:value="64">
            <text:p>64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D2:&quot;&amp;[.$A$1]&amp;&quot;.D1000&quot;);0))" office:value-type="float" office:value="19">
            <text:p>19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F2:&quot;&amp;[.$A$1]&amp;&quot;.F1000&quot;);0))" office:value-type="float" office:value="10">
            <text:p>10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G2:&quot;&amp;[.$A$1]&amp;&quot;.G1000&quot;);0))" office:value-type="float" office:value="22">
            <text:p>22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H2:&quot;&amp;[.$A$1]&amp;&quot;.H1000&quot;);0))" office:value-type="float" office:value="3">
            <text:p>3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C2:&quot;&amp;[.$A$1]&amp;&quot;.C1000&quot;);0))" office:value-type="float" office:value="58">
            <text:p>58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D2:&quot;&amp;[.$A$1]&amp;&quot;.D1000&quot;);0))" office:value-type="float" office:value="9">
            <text:p>9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F2:&quot;&amp;[.$A$1]&amp;&quot;.F1000&quot;);0))" office:value-type="float" office:value="13">
            <text:p>13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G2:&quot;&amp;[.$A$1]&amp;&quot;.G1000&quot;);0))" office:value-type="float" office:value="19">
            <text:p>19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H2:&quot;&amp;[.$A$1]&amp;&quot;.H1000&quot;);0))" office:value-type="float" office:value="3">
            <text:p>3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in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Number of Components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6" table:formula="of:=COUNTIF(INDIRECT([.$A$1]&amp;&quot;.A2:&quot;&amp;[.$A$1]&amp;&quot;.A1000&quot;);&quot;=&quot;&amp;[.A39])" office:value-type="float" office:value="24" table:number-columns-spanned="6" table:number-rows-spanned="1">
            <text:p>24</text:p>
          </table:table-cell>
          <table:covered-table-cell table:number-columns-repeated="5"/>
        </table:table-row>
        <table:table-row table:style-name="ro2">
          <table:table-cell office:value-type="string">
            <text:p>AspectJ</text:p>
          </table:table-cell>
          <table:table-cell table:style-name="ce6" table:formula="of:=COUNTIF(INDIRECT([.$A$1]&amp;&quot;.A2:&quot;&amp;[.$A$1]&amp;&quot;.A1000&quot;);&quot;=&quot;&amp;[.A40])" office:value-type="float" office:value="27" table:number-columns-spanned="6" table:number-rows-spanned="1">
            <text:p>27</text:p>
          </table:table-cell>
          <table:covered-table-cell table:number-columns-repeated="5"/>
        </table:table-row>
        <table:table-row table:style-name="ro2">
          <table:table-cell office:value-type="string">
            <text:p>@AspectJ</text:p>
          </table:table-cell>
          <table:table-cell table:style-name="ce6" table:formula="of:=COUNTIF(INDIRECT([.$A$1]&amp;&quot;.A2:&quot;&amp;[.$A$1]&amp;&quot;.A1000&quot;);&quot;=&quot;&amp;[.A41])" office:value-type="float" office:value="51" table:number-columns-spanned="6" table:number-rows-spanned="1">
            <text:p>51</text:p>
          </table:table-cell>
          <table:covered-table-cell table:number-columns-repeated="5"/>
        </table:table-row>
        <table:table-row table:style-name="ro1">
          <table:table-cell office:value-type="string">
            <text:p>Ptolemy</text:p>
          </table:table-cell>
          <table:table-cell table:style-name="ce6" table:formula="of:=COUNTIF(INDIRECT([.$A$1]&amp;&quot;.A2:&quot;&amp;[.$A$1]&amp;&quot;.A1000&quot;);&quot;=&quot;&amp;[.A42])" office:value-type="float" office:value="47" table:number-columns-spanned="6" table:number-rows-spanned="1">
            <text:p>47</text:p>
          </table:table-cell>
          <table:covered-table-cell table:number-columns-repeated="5"/>
        </table:table-row>
        <table:table-row table:style-name="ro2">
          <table:table-cell office:value-type="string">
            <text:p>PtolemyNoITD</text:p>
          </table:table-cell>
          <table:table-cell table:style-name="ce6" table:formula="of:=COUNTIF(INDIRECT([.$A$1]&amp;&quot;.A2:&quot;&amp;[.$A$1]&amp;&quot;.A1000&quot;);&quot;=&quot;&amp;[.A43])" office:value-type="float" office:value="50" table:number-columns-spanned="6" table:number-rows-spanned="1">
            <text:p>50</text:p>
          </table:table-cell>
          <table:covered-table-cell table:number-columns-repeated="5"/>
        </table:table-row>
        <table:table-row table:style-name="ro2">
          <table:table-cell office:value-type="string">
            <text:p>PtolemyITD</text:p>
          </table:table-cell>
          <table:table-cell table:style-name="ce6" table:formula="of:=COUNTIF(INDIRECT([.$A$1]&amp;&quot;.A2:&quot;&amp;[.$A$1]&amp;&quot;.A1000&quot;);&quot;=&quot;&amp;[.A44])" office:value-type="float" office:value="0" table:number-columns-spanned="6" table:number-rows-spanned="1">
            <text:p>0</text:p>
          </table:table-cell>
          <table:covered-table-cell table:number-columns-repeated="5"/>
        </table:table-row>
        <table:table-row table:style-name="ro1">
          <table:table-cell office:value-type="string">
            <text:p>Open Modules</text:p>
          </table:table-cell>
          <table:table-cell table:style-name="ce6" table:formula="of:=COUNTIF(INDIRECT([.$A$1]&amp;&quot;.A2:&quot;&amp;[.$A$1]&amp;&quot;.A1000&quot;);&quot;=&quot;&amp;[.A45])" office:value-type="float" office:value="31" table:number-columns-spanned="6" table:number-rows-spanned="1">
            <text:p>31</text:p>
          </table:table-cell>
          <table:covered-table-cell table:number-columns-repeated="5"/>
        </table:table-row>
      </table:table>
      <table:table table:name="R3 Summary" table:style-name="ta1" table:print="false">
        <office:forms form:automatic-focus="false" form:apply-design-mode="false"/>
        <table:table-column table:style-name="co16" table:default-cell-style-name="ce2"/>
        <table:table-column table:style-name="co17" table:number-columns-repeated="6" table:default-cell-style-name="Default"/>
        <table:table-row table:style-name="ro1">
          <table:table-cell table:style-name="ce1" office:value-type="string">
            <text:p>R3</text:p>
          </table:table-cell>
          <table:table-cell table:style-name="ce3" office:value-type="string">
            <text:p>LCOO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DIT</text:p>
          </table:table-cell>
          <table:table-cell table:style-name="ce3" office:value-type="string">
            <text:p>NOA</text:p>
          </table:table-cell>
          <table:table-cell table:style-name="ce3" office:value-type="string">
            <text:p>NOO</text:p>
          </table:table-cell>
          <table:table-cell table:style-name="ce3" office:value-type="string">
            <text:p>NOC</text:p>
          </table:table-cell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Sum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5" table:formula="of:=SUMIF(INDIRECT([.$A$1]&amp;&quot;.A2:&quot;&amp;[.$A$1]&amp;&quot;.A1000&quot;);&quot;=&quot;&amp;[.$A3];INDIRECT([.$A$1]&amp;&quot;.C2:&quot;&amp;[.$A$1]&amp;&quot;.C1000&quot;))" office:value-type="float" office:value="194">
            <text:p>194</text:p>
          </table:table-cell>
          <table:table-cell table:style-name="ce5" table:formula="of:=SUMIF(INDIRECT([.$A$1]&amp;&quot;.A2:&quot;&amp;[.$A$1]&amp;&quot;.A1000&quot;);&quot;=&quot;&amp;[.$A3];INDIRECT([.$A$1]&amp;&quot;.D2:&quot;&amp;[.$A$1]&amp;&quot;.D1000&quot;))" office:value-type="float" office:value="40">
            <text:p>40</text:p>
          </table:table-cell>
          <table:table-cell table:style-name="ce5" table:formula="of:=SUMIF(INDIRECT([.$A$1]&amp;&quot;.A2:&quot;&amp;[.$A$1]&amp;&quot;.A1000&quot;);&quot;=&quot;&amp;[.$A3];INDIRECT([.$A$1]&amp;&quot;.E2:&quot;&amp;[.$A$1]&amp;&quot;.E1000&quot;))" office:value-type="float" office:value="44">
            <text:p>44</text:p>
          </table:table-cell>
          <table:table-cell table:style-name="ce5" table:formula="of:=SUMIF(INDIRECT([.$A$1]&amp;&quot;.A2:&quot;&amp;[.$A$1]&amp;&quot;.A1000&quot;);&quot;=&quot;&amp;[.$A3];INDIRECT([.$A$1]&amp;&quot;.F2:&quot;&amp;[.$A$1]&amp;&quot;.F1000&quot;))" office:value-type="float" office:value="71">
            <text:p>71</text:p>
          </table:table-cell>
          <table:table-cell table:style-name="ce5" table:formula="of:=SUMIF(INDIRECT([.$A$1]&amp;&quot;.A2:&quot;&amp;[.$A$1]&amp;&quot;.A1000&quot;);&quot;=&quot;&amp;[.$A3];INDIRECT([.$A$1]&amp;&quot;.G2:&quot;&amp;[.$A$1]&amp;&quot;.G1000&quot;))" office:value-type="float" office:value="140">
            <text:p>140</text:p>
          </table:table-cell>
          <table:table-cell table:style-name="ce5" table:formula="of:=SUMIF(INDIRECT([.$A$1]&amp;&quot;.A2:&quot;&amp;[.$A$1]&amp;&quot;.A1000&quot;);&quot;=&quot;&amp;[.$A3];INDIRECT([.$A$1]&amp;&quot;.H2:&quot;&amp;[.$A$1]&amp;&quot;.H1000&quot;))" office:value-type="float" office:value="4">
            <text:p>4</text:p>
          </table:table-cell>
        </table:table-row>
        <table:table-row table:style-name="ro2">
          <table:table-cell office:value-type="string">
            <text:p>AspectJ</text:p>
          </table:table-cell>
          <table:table-cell table:style-name="ce5" table:formula="of:=SUMIF(INDIRECT([.$A$1]&amp;&quot;.A2:&quot;&amp;[.$A$1]&amp;&quot;.A1000&quot;);&quot;=&quot;&amp;[.$A4];INDIRECT([.$A$1]&amp;&quot;.C2:&quot;&amp;[.$A$1]&amp;&quot;.C1000&quot;))" office:value-type="float" office:value="244">
            <text:p>244</text:p>
          </table:table-cell>
          <table:table-cell table:style-name="ce5" table:formula="of:=SUMIF(INDIRECT([.$A$1]&amp;&quot;.A2:&quot;&amp;[.$A$1]&amp;&quot;.A1000&quot;);&quot;=&quot;&amp;[.$A4];INDIRECT([.$A$1]&amp;&quot;.D2:&quot;&amp;[.$A$1]&amp;&quot;.D1000&quot;))" office:value-type="float" office:value="50">
            <text:p>50</text:p>
          </table:table-cell>
          <table:table-cell table:style-name="ce5" table:formula="of:=SUMIF(INDIRECT([.$A$1]&amp;&quot;.A2:&quot;&amp;[.$A$1]&amp;&quot;.A1000&quot;);&quot;=&quot;&amp;[.$A4];INDIRECT([.$A$1]&amp;&quot;.E2:&quot;&amp;[.$A$1]&amp;&quot;.E1000&quot;))" office:value-type="float" office:value="48">
            <text:p>48</text:p>
          </table:table-cell>
          <table:table-cell table:style-name="ce5" table:formula="of:=SUMIF(INDIRECT([.$A$1]&amp;&quot;.A2:&quot;&amp;[.$A$1]&amp;&quot;.A1000&quot;);&quot;=&quot;&amp;[.$A4];INDIRECT([.$A$1]&amp;&quot;.F2:&quot;&amp;[.$A$1]&amp;&quot;.F1000&quot;))" office:value-type="float" office:value="72">
            <text:p>72</text:p>
          </table:table-cell>
          <table:table-cell table:style-name="ce5" table:formula="of:=SUMIF(INDIRECT([.$A$1]&amp;&quot;.A2:&quot;&amp;[.$A$1]&amp;&quot;.A1000&quot;);&quot;=&quot;&amp;[.$A4];INDIRECT([.$A$1]&amp;&quot;.G2:&quot;&amp;[.$A$1]&amp;&quot;.G1000&quot;))" office:value-type="float" office:value="169">
            <text:p>169</text:p>
          </table:table-cell>
          <table:table-cell table:style-name="ce5" table:formula="of:=SUMIF(INDIRECT([.$A$1]&amp;&quot;.A2:&quot;&amp;[.$A$1]&amp;&quot;.A1000&quot;);&quot;=&quot;&amp;[.$A4];INDIRECT([.$A$1]&amp;&quot;.H2:&quot;&amp;[.$A$1]&amp;&quot;.H1000&quot;))" office:value-type="float" office:value="4">
            <text:p>4</text:p>
          </table:table-cell>
        </table:table-row>
        <table:table-row table:style-name="ro2">
          <table:table-cell office:value-type="string">
            <text:p>@AspectJ</text:p>
          </table:table-cell>
          <table:table-cell table:style-name="ce5" table:formula="of:=SUMIF(INDIRECT([.$A$1]&amp;&quot;.A2:&quot;&amp;[.$A$1]&amp;&quot;.A1000&quot;);&quot;=&quot;&amp;[.$A5];INDIRECT([.$A$1]&amp;&quot;.C2:&quot;&amp;[.$A$1]&amp;&quot;.C1000&quot;))" office:value-type="float" office:value="244">
            <text:p>244</text:p>
          </table:table-cell>
          <table:table-cell table:style-name="ce5" table:formula="of:=SUMIF(INDIRECT([.$A$1]&amp;&quot;.A2:&quot;&amp;[.$A$1]&amp;&quot;.A1000&quot;);&quot;=&quot;&amp;[.$A5];INDIRECT([.$A$1]&amp;&quot;.D2:&quot;&amp;[.$A$1]&amp;&quot;.D1000&quot;))" office:value-type="float" office:value="106">
            <text:p>106</text:p>
          </table:table-cell>
          <table:table-cell table:style-name="ce5" table:formula="of:=SUMIF(INDIRECT([.$A$1]&amp;&quot;.A2:&quot;&amp;[.$A$1]&amp;&quot;.A1000&quot;);&quot;=&quot;&amp;[.$A5];INDIRECT([.$A$1]&amp;&quot;.E2:&quot;&amp;[.$A$1]&amp;&quot;.E1000&quot;))" office:value-type="float" office:value="79">
            <text:p>79</text:p>
          </table:table-cell>
          <table:table-cell table:style-name="ce5" table:formula="of:=SUMIF(INDIRECT([.$A$1]&amp;&quot;.A2:&quot;&amp;[.$A$1]&amp;&quot;.A1000&quot;);&quot;=&quot;&amp;[.$A5];INDIRECT([.$A$1]&amp;&quot;.F2:&quot;&amp;[.$A$1]&amp;&quot;.F1000&quot;))" office:value-type="float" office:value="72">
            <text:p>72</text:p>
          </table:table-cell>
          <table:table-cell table:style-name="ce5" table:formula="of:=SUMIF(INDIRECT([.$A$1]&amp;&quot;.A2:&quot;&amp;[.$A$1]&amp;&quot;.A1000&quot;);&quot;=&quot;&amp;[.$A5];INDIRECT([.$A$1]&amp;&quot;.G2:&quot;&amp;[.$A$1]&amp;&quot;.G1000&quot;))" office:value-type="float" office:value="169">
            <text:p>169</text:p>
          </table:table-cell>
          <table:table-cell table:style-name="ce5" table:formula="of:=SUMIF(INDIRECT([.$A$1]&amp;&quot;.A2:&quot;&amp;[.$A$1]&amp;&quot;.A1000&quot;);&quot;=&quot;&amp;[.$A5];INDIRECT([.$A$1]&amp;&quot;.H2:&quot;&amp;[.$A$1]&amp;&quot;.H1000&quot;))" office:value-type="float" office:value="4">
            <text:p>4</text:p>
          </table:table-cell>
        </table:table-row>
        <table:table-row table:style-name="ro1">
          <table:table-cell office:value-type="string">
            <text:p>Ptolemy</text:p>
          </table:table-cell>
          <table:table-cell table:style-name="ce5" table:formula="of:=SUMIF(INDIRECT([.$A$1]&amp;&quot;.A2:&quot;&amp;[.$A$1]&amp;&quot;.A1000&quot;);&quot;=&quot;&amp;[.$A6];INDIRECT([.$A$1]&amp;&quot;.C2:&quot;&amp;[.$A$1]&amp;&quot;.C1000&quot;))" office:value-type="float" office:value="162">
            <text:p>162</text:p>
          </table:table-cell>
          <table:table-cell table:style-name="ce5" table:formula="of:=SUMIF(INDIRECT([.$A$1]&amp;&quot;.A2:&quot;&amp;[.$A$1]&amp;&quot;.A1000&quot;);&quot;=&quot;&amp;[.$A6];INDIRECT([.$A$1]&amp;&quot;.D2:&quot;&amp;[.$A$1]&amp;&quot;.D1000&quot;))" office:value-type="float" office:value="100">
            <text:p>100</text:p>
          </table:table-cell>
          <table:table-cell table:style-name="ce5" table:formula="of:=SUMIF(INDIRECT([.$A$1]&amp;&quot;.A2:&quot;&amp;[.$A$1]&amp;&quot;.A1000&quot;);&quot;=&quot;&amp;[.$A6];INDIRECT([.$A$1]&amp;&quot;.E2:&quot;&amp;[.$A$1]&amp;&quot;.E1000&quot;))" office:value-type="float" office:value="74">
            <text:p>74</text:p>
          </table:table-cell>
          <table:table-cell table:style-name="ce5" table:formula="of:=SUMIF(INDIRECT([.$A$1]&amp;&quot;.A2:&quot;&amp;[.$A$1]&amp;&quot;.A1000&quot;);&quot;=&quot;&amp;[.$A6];INDIRECT([.$A$1]&amp;&quot;.F2:&quot;&amp;[.$A$1]&amp;&quot;.F1000&quot;))" office:value-type="float" office:value="92">
            <text:p>92</text:p>
          </table:table-cell>
          <table:table-cell table:style-name="ce5" table:formula="of:=SUMIF(INDIRECT([.$A$1]&amp;&quot;.A2:&quot;&amp;[.$A$1]&amp;&quot;.A1000&quot;);&quot;=&quot;&amp;[.$A6];INDIRECT([.$A$1]&amp;&quot;.G2:&quot;&amp;[.$A$1]&amp;&quot;.G1000&quot;))" office:value-type="float" office:value="167">
            <text:p>167</text:p>
          </table:table-cell>
          <table:table-cell table:style-name="ce5" table:formula="of:=SUMIF(INDIRECT([.$A$1]&amp;&quot;.A2:&quot;&amp;[.$A$1]&amp;&quot;.A1000&quot;);&quot;=&quot;&amp;[.$A6];INDIRECT([.$A$1]&amp;&quot;.H2:&quot;&amp;[.$A$1]&amp;&quot;.H1000&quot;))" office:value-type="float" office:value="4">
            <text:p>4</text:p>
          </table:table-cell>
        </table:table-row>
        <table:table-row table:style-name="ro2">
          <table:table-cell office:value-type="string">
            <text:p>PtolemyNoITD</text:p>
          </table:table-cell>
          <table:table-cell table:style-name="ce5" table:formula="of:=SUMIF(INDIRECT([.$A$1]&amp;&quot;.A2:&quot;&amp;[.$A$1]&amp;&quot;.A1000&quot;);&quot;=&quot;&amp;[.$A7];INDIRECT([.$A$1]&amp;&quot;.C2:&quot;&amp;[.$A$1]&amp;&quot;.C1000&quot;))" office:value-type="float" office:value="240">
            <text:p>240</text:p>
          </table:table-cell>
          <table:table-cell table:style-name="ce5" table:formula="of:=SUMIF(INDIRECT([.$A$1]&amp;&quot;.A2:&quot;&amp;[.$A$1]&amp;&quot;.A1000&quot;);&quot;=&quot;&amp;[.$A7];INDIRECT([.$A$1]&amp;&quot;.D2:&quot;&amp;[.$A$1]&amp;&quot;.D1000&quot;))" office:value-type="float" office:value="123">
            <text:p>123</text:p>
          </table:table-cell>
          <table:table-cell table:style-name="ce5" table:formula="of:=SUMIF(INDIRECT([.$A$1]&amp;&quot;.A2:&quot;&amp;[.$A$1]&amp;&quot;.A1000&quot;);&quot;=&quot;&amp;[.$A7];INDIRECT([.$A$1]&amp;&quot;.E2:&quot;&amp;[.$A$1]&amp;&quot;.E1000&quot;))" office:value-type="float" office:value="79">
            <text:p>79</text:p>
          </table:table-cell>
          <table:table-cell table:style-name="ce5" table:formula="of:=SUMIF(INDIRECT([.$A$1]&amp;&quot;.A2:&quot;&amp;[.$A$1]&amp;&quot;.A1000&quot;);&quot;=&quot;&amp;[.$A7];INDIRECT([.$A$1]&amp;&quot;.F2:&quot;&amp;[.$A$1]&amp;&quot;.F1000&quot;))" office:value-type="float" office:value="105">
            <text:p>105</text:p>
          </table:table-cell>
          <table:table-cell table:style-name="ce5" table:formula="of:=SUMIF(INDIRECT([.$A$1]&amp;&quot;.A2:&quot;&amp;[.$A$1]&amp;&quot;.A1000&quot;);&quot;=&quot;&amp;[.$A7];INDIRECT([.$A$1]&amp;&quot;.G2:&quot;&amp;[.$A$1]&amp;&quot;.G1000&quot;))" office:value-type="float" office:value="173">
            <text:p>173</text:p>
          </table:table-cell>
          <table:table-cell table:style-name="ce5" table:formula="of:=SUMIF(INDIRECT([.$A$1]&amp;&quot;.A2:&quot;&amp;[.$A$1]&amp;&quot;.A1000&quot;);&quot;=&quot;&amp;[.$A7];INDIRECT([.$A$1]&amp;&quot;.H2:&quot;&amp;[.$A$1]&amp;&quot;.H1000&quot;))" office:value-type="float" office:value="4">
            <text:p>4</text:p>
          </table:table-cell>
        </table:table-row>
        <table:table-row table:style-name="ro2">
          <table:table-cell office:value-type="string">
            <text:p>PtolemyITD</text:p>
          </table:table-cell>
          <table:table-cell table:style-name="ce5" table:formula="of:=SUMIF(INDIRECT([.$A$1]&amp;&quot;.A2:&quot;&amp;[.$A$1]&amp;&quot;.A1000&quot;);&quot;=&quot;&amp;[.$A8];INDIRECT([.$A$1]&amp;&quot;.C2:&quot;&amp;[.$A$1]&amp;&quot;.C1000&quot;))" office:value-type="float" office:value="225">
            <text:p>225</text:p>
          </table:table-cell>
          <table:table-cell table:style-name="ce5" table:formula="of:=SUMIF(INDIRECT([.$A$1]&amp;&quot;.A2:&quot;&amp;[.$A$1]&amp;&quot;.A1000&quot;);&quot;=&quot;&amp;[.$A8];INDIRECT([.$A$1]&amp;&quot;.D2:&quot;&amp;[.$A$1]&amp;&quot;.D1000&quot;))" office:value-type="float" office:value="124">
            <text:p>124</text:p>
          </table:table-cell>
          <table:table-cell table:style-name="ce5" table:formula="of:=SUMIF(INDIRECT([.$A$1]&amp;&quot;.A2:&quot;&amp;[.$A$1]&amp;&quot;.A1000&quot;);&quot;=&quot;&amp;[.$A8];INDIRECT([.$A$1]&amp;&quot;.E2:&quot;&amp;[.$A$1]&amp;&quot;.E1000&quot;))" office:value-type="float" office:value="79">
            <text:p>79</text:p>
          </table:table-cell>
          <table:table-cell table:style-name="ce5" table:formula="of:=SUMIF(INDIRECT([.$A$1]&amp;&quot;.A2:&quot;&amp;[.$A$1]&amp;&quot;.A1000&quot;);&quot;=&quot;&amp;[.$A8];INDIRECT([.$A$1]&amp;&quot;.F2:&quot;&amp;[.$A$1]&amp;&quot;.F1000&quot;))" office:value-type="float" office:value="105">
            <text:p>105</text:p>
          </table:table-cell>
          <table:table-cell table:style-name="ce5" table:formula="of:=SUMIF(INDIRECT([.$A$1]&amp;&quot;.A2:&quot;&amp;[.$A$1]&amp;&quot;.A1000&quot;);&quot;=&quot;&amp;[.$A8];INDIRECT([.$A$1]&amp;&quot;.G2:&quot;&amp;[.$A$1]&amp;&quot;.G1000&quot;))" office:value-type="float" office:value="176">
            <text:p>176</text:p>
          </table:table-cell>
          <table:table-cell table:style-name="ce5" table:formula="of:=SUMIF(INDIRECT([.$A$1]&amp;&quot;.A2:&quot;&amp;[.$A$1]&amp;&quot;.A1000&quot;);&quot;=&quot;&amp;[.$A8];INDIRECT([.$A$1]&amp;&quot;.H2:&quot;&amp;[.$A$1]&amp;&quot;.H1000&quot;))" office:value-type="float" office:value="4">
            <text:p>4</text:p>
          </table:table-cell>
        </table:table-row>
        <table:table-row table:style-name="ro1">
          <table:table-cell office:value-type="string">
            <text:p>Open Modules</text:p>
          </table:table-cell>
          <table:table-cell table:style-name="ce5" table:formula="of:=SUMIF(INDIRECT([.$A$1]&amp;&quot;.A2:&quot;&amp;[.$A$1]&amp;&quot;.A1000&quot;);&quot;=&quot;&amp;[.$A9];INDIRECT([.$A$1]&amp;&quot;.C2:&quot;&amp;[.$A$1]&amp;&quot;.C1000&quot;))" office:value-type="float" office:value="244">
            <text:p>244</text:p>
          </table:table-cell>
          <table:table-cell table:style-name="ce5" table:formula="of:=SUMIF(INDIRECT([.$A$1]&amp;&quot;.A2:&quot;&amp;[.$A$1]&amp;&quot;.A1000&quot;);&quot;=&quot;&amp;[.$A9];INDIRECT([.$A$1]&amp;&quot;.D2:&quot;&amp;[.$A$1]&amp;&quot;.D1000&quot;))" office:value-type="float" office:value="50">
            <text:p>50</text:p>
          </table:table-cell>
          <table:table-cell table:style-name="ce5" table:formula="of:=SUMIF(INDIRECT([.$A$1]&amp;&quot;.A2:&quot;&amp;[.$A$1]&amp;&quot;.A1000&quot;);&quot;=&quot;&amp;[.$A9];INDIRECT([.$A$1]&amp;&quot;.E2:&quot;&amp;[.$A$1]&amp;&quot;.E1000&quot;))" office:value-type="float" office:value="48">
            <text:p>48</text:p>
          </table:table-cell>
          <table:table-cell table:style-name="ce5" table:formula="of:=SUMIF(INDIRECT([.$A$1]&amp;&quot;.A2:&quot;&amp;[.$A$1]&amp;&quot;.A1000&quot;);&quot;=&quot;&amp;[.$A9];INDIRECT([.$A$1]&amp;&quot;.F2:&quot;&amp;[.$A$1]&amp;&quot;.F1000&quot;))" office:value-type="float" office:value="99">
            <text:p>99</text:p>
          </table:table-cell>
          <table:table-cell table:style-name="ce5" table:formula="of:=SUMIF(INDIRECT([.$A$1]&amp;&quot;.A2:&quot;&amp;[.$A$1]&amp;&quot;.A1000&quot;);&quot;=&quot;&amp;[.$A9];INDIRECT([.$A$1]&amp;&quot;.G2:&quot;&amp;[.$A$1]&amp;&quot;.G1000&quot;))" office:value-type="float" office:value="169">
            <text:p>169</text:p>
          </table:table-cell>
          <table:table-cell table:style-name="ce5" table:formula="of:=SUMIF(INDIRECT([.$A$1]&amp;&quot;.A2:&quot;&amp;[.$A$1]&amp;&quot;.A1000&quot;);&quot;=&quot;&amp;[.$A9];INDIRECT([.$A$1]&amp;&quot;.H2:&quot;&amp;[.$A$1]&amp;&quot;.H1000&quot;))" office:value-type="float" office:value="4">
            <text:p>4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Average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formula="of:=[.B3]/[.$B39]" office:value-type="float" office:value="7.76">
            <text:p>7.76</text:p>
          </table:table-cell>
          <table:table-cell table:formula="of:=[.C3]/[.$B39]" office:value-type="float" office:value="1.6">
            <text:p>1.6</text:p>
          </table:table-cell>
          <table:table-cell table:formula="of:=[.D3]/[.$B39]" office:value-type="float" office:value="1.76">
            <text:p>1.76</text:p>
          </table:table-cell>
          <table:table-cell table:formula="of:=[.E3]/[.$B39]" office:value-type="float" office:value="2.84">
            <text:p>2.84</text:p>
          </table:table-cell>
          <table:table-cell table:formula="of:=[.F3]/[.$B39]" office:value-type="float" office:value="5.6">
            <text:p>5.6</text:p>
          </table:table-cell>
          <table:table-cell table:formula="of:=[.G3]/[.$B39]" office:value-type="float" office:value="0.16">
            <text:p>0.16</text:p>
          </table:table-cell>
        </table:table-row>
        <table:table-row table:style-name="ro2">
          <table:table-cell office:value-type="string">
            <text:p>AspectJ</text:p>
          </table:table-cell>
          <table:table-cell table:formula="of:=[.B4]/[.$B40]" office:value-type="float" office:value="8.41379310344828">
            <text:p>8.41</text:p>
          </table:table-cell>
          <table:table-cell table:formula="of:=[.C4]/[.$B40]" office:value-type="float" office:value="1.72413793103448">
            <text:p>1.72</text:p>
          </table:table-cell>
          <table:table-cell table:formula="of:=[.D4]/[.$B40]" office:value-type="float" office:value="1.6551724137931">
            <text:p>1.66</text:p>
          </table:table-cell>
          <table:table-cell table:formula="of:=[.E4]/[.$B40]" office:value-type="float" office:value="2.48275862068966">
            <text:p>2.48</text:p>
          </table:table-cell>
          <table:table-cell table:formula="of:=[.F4]/[.$B40]" office:value-type="float" office:value="5.82758620689655">
            <text:p>5.83</text:p>
          </table:table-cell>
          <table:table-cell table:formula="of:=[.G4]/[.$B40]" office:value-type="float" office:value="0.137931034482759">
            <text:p>0.14</text:p>
          </table:table-cell>
        </table:table-row>
        <table:table-row table:style-name="ro2">
          <table:table-cell office:value-type="string">
            <text:p>@AspectJ</text:p>
          </table:table-cell>
          <table:table-cell table:formula="of:=[.B5]/[.$B41]" office:value-type="float" office:value="4.06666666666667">
            <text:p>4.07</text:p>
          </table:table-cell>
          <table:table-cell table:formula="of:=[.C5]/[.$B41]" office:value-type="float" office:value="1.76666666666667">
            <text:p>1.77</text:p>
          </table:table-cell>
          <table:table-cell table:formula="of:=[.D5]/[.$B41]" office:value-type="float" office:value="1.31666666666667">
            <text:p>1.32</text:p>
          </table:table-cell>
          <table:table-cell table:formula="of:=[.E5]/[.$B41]" office:value-type="float" office:value="1.2">
            <text:p>1.2</text:p>
          </table:table-cell>
          <table:table-cell table:formula="of:=[.F5]/[.$B41]" office:value-type="float" office:value="2.81666666666667">
            <text:p>2.82</text:p>
          </table:table-cell>
          <table:table-cell table:formula="of:=[.G5]/[.$B41]" office:value-type="float" office:value="0.0666666666666667">
            <text:p>0.07</text:p>
          </table:table-cell>
        </table:table-row>
        <table:table-row table:style-name="ro1">
          <table:table-cell office:value-type="string">
            <text:p>Ptolemy</text:p>
          </table:table-cell>
          <table:table-cell table:formula="of:=[.B6]/[.$B42]" office:value-type="float" office:value="3.05660377358491">
            <text:p>3.06</text:p>
          </table:table-cell>
          <table:table-cell table:formula="of:=[.C6]/[.$B42]" office:value-type="float" office:value="1.88679245283019">
            <text:p>1.89</text:p>
          </table:table-cell>
          <table:table-cell table:formula="of:=[.D6]/[.$B42]" office:value-type="float" office:value="1.39622641509434">
            <text:p>1.4</text:p>
          </table:table-cell>
          <table:table-cell table:formula="of:=[.E6]/[.$B42]" office:value-type="float" office:value="1.73584905660377">
            <text:p>1.74</text:p>
          </table:table-cell>
          <table:table-cell table:formula="of:=[.F6]/[.$B42]" office:value-type="float" office:value="3.15094339622641">
            <text:p>3.15</text:p>
          </table:table-cell>
          <table:table-cell table:formula="of:=[.G6]/[.$B42]" office:value-type="float" office:value="0.0754716981132075">
            <text:p>0.08</text:p>
          </table:table-cell>
        </table:table-row>
        <table:table-row table:style-name="ro2">
          <table:table-cell office:value-type="string">
            <text:p>PtolemyNoITD</text:p>
          </table:table-cell>
          <table:table-cell table:formula="of:=[.B7]/[.$B43]" office:value-type="float" office:value="4.06779661016949">
            <text:p>4.07</text:p>
          </table:table-cell>
          <table:table-cell table:formula="of:=[.C7]/[.$B43]" office:value-type="float" office:value="2.08474576271186">
            <text:p>2.08</text:p>
          </table:table-cell>
          <table:table-cell table:formula="of:=[.D7]/[.$B43]" office:value-type="float" office:value="1.33898305084746">
            <text:p>1.34</text:p>
          </table:table-cell>
          <table:table-cell table:formula="of:=[.E7]/[.$B43]" office:value-type="float" office:value="1.77966101694915">
            <text:p>1.78</text:p>
          </table:table-cell>
          <table:table-cell table:formula="of:=[.F7]/[.$B43]" office:value-type="float" office:value="2.93220338983051">
            <text:p>2.93</text:p>
          </table:table-cell>
          <table:table-cell table:formula="of:=[.G7]/[.$B43]" office:value-type="float" office:value="0.0677966101694915">
            <text:p>0.07</text:p>
          </table:table-cell>
        </table:table-row>
        <table:table-row table:style-name="ro2">
          <table:table-cell office:value-type="string">
            <text:p>PtolemyITD</text:p>
          </table:table-cell>
          <table:table-cell table:formula="of:=[.B8]/[.$B44]" office:value-type="float" office:value="3.8135593220339">
            <text:p>3.81</text:p>
          </table:table-cell>
          <table:table-cell table:formula="of:=[.C8]/[.$B44]" office:value-type="float" office:value="2.10169491525424">
            <text:p>2.1</text:p>
          </table:table-cell>
          <table:table-cell table:formula="of:=[.D8]/[.$B44]" office:value-type="float" office:value="1.33898305084746">
            <text:p>1.34</text:p>
          </table:table-cell>
          <table:table-cell table:formula="of:=[.E8]/[.$B44]" office:value-type="float" office:value="1.77966101694915">
            <text:p>1.78</text:p>
          </table:table-cell>
          <table:table-cell table:formula="of:=[.F8]/[.$B44]" office:value-type="float" office:value="2.98305084745763">
            <text:p>2.98</text:p>
          </table:table-cell>
          <table:table-cell table:formula="of:=[.G8]/[.$B44]" office:value-type="float" office:value="0.0677966101694915">
            <text:p>0.07</text:p>
          </table:table-cell>
        </table:table-row>
        <table:table-row table:style-name="ro1">
          <table:table-cell office:value-type="string">
            <text:p>Open Modules</text:p>
          </table:table-cell>
          <table:table-cell table:formula="of:=[.B9]/[.$B45]" office:value-type="float" office:value="7.39393939393939">
            <text:p>7.39</text:p>
          </table:table-cell>
          <table:table-cell table:formula="of:=[.C9]/[.$B45]" office:value-type="float" office:value="1.51515151515152">
            <text:p>1.52</text:p>
          </table:table-cell>
          <table:table-cell table:formula="of:=[.D9]/[.$B45]" office:value-type="float" office:value="1.45454545454545">
            <text:p>1.45</text:p>
          </table:table-cell>
          <table:table-cell table:formula="of:=[.E9]/[.$B45]" office:value-type="float" office:value="3">
            <text:p>3</text:p>
          </table:table-cell>
          <table:table-cell table:formula="of:=[.F9]/[.$B45]" office:value-type="float" office:value="5.12121212121212">
            <text:p>5.12</text:p>
          </table:table-cell>
          <table:table-cell table:formula="of:=[.G9]/[.$B45]" office:value-type="float" office:value="0.121212121212121">
            <text:p>0.12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ax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C2:&quot;&amp;[.$A$1]&amp;&quot;.C1000&quot;);0))" office:value-type="float" office:value="70">
            <text:p>70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D2:&quot;&amp;[.$A$1]&amp;&quot;.D1000&quot;);0))" office:value-type="float" office:value="13">
            <text:p>13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G2:&quot;&amp;[.$A$1]&amp;&quot;.G1000&quot;);0))" office:value-type="float" office:value="22">
            <text:p>22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H2:&quot;&amp;[.$A$1]&amp;&quot;.H1000&quot;);0))" office:value-type="float" office:value="3">
            <text:p>3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C2:&quot;&amp;[.$A$1]&amp;&quot;.C1000&quot;);0))" office:value-type="float" office:value="94">
            <text:p>94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D2:&quot;&amp;[.$A$1]&amp;&quot;.D1000&quot;);0))" office:value-type="float" office:value="13">
            <text:p>13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G2:&quot;&amp;[.$A$1]&amp;&quot;.G1000&quot;);0))" office:value-type="float" office:value="23">
            <text:p>23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H2:&quot;&amp;[.$A$1]&amp;&quot;.H1000&quot;);0))" office:value-type="float" office:value="3">
            <text:p>3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C2:&quot;&amp;[.$A$1]&amp;&quot;.C1000&quot;);0))" office:value-type="float" office:value="94">
            <text:p>94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D2:&quot;&amp;[.$A$1]&amp;&quot;.D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G2:&quot;&amp;[.$A$1]&amp;&quot;.G1000&quot;);0))" office:value-type="float" office:value="23">
            <text:p>23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H2:&quot;&amp;[.$A$1]&amp;&quot;.H1000&quot;);0))" office:value-type="float" office:value="3">
            <text:p>3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C2:&quot;&amp;[.$A$1]&amp;&quot;.C1000&quot;);0))" office:value-type="float" office:value="58">
            <text:p>58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D2:&quot;&amp;[.$A$1]&amp;&quot;.D1000&quot;);0))" office:value-type="float" office:value="18">
            <text:p>18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G2:&quot;&amp;[.$A$1]&amp;&quot;.G1000&quot;);0))" office:value-type="float" office:value="22">
            <text:p>22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H2:&quot;&amp;[.$A$1]&amp;&quot;.H1000&quot;);0))" office:value-type="float" office:value="3">
            <text:p>3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C2:&quot;&amp;[.$A$1]&amp;&quot;.C1000&quot;);0))" office:value-type="float" office:value="98">
            <text:p>98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D2:&quot;&amp;[.$A$1]&amp;&quot;.D1000&quot;);0))" office:value-type="float" office:value="28">
            <text:p>28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G2:&quot;&amp;[.$A$1]&amp;&quot;.G1000&quot;);0))" office:value-type="float" office:value="26">
            <text:p>26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H2:&quot;&amp;[.$A$1]&amp;&quot;.H1000&quot;);0))" office:value-type="float" office:value="3">
            <text:p>3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C2:&quot;&amp;[.$A$1]&amp;&quot;.C1000&quot;);0))" office:value-type="float" office:value="98">
            <text:p>98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D2:&quot;&amp;[.$A$1]&amp;&quot;.D1000&quot;);0))" office:value-type="float" office:value="28">
            <text:p>28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G2:&quot;&amp;[.$A$1]&amp;&quot;.G1000&quot;);0))" office:value-type="float" office:value="26">
            <text:p>26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H2:&quot;&amp;[.$A$1]&amp;&quot;.H1000&quot;);0))" office:value-type="float" office:value="3">
            <text:p>3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C2:&quot;&amp;[.$A$1]&amp;&quot;.C1000&quot;);0))" office:value-type="float" office:value="94">
            <text:p>94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D2:&quot;&amp;[.$A$1]&amp;&quot;.D1000&quot;);0))" office:value-type="float" office:value="13">
            <text:p>13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F2:&quot;&amp;[.$A$1]&amp;&quot;.F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G2:&quot;&amp;[.$A$1]&amp;&quot;.G1000&quot;);0))" office:value-type="float" office:value="23">
            <text:p>23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H2:&quot;&amp;[.$A$1]&amp;&quot;.H1000&quot;);0))" office:value-type="float" office:value="3">
            <text:p>3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in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Number of Components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6" table:formula="of:=COUNTIF(INDIRECT([.$A$1]&amp;&quot;.A2:&quot;&amp;[.$A$1]&amp;&quot;.A1000&quot;);&quot;=&quot;&amp;[.A39])" office:value-type="float" office:value="25" table:number-columns-spanned="6" table:number-rows-spanned="1">
            <text:p>25</text:p>
          </table:table-cell>
          <table:covered-table-cell table:number-columns-repeated="5"/>
        </table:table-row>
        <table:table-row table:style-name="ro2">
          <table:table-cell office:value-type="string">
            <text:p>AspectJ</text:p>
          </table:table-cell>
          <table:table-cell table:style-name="ce6" table:formula="of:=COUNTIF(INDIRECT([.$A$1]&amp;&quot;.A2:&quot;&amp;[.$A$1]&amp;&quot;.A1000&quot;);&quot;=&quot;&amp;[.A40])" office:value-type="float" office:value="29" table:number-columns-spanned="6" table:number-rows-spanned="1">
            <text:p>29</text:p>
          </table:table-cell>
          <table:covered-table-cell table:number-columns-repeated="5"/>
        </table:table-row>
        <table:table-row table:style-name="ro2">
          <table:table-cell office:value-type="string">
            <text:p>@AspectJ</text:p>
          </table:table-cell>
          <table:table-cell table:style-name="ce6" table:formula="of:=COUNTIF(INDIRECT([.$A$1]&amp;&quot;.A2:&quot;&amp;[.$A$1]&amp;&quot;.A1000&quot;);&quot;=&quot;&amp;[.A41])" office:value-type="float" office:value="60" table:number-columns-spanned="6" table:number-rows-spanned="1">
            <text:p>60</text:p>
          </table:table-cell>
          <table:covered-table-cell table:number-columns-repeated="5"/>
        </table:table-row>
        <table:table-row table:style-name="ro1">
          <table:table-cell office:value-type="string">
            <text:p>Ptolemy</text:p>
          </table:table-cell>
          <table:table-cell table:style-name="ce6" table:formula="of:=COUNTIF(INDIRECT([.$A$1]&amp;&quot;.A2:&quot;&amp;[.$A$1]&amp;&quot;.A1000&quot;);&quot;=&quot;&amp;[.A42])" office:value-type="float" office:value="53" table:number-columns-spanned="6" table:number-rows-spanned="1">
            <text:p>53</text:p>
          </table:table-cell>
          <table:covered-table-cell table:number-columns-repeated="5"/>
        </table:table-row>
        <table:table-row table:style-name="ro2">
          <table:table-cell office:value-type="string">
            <text:p>PtolemyNoITD</text:p>
          </table:table-cell>
          <table:table-cell table:style-name="ce6" table:formula="of:=COUNTIF(INDIRECT([.$A$1]&amp;&quot;.A2:&quot;&amp;[.$A$1]&amp;&quot;.A1000&quot;);&quot;=&quot;&amp;[.A43])" office:value-type="float" office:value="59" table:number-columns-spanned="6" table:number-rows-spanned="1">
            <text:p>59</text:p>
          </table:table-cell>
          <table:covered-table-cell table:number-columns-repeated="5"/>
        </table:table-row>
        <table:table-row table:style-name="ro2">
          <table:table-cell office:value-type="string">
            <text:p>PtolemyITD</text:p>
          </table:table-cell>
          <table:table-cell table:style-name="ce6" table:formula="of:=COUNTIF(INDIRECT([.$A$1]&amp;&quot;.A2:&quot;&amp;[.$A$1]&amp;&quot;.A1000&quot;);&quot;=&quot;&amp;[.A44])" office:value-type="float" office:value="59" table:number-columns-spanned="6" table:number-rows-spanned="1">
            <text:p>59</text:p>
          </table:table-cell>
          <table:covered-table-cell table:number-columns-repeated="5"/>
        </table:table-row>
        <table:table-row table:style-name="ro1">
          <table:table-cell office:value-type="string">
            <text:p>Open Modules</text:p>
          </table:table-cell>
          <table:table-cell table:style-name="ce6" table:formula="of:=COUNTIF(INDIRECT([.$A$1]&amp;&quot;.A2:&quot;&amp;[.$A$1]&amp;&quot;.A1000&quot;);&quot;=&quot;&amp;[.A45])" office:value-type="float" office:value="33" table:number-columns-spanned="6" table:number-rows-spanned="1">
            <text:p>33</text:p>
          </table:table-cell>
          <table:covered-table-cell table:number-columns-repeated="5"/>
        </table:table-row>
      </table:table>
      <table:table table:name="R4 Summary" table:style-name="ta1" table:print="false">
        <office:forms form:automatic-focus="false" form:apply-design-mode="false"/>
        <table:table-column table:style-name="co16" table:default-cell-style-name="ce2"/>
        <table:table-column table:style-name="co17" table:number-columns-repeated="6" table:default-cell-style-name="Default"/>
        <table:table-row table:style-name="ro1">
          <table:table-cell table:style-name="ce1" office:value-type="string">
            <text:p>R4</text:p>
          </table:table-cell>
          <table:table-cell table:style-name="ce3" office:value-type="string">
            <text:p>LCOO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DIT</text:p>
          </table:table-cell>
          <table:table-cell table:style-name="ce3" office:value-type="string">
            <text:p>NOA</text:p>
          </table:table-cell>
          <table:table-cell table:style-name="ce3" office:value-type="string">
            <text:p>NOO</text:p>
          </table:table-cell>
          <table:table-cell table:style-name="ce3" office:value-type="string">
            <text:p>NOC</text:p>
          </table:table-cell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Sum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5" table:formula="of:=SUMIF(INDIRECT([.$A$1]&amp;&quot;.A2:&quot;&amp;[.$A$1]&amp;&quot;.A1000&quot;);&quot;=&quot;&amp;[.$A3];INDIRECT([.$A$1]&amp;&quot;.C2:&quot;&amp;[.$A$1]&amp;&quot;.C1000&quot;))" office:value-type="float" office:value="224">
            <text:p>224</text:p>
          </table:table-cell>
          <table:table-cell table:style-name="ce5" table:formula="of:=SUMIF(INDIRECT([.$A$1]&amp;&quot;.A2:&quot;&amp;[.$A$1]&amp;&quot;.A1000&quot;);&quot;=&quot;&amp;[.$A3];INDIRECT([.$A$1]&amp;&quot;.D2:&quot;&amp;[.$A$1]&amp;&quot;.D1000&quot;))" office:value-type="float" office:value="40">
            <text:p>40</text:p>
          </table:table-cell>
          <table:table-cell table:style-name="ce5" table:formula="of:=SUMIF(INDIRECT([.$A$1]&amp;&quot;.A2:&quot;&amp;[.$A$1]&amp;&quot;.A1000&quot;);&quot;=&quot;&amp;[.$A3];INDIRECT([.$A$1]&amp;&quot;.E2:&quot;&amp;[.$A$1]&amp;&quot;.E1000&quot;))" office:value-type="float" office:value="44">
            <text:p>44</text:p>
          </table:table-cell>
          <table:table-cell table:style-name="ce5" table:formula="of:=SUMIF(INDIRECT([.$A$1]&amp;&quot;.A2:&quot;&amp;[.$A$1]&amp;&quot;.A1000&quot;);&quot;=&quot;&amp;[.$A3];INDIRECT([.$A$1]&amp;&quot;.F2:&quot;&amp;[.$A$1]&amp;&quot;.F1000&quot;))" office:value-type="float" office:value="74">
            <text:p>74</text:p>
          </table:table-cell>
          <table:table-cell table:style-name="ce5" table:formula="of:=SUMIF(INDIRECT([.$A$1]&amp;&quot;.A2:&quot;&amp;[.$A$1]&amp;&quot;.A1000&quot;);&quot;=&quot;&amp;[.$A3];INDIRECT([.$A$1]&amp;&quot;.G2:&quot;&amp;[.$A$1]&amp;&quot;.G1000&quot;))" office:value-type="float" office:value="143">
            <text:p>143</text:p>
          </table:table-cell>
          <table:table-cell table:style-name="ce5" table:formula="of:=SUMIF(INDIRECT([.$A$1]&amp;&quot;.A2:&quot;&amp;[.$A$1]&amp;&quot;.A1000&quot;);&quot;=&quot;&amp;[.$A3];INDIRECT([.$A$1]&amp;&quot;.H2:&quot;&amp;[.$A$1]&amp;&quot;.H1000&quot;))" office:value-type="float" office:value="4">
            <text:p>4</text:p>
          </table:table-cell>
        </table:table-row>
        <table:table-row table:style-name="ro2">
          <table:table-cell office:value-type="string">
            <text:p>AspectJ</text:p>
          </table:table-cell>
          <table:table-cell table:style-name="ce5" table:formula="of:=SUMIF(INDIRECT([.$A$1]&amp;&quot;.A2:&quot;&amp;[.$A$1]&amp;&quot;.A1000&quot;);&quot;=&quot;&amp;[.$A4];INDIRECT([.$A$1]&amp;&quot;.C2:&quot;&amp;[.$A$1]&amp;&quot;.C1000&quot;))" office:value-type="float" office:value="266">
            <text:p>266</text:p>
          </table:table-cell>
          <table:table-cell table:style-name="ce5" table:formula="of:=SUMIF(INDIRECT([.$A$1]&amp;&quot;.A2:&quot;&amp;[.$A$1]&amp;&quot;.A1000&quot;);&quot;=&quot;&amp;[.$A4];INDIRECT([.$A$1]&amp;&quot;.D2:&quot;&amp;[.$A$1]&amp;&quot;.D1000&quot;))" office:value-type="float" office:value="59">
            <text:p>59</text:p>
          </table:table-cell>
          <table:table-cell table:style-name="ce5" table:formula="of:=SUMIF(INDIRECT([.$A$1]&amp;&quot;.A2:&quot;&amp;[.$A$1]&amp;&quot;.A1000&quot;);&quot;=&quot;&amp;[.$A4];INDIRECT([.$A$1]&amp;&quot;.E2:&quot;&amp;[.$A$1]&amp;&quot;.E1000&quot;))" office:value-type="float" office:value="51">
            <text:p>51</text:p>
          </table:table-cell>
          <table:table-cell table:style-name="ce5" table:formula="of:=SUMIF(INDIRECT([.$A$1]&amp;&quot;.A2:&quot;&amp;[.$A$1]&amp;&quot;.A1000&quot;);&quot;=&quot;&amp;[.$A4];INDIRECT([.$A$1]&amp;&quot;.F2:&quot;&amp;[.$A$1]&amp;&quot;.F1000&quot;))" office:value-type="float" office:value="76">
            <text:p>76</text:p>
          </table:table-cell>
          <table:table-cell table:style-name="ce5" table:formula="of:=SUMIF(INDIRECT([.$A$1]&amp;&quot;.A2:&quot;&amp;[.$A$1]&amp;&quot;.A1000&quot;);&quot;=&quot;&amp;[.$A4];INDIRECT([.$A$1]&amp;&quot;.G2:&quot;&amp;[.$A$1]&amp;&quot;.G1000&quot;))" office:value-type="float" office:value="179">
            <text:p>179</text:p>
          </table:table-cell>
          <table:table-cell table:style-name="ce5" table:formula="of:=SUMIF(INDIRECT([.$A$1]&amp;&quot;.A2:&quot;&amp;[.$A$1]&amp;&quot;.A1000&quot;);&quot;=&quot;&amp;[.$A4];INDIRECT([.$A$1]&amp;&quot;.H2:&quot;&amp;[.$A$1]&amp;&quot;.H1000&quot;))" office:value-type="float" office:value="4">
            <text:p>4</text:p>
          </table:table-cell>
        </table:table-row>
        <table:table-row table:style-name="ro2">
          <table:table-cell office:value-type="string">
            <text:p>@AspectJ</text:p>
          </table:table-cell>
          <table:table-cell table:style-name="ce5" table:formula="of:=SUMIF(INDIRECT([.$A$1]&amp;&quot;.A2:&quot;&amp;[.$A$1]&amp;&quot;.A1000&quot;);&quot;=&quot;&amp;[.$A5];INDIRECT([.$A$1]&amp;&quot;.C2:&quot;&amp;[.$A$1]&amp;&quot;.C1000&quot;))" office:value-type="float" office:value="266">
            <text:p>266</text:p>
          </table:table-cell>
          <table:table-cell table:style-name="ce5" table:formula="of:=SUMIF(INDIRECT([.$A$1]&amp;&quot;.A2:&quot;&amp;[.$A$1]&amp;&quot;.A1000&quot;);&quot;=&quot;&amp;[.$A5];INDIRECT([.$A$1]&amp;&quot;.D2:&quot;&amp;[.$A$1]&amp;&quot;.D1000&quot;))" office:value-type="float" office:value="122">
            <text:p>122</text:p>
          </table:table-cell>
          <table:table-cell table:style-name="ce5" table:formula="of:=SUMIF(INDIRECT([.$A$1]&amp;&quot;.A2:&quot;&amp;[.$A$1]&amp;&quot;.A1000&quot;);&quot;=&quot;&amp;[.$A5];INDIRECT([.$A$1]&amp;&quot;.E2:&quot;&amp;[.$A$1]&amp;&quot;.E1000&quot;))" office:value-type="float" office:value="83">
            <text:p>83</text:p>
          </table:table-cell>
          <table:table-cell table:style-name="ce5" table:formula="of:=SUMIF(INDIRECT([.$A$1]&amp;&quot;.A2:&quot;&amp;[.$A$1]&amp;&quot;.A1000&quot;);&quot;=&quot;&amp;[.$A5];INDIRECT([.$A$1]&amp;&quot;.F2:&quot;&amp;[.$A$1]&amp;&quot;.F1000&quot;))" office:value-type="float" office:value="76">
            <text:p>76</text:p>
          </table:table-cell>
          <table:table-cell table:style-name="ce5" table:formula="of:=SUMIF(INDIRECT([.$A$1]&amp;&quot;.A2:&quot;&amp;[.$A$1]&amp;&quot;.A1000&quot;);&quot;=&quot;&amp;[.$A5];INDIRECT([.$A$1]&amp;&quot;.G2:&quot;&amp;[.$A$1]&amp;&quot;.G1000&quot;))" office:value-type="float" office:value="179">
            <text:p>179</text:p>
          </table:table-cell>
          <table:table-cell table:style-name="ce5" table:formula="of:=SUMIF(INDIRECT([.$A$1]&amp;&quot;.A2:&quot;&amp;[.$A$1]&amp;&quot;.A1000&quot;);&quot;=&quot;&amp;[.$A5];INDIRECT([.$A$1]&amp;&quot;.H2:&quot;&amp;[.$A$1]&amp;&quot;.H1000&quot;))" office:value-type="float" office:value="4">
            <text:p>4</text:p>
          </table:table-cell>
        </table:table-row>
        <table:table-row table:style-name="ro1">
          <table:table-cell office:value-type="string">
            <text:p>Ptolemy</text:p>
          </table:table-cell>
          <table:table-cell table:style-name="ce5" table:formula="of:=SUMIF(INDIRECT([.$A$1]&amp;&quot;.A2:&quot;&amp;[.$A$1]&amp;&quot;.A1000&quot;);&quot;=&quot;&amp;[.$A6];INDIRECT([.$A$1]&amp;&quot;.C2:&quot;&amp;[.$A$1]&amp;&quot;.C1000&quot;))" office:value-type="float" office:value="171">
            <text:p>171</text:p>
          </table:table-cell>
          <table:table-cell table:style-name="ce5" table:formula="of:=SUMIF(INDIRECT([.$A$1]&amp;&quot;.A2:&quot;&amp;[.$A$1]&amp;&quot;.A1000&quot;);&quot;=&quot;&amp;[.$A6];INDIRECT([.$A$1]&amp;&quot;.D2:&quot;&amp;[.$A$1]&amp;&quot;.D1000&quot;))" office:value-type="float" office:value="120">
            <text:p>120</text:p>
          </table:table-cell>
          <table:table-cell table:style-name="ce5" table:formula="of:=SUMIF(INDIRECT([.$A$1]&amp;&quot;.A2:&quot;&amp;[.$A$1]&amp;&quot;.A1000&quot;);&quot;=&quot;&amp;[.$A6];INDIRECT([.$A$1]&amp;&quot;.E2:&quot;&amp;[.$A$1]&amp;&quot;.E1000&quot;))" office:value-type="float" office:value="77">
            <text:p>77</text:p>
          </table:table-cell>
          <table:table-cell table:style-name="ce5" table:formula="of:=SUMIF(INDIRECT([.$A$1]&amp;&quot;.A2:&quot;&amp;[.$A$1]&amp;&quot;.A1000&quot;);&quot;=&quot;&amp;[.$A6];INDIRECT([.$A$1]&amp;&quot;.F2:&quot;&amp;[.$A$1]&amp;&quot;.F1000&quot;))" office:value-type="float" office:value="96">
            <text:p>96</text:p>
          </table:table-cell>
          <table:table-cell table:style-name="ce5" table:formula="of:=SUMIF(INDIRECT([.$A$1]&amp;&quot;.A2:&quot;&amp;[.$A$1]&amp;&quot;.A1000&quot;);&quot;=&quot;&amp;[.$A6];INDIRECT([.$A$1]&amp;&quot;.G2:&quot;&amp;[.$A$1]&amp;&quot;.G1000&quot;))" office:value-type="float" office:value="177">
            <text:p>177</text:p>
          </table:table-cell>
          <table:table-cell table:style-name="ce5" table:formula="of:=SUMIF(INDIRECT([.$A$1]&amp;&quot;.A2:&quot;&amp;[.$A$1]&amp;&quot;.A1000&quot;);&quot;=&quot;&amp;[.$A6];INDIRECT([.$A$1]&amp;&quot;.H2:&quot;&amp;[.$A$1]&amp;&quot;.H1000&quot;))" office:value-type="float" office:value="4">
            <text:p>4</text:p>
          </table:table-cell>
        </table:table-row>
        <table:table-row table:style-name="ro2">
          <table:table-cell office:value-type="string">
            <text:p>PtolemyNoITD</text:p>
          </table:table-cell>
          <table:table-cell table:style-name="ce5" table:formula="of:=SUMIF(INDIRECT([.$A$1]&amp;&quot;.A2:&quot;&amp;[.$A$1]&amp;&quot;.A1000&quot;);&quot;=&quot;&amp;[.$A7];INDIRECT([.$A$1]&amp;&quot;.C2:&quot;&amp;[.$A$1]&amp;&quot;.C1000&quot;))" office:value-type="float" office:value="261">
            <text:p>261</text:p>
          </table:table-cell>
          <table:table-cell table:style-name="ce5" table:formula="of:=SUMIF(INDIRECT([.$A$1]&amp;&quot;.A2:&quot;&amp;[.$A$1]&amp;&quot;.A1000&quot;);&quot;=&quot;&amp;[.$A7];INDIRECT([.$A$1]&amp;&quot;.D2:&quot;&amp;[.$A$1]&amp;&quot;.D1000&quot;))" office:value-type="float" office:value="141">
            <text:p>141</text:p>
          </table:table-cell>
          <table:table-cell table:style-name="ce5" table:formula="of:=SUMIF(INDIRECT([.$A$1]&amp;&quot;.A2:&quot;&amp;[.$A$1]&amp;&quot;.A1000&quot;);&quot;=&quot;&amp;[.$A7];INDIRECT([.$A$1]&amp;&quot;.E2:&quot;&amp;[.$A$1]&amp;&quot;.E1000&quot;))" office:value-type="float" office:value="82">
            <text:p>82</text:p>
          </table:table-cell>
          <table:table-cell table:style-name="ce5" table:formula="of:=SUMIF(INDIRECT([.$A$1]&amp;&quot;.A2:&quot;&amp;[.$A$1]&amp;&quot;.A1000&quot;);&quot;=&quot;&amp;[.$A7];INDIRECT([.$A$1]&amp;&quot;.F2:&quot;&amp;[.$A$1]&amp;&quot;.F1000&quot;))" office:value-type="float" office:value="111">
            <text:p>111</text:p>
          </table:table-cell>
          <table:table-cell table:style-name="ce5" table:formula="of:=SUMIF(INDIRECT([.$A$1]&amp;&quot;.A2:&quot;&amp;[.$A$1]&amp;&quot;.A1000&quot;);&quot;=&quot;&amp;[.$A7];INDIRECT([.$A$1]&amp;&quot;.G2:&quot;&amp;[.$A$1]&amp;&quot;.G1000&quot;))" office:value-type="float" office:value="184">
            <text:p>184</text:p>
          </table:table-cell>
          <table:table-cell table:style-name="ce5" table:formula="of:=SUMIF(INDIRECT([.$A$1]&amp;&quot;.A2:&quot;&amp;[.$A$1]&amp;&quot;.A1000&quot;);&quot;=&quot;&amp;[.$A7];INDIRECT([.$A$1]&amp;&quot;.H2:&quot;&amp;[.$A$1]&amp;&quot;.H1000&quot;))" office:value-type="float" office:value="4">
            <text:p>4</text:p>
          </table:table-cell>
        </table:table-row>
        <table:table-row table:style-name="ro2">
          <table:table-cell office:value-type="string">
            <text:p>PtolemyITD</text:p>
          </table:table-cell>
          <table:table-cell table:style-name="ce5" table:formula="of:=SUMIF(INDIRECT([.$A$1]&amp;&quot;.A2:&quot;&amp;[.$A$1]&amp;&quot;.A1000&quot;);&quot;=&quot;&amp;[.$A8];INDIRECT([.$A$1]&amp;&quot;.C2:&quot;&amp;[.$A$1]&amp;&quot;.C1000&quot;))" office:value-type="float" office:value="240">
            <text:p>240</text:p>
          </table:table-cell>
          <table:table-cell table:style-name="ce5" table:formula="of:=SUMIF(INDIRECT([.$A$1]&amp;&quot;.A2:&quot;&amp;[.$A$1]&amp;&quot;.A1000&quot;);&quot;=&quot;&amp;[.$A8];INDIRECT([.$A$1]&amp;&quot;.D2:&quot;&amp;[.$A$1]&amp;&quot;.D1000&quot;))" office:value-type="float" office:value="143">
            <text:p>143</text:p>
          </table:table-cell>
          <table:table-cell table:style-name="ce5" table:formula="of:=SUMIF(INDIRECT([.$A$1]&amp;&quot;.A2:&quot;&amp;[.$A$1]&amp;&quot;.A1000&quot;);&quot;=&quot;&amp;[.$A8];INDIRECT([.$A$1]&amp;&quot;.E2:&quot;&amp;[.$A$1]&amp;&quot;.E1000&quot;))" office:value-type="float" office:value="82">
            <text:p>82</text:p>
          </table:table-cell>
          <table:table-cell table:style-name="ce5" table:formula="of:=SUMIF(INDIRECT([.$A$1]&amp;&quot;.A2:&quot;&amp;[.$A$1]&amp;&quot;.A1000&quot;);&quot;=&quot;&amp;[.$A8];INDIRECT([.$A$1]&amp;&quot;.F2:&quot;&amp;[.$A$1]&amp;&quot;.F1000&quot;))" office:value-type="float" office:value="111">
            <text:p>111</text:p>
          </table:table-cell>
          <table:table-cell table:style-name="ce5" table:formula="of:=SUMIF(INDIRECT([.$A$1]&amp;&quot;.A2:&quot;&amp;[.$A$1]&amp;&quot;.A1000&quot;);&quot;=&quot;&amp;[.$A8];INDIRECT([.$A$1]&amp;&quot;.G2:&quot;&amp;[.$A$1]&amp;&quot;.G1000&quot;))" office:value-type="float" office:value="187">
            <text:p>187</text:p>
          </table:table-cell>
          <table:table-cell table:style-name="ce5" table:formula="of:=SUMIF(INDIRECT([.$A$1]&amp;&quot;.A2:&quot;&amp;[.$A$1]&amp;&quot;.A1000&quot;);&quot;=&quot;&amp;[.$A8];INDIRECT([.$A$1]&amp;&quot;.H2:&quot;&amp;[.$A$1]&amp;&quot;.H1000&quot;))" office:value-type="float" office:value="4">
            <text:p>4</text:p>
          </table:table-cell>
        </table:table-row>
        <table:table-row table:style-name="ro1">
          <table:table-cell office:value-type="string">
            <text:p>Open Modules</text:p>
          </table:table-cell>
          <table:table-cell table:style-name="ce5" table:formula="of:=SUMIF(INDIRECT([.$A$1]&amp;&quot;.A2:&quot;&amp;[.$A$1]&amp;&quot;.A1000&quot;);&quot;=&quot;&amp;[.$A9];INDIRECT([.$A$1]&amp;&quot;.C2:&quot;&amp;[.$A$1]&amp;&quot;.C1000&quot;))" office:value-type="float" office:value="266">
            <text:p>266</text:p>
          </table:table-cell>
          <table:table-cell table:style-name="ce5" table:formula="of:=SUMIF(INDIRECT([.$A$1]&amp;&quot;.A2:&quot;&amp;[.$A$1]&amp;&quot;.A1000&quot;);&quot;=&quot;&amp;[.$A9];INDIRECT([.$A$1]&amp;&quot;.D2:&quot;&amp;[.$A$1]&amp;&quot;.D1000&quot;))" office:value-type="float" office:value="59">
            <text:p>59</text:p>
          </table:table-cell>
          <table:table-cell table:style-name="ce5" table:formula="of:=SUMIF(INDIRECT([.$A$1]&amp;&quot;.A2:&quot;&amp;[.$A$1]&amp;&quot;.A1000&quot;);&quot;=&quot;&amp;[.$A9];INDIRECT([.$A$1]&amp;&quot;.E2:&quot;&amp;[.$A$1]&amp;&quot;.E1000&quot;))" office:value-type="float" office:value="51">
            <text:p>51</text:p>
          </table:table-cell>
          <table:table-cell table:style-name="ce5" table:formula="of:=SUMIF(INDIRECT([.$A$1]&amp;&quot;.A2:&quot;&amp;[.$A$1]&amp;&quot;.A1000&quot;);&quot;=&quot;&amp;[.$A9];INDIRECT([.$A$1]&amp;&quot;.F2:&quot;&amp;[.$A$1]&amp;&quot;.F1000&quot;))" office:value-type="float" office:value="108">
            <text:p>108</text:p>
          </table:table-cell>
          <table:table-cell table:style-name="ce5" table:formula="of:=SUMIF(INDIRECT([.$A$1]&amp;&quot;.A2:&quot;&amp;[.$A$1]&amp;&quot;.A1000&quot;);&quot;=&quot;&amp;[.$A9];INDIRECT([.$A$1]&amp;&quot;.G2:&quot;&amp;[.$A$1]&amp;&quot;.G1000&quot;))" office:value-type="float" office:value="179">
            <text:p>179</text:p>
          </table:table-cell>
          <table:table-cell table:style-name="ce5" table:formula="of:=SUMIF(INDIRECT([.$A$1]&amp;&quot;.A2:&quot;&amp;[.$A$1]&amp;&quot;.A1000&quot;);&quot;=&quot;&amp;[.$A9];INDIRECT([.$A$1]&amp;&quot;.H2:&quot;&amp;[.$A$1]&amp;&quot;.H1000&quot;))" office:value-type="float" office:value="4">
            <text:p>4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Average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formula="of:=[.B3]/[.$B39]" office:value-type="float" office:value="8.96">
            <text:p>8.96</text:p>
          </table:table-cell>
          <table:table-cell table:formula="of:=[.C3]/[.$B39]" office:value-type="float" office:value="1.6">
            <text:p>1.6</text:p>
          </table:table-cell>
          <table:table-cell table:formula="of:=[.D3]/[.$B39]" office:value-type="float" office:value="1.76">
            <text:p>1.76</text:p>
          </table:table-cell>
          <table:table-cell table:formula="of:=[.E3]/[.$B39]" office:value-type="float" office:value="2.96">
            <text:p>2.96</text:p>
          </table:table-cell>
          <table:table-cell table:formula="of:=[.F3]/[.$B39]" office:value-type="float" office:value="5.72">
            <text:p>5.72</text:p>
          </table:table-cell>
          <table:table-cell table:formula="of:=[.G3]/[.$B39]" office:value-type="float" office:value="0.16">
            <text:p>0.16</text:p>
          </table:table-cell>
        </table:table-row>
        <table:table-row table:style-name="ro2">
          <table:table-cell office:value-type="string">
            <text:p>AspectJ</text:p>
          </table:table-cell>
          <table:table-cell table:formula="of:=[.B4]/[.$B40]" office:value-type="float" office:value="8.3125">
            <text:p>8.31</text:p>
          </table:table-cell>
          <table:table-cell table:formula="of:=[.C4]/[.$B40]" office:value-type="float" office:value="1.84375">
            <text:p>1.84</text:p>
          </table:table-cell>
          <table:table-cell table:formula="of:=[.D4]/[.$B40]" office:value-type="float" office:value="1.59375">
            <text:p>1.59</text:p>
          </table:table-cell>
          <table:table-cell table:formula="of:=[.E4]/[.$B40]" office:value-type="float" office:value="2.375">
            <text:p>2.38</text:p>
          </table:table-cell>
          <table:table-cell table:formula="of:=[.F4]/[.$B40]" office:value-type="float" office:value="5.59375">
            <text:p>5.59</text:p>
          </table:table-cell>
          <table:table-cell table:formula="of:=[.G4]/[.$B40]" office:value-type="float" office:value="0.125">
            <text:p>0.13</text:p>
          </table:table-cell>
        </table:table-row>
        <table:table-row table:style-name="ro2">
          <table:table-cell office:value-type="string">
            <text:p>@AspectJ</text:p>
          </table:table-cell>
          <table:table-cell table:formula="of:=[.B5]/[.$B41]" office:value-type="float" office:value="4.15625">
            <text:p>4.16</text:p>
          </table:table-cell>
          <table:table-cell table:formula="of:=[.C5]/[.$B41]" office:value-type="float" office:value="1.90625">
            <text:p>1.91</text:p>
          </table:table-cell>
          <table:table-cell table:formula="of:=[.D5]/[.$B41]" office:value-type="float" office:value="1.296875">
            <text:p>1.3</text:p>
          </table:table-cell>
          <table:table-cell table:formula="of:=[.E5]/[.$B41]" office:value-type="float" office:value="1.1875">
            <text:p>1.19</text:p>
          </table:table-cell>
          <table:table-cell table:formula="of:=[.F5]/[.$B41]" office:value-type="float" office:value="2.796875">
            <text:p>2.8</text:p>
          </table:table-cell>
          <table:table-cell table:formula="of:=[.G5]/[.$B41]" office:value-type="float" office:value="0.0625">
            <text:p>0.06</text:p>
          </table:table-cell>
        </table:table-row>
        <table:table-row table:style-name="ro1">
          <table:table-cell office:value-type="string">
            <text:p>Ptolemy</text:p>
          </table:table-cell>
          <table:table-cell table:formula="of:=[.B6]/[.$B42]" office:value-type="float" office:value="3.05357142857143">
            <text:p>3.05</text:p>
          </table:table-cell>
          <table:table-cell table:formula="of:=[.C6]/[.$B42]" office:value-type="float" office:value="2.14285714285714">
            <text:p>2.14</text:p>
          </table:table-cell>
          <table:table-cell table:formula="of:=[.D6]/[.$B42]" office:value-type="float" office:value="1.375">
            <text:p>1.38</text:p>
          </table:table-cell>
          <table:table-cell table:formula="of:=[.E6]/[.$B42]" office:value-type="float" office:value="1.71428571428571">
            <text:p>1.71</text:p>
          </table:table-cell>
          <table:table-cell table:formula="of:=[.F6]/[.$B42]" office:value-type="float" office:value="3.16071428571429">
            <text:p>3.16</text:p>
          </table:table-cell>
          <table:table-cell table:formula="of:=[.G6]/[.$B42]" office:value-type="float" office:value="0.0714285714285714">
            <text:p>0.07</text:p>
          </table:table-cell>
        </table:table-row>
        <table:table-row table:style-name="ro2">
          <table:table-cell office:value-type="string">
            <text:p>PtolemyNoITD</text:p>
          </table:table-cell>
          <table:table-cell table:formula="of:=[.B7]/[.$B43]" office:value-type="float" office:value="4.20967741935484">
            <text:p>4.21</text:p>
          </table:table-cell>
          <table:table-cell table:formula="of:=[.C7]/[.$B43]" office:value-type="float" office:value="2.2741935483871">
            <text:p>2.27</text:p>
          </table:table-cell>
          <table:table-cell table:formula="of:=[.D7]/[.$B43]" office:value-type="float" office:value="1.32258064516129">
            <text:p>1.32</text:p>
          </table:table-cell>
          <table:table-cell table:formula="of:=[.E7]/[.$B43]" office:value-type="float" office:value="1.79032258064516">
            <text:p>1.79</text:p>
          </table:table-cell>
          <table:table-cell table:formula="of:=[.F7]/[.$B43]" office:value-type="float" office:value="2.96774193548387">
            <text:p>2.97</text:p>
          </table:table-cell>
          <table:table-cell table:formula="of:=[.G7]/[.$B43]" office:value-type="float" office:value="0.0645161290322581">
            <text:p>0.06</text:p>
          </table:table-cell>
        </table:table-row>
        <table:table-row table:style-name="ro2">
          <table:table-cell office:value-type="string">
            <text:p>PtolemyITD</text:p>
          </table:table-cell>
          <table:table-cell table:formula="of:=[.B8]/[.$B44]" office:value-type="float" office:value="3.87096774193548">
            <text:p>3.87</text:p>
          </table:table-cell>
          <table:table-cell table:formula="of:=[.C8]/[.$B44]" office:value-type="float" office:value="2.30645161290323">
            <text:p>2.31</text:p>
          </table:table-cell>
          <table:table-cell table:formula="of:=[.D8]/[.$B44]" office:value-type="float" office:value="1.32258064516129">
            <text:p>1.32</text:p>
          </table:table-cell>
          <table:table-cell table:formula="of:=[.E8]/[.$B44]" office:value-type="float" office:value="1.79032258064516">
            <text:p>1.79</text:p>
          </table:table-cell>
          <table:table-cell table:formula="of:=[.F8]/[.$B44]" office:value-type="float" office:value="3.01612903225806">
            <text:p>3.02</text:p>
          </table:table-cell>
          <table:table-cell table:formula="of:=[.G8]/[.$B44]" office:value-type="float" office:value="0.0645161290322581">
            <text:p>0.06</text:p>
          </table:table-cell>
        </table:table-row>
        <table:table-row table:style-name="ro1">
          <table:table-cell office:value-type="string">
            <text:p>Open Modules</text:p>
          </table:table-cell>
          <table:table-cell table:formula="of:=[.B9]/[.$B45]" office:value-type="float" office:value="7.38888888888889">
            <text:p>7.39</text:p>
          </table:table-cell>
          <table:table-cell table:formula="of:=[.C9]/[.$B45]" office:value-type="float" office:value="1.63888888888889">
            <text:p>1.64</text:p>
          </table:table-cell>
          <table:table-cell table:formula="of:=[.D9]/[.$B45]" office:value-type="float" office:value="1.41666666666667">
            <text:p>1.42</text:p>
          </table:table-cell>
          <table:table-cell table:formula="of:=[.E9]/[.$B45]" office:value-type="float" office:value="3">
            <text:p>3</text:p>
          </table:table-cell>
          <table:table-cell table:formula="of:=[.F9]/[.$B45]" office:value-type="float" office:value="4.97222222222222">
            <text:p>4.97</text:p>
          </table:table-cell>
          <table:table-cell table:formula="of:=[.G9]/[.$B45]" office:value-type="float" office:value="0.111111111111111">
            <text:p>0.11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ax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C2:&quot;&amp;[.$A$1]&amp;&quot;.C1000&quot;);0))" office:value-type="float" office:value="71">
            <text:p>71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D2:&quot;&amp;[.$A$1]&amp;&quot;.D1000&quot;);0))" office:value-type="float" office:value="13">
            <text:p>13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G2:&quot;&amp;[.$A$1]&amp;&quot;.G1000&quot;);0))" office:value-type="float" office:value="22">
            <text:p>22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H2:&quot;&amp;[.$A$1]&amp;&quot;.H1000&quot;);0))" office:value-type="float" office:value="3">
            <text:p>3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C2:&quot;&amp;[.$A$1]&amp;&quot;.C1000&quot;);0))" office:value-type="float" office:value="94">
            <text:p>94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D2:&quot;&amp;[.$A$1]&amp;&quot;.D1000&quot;);0))" office:value-type="float" office:value="12">
            <text:p>12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G2:&quot;&amp;[.$A$1]&amp;&quot;.G1000&quot;);0))" office:value-type="float" office:value="23">
            <text:p>23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H2:&quot;&amp;[.$A$1]&amp;&quot;.H1000&quot;);0))" office:value-type="float" office:value="3">
            <text:p>3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C2:&quot;&amp;[.$A$1]&amp;&quot;.C1000&quot;);0))" office:value-type="float" office:value="94">
            <text:p>94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D2:&quot;&amp;[.$A$1]&amp;&quot;.D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G2:&quot;&amp;[.$A$1]&amp;&quot;.G1000&quot;);0))" office:value-type="float" office:value="23">
            <text:p>23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H2:&quot;&amp;[.$A$1]&amp;&quot;.H1000&quot;);0))" office:value-type="float" office:value="3">
            <text:p>3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C2:&quot;&amp;[.$A$1]&amp;&quot;.C1000&quot;);0))" office:value-type="float" office:value="58">
            <text:p>58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D2:&quot;&amp;[.$A$1]&amp;&quot;.D1000&quot;);0))" office:value-type="float" office:value="18">
            <text:p>18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G2:&quot;&amp;[.$A$1]&amp;&quot;.G1000&quot;);0))" office:value-type="float" office:value="22">
            <text:p>22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H2:&quot;&amp;[.$A$1]&amp;&quot;.H1000&quot;);0))" office:value-type="float" office:value="3">
            <text:p>3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C2:&quot;&amp;[.$A$1]&amp;&quot;.C1000&quot;);0))" office:value-type="float" office:value="98">
            <text:p>98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D2:&quot;&amp;[.$A$1]&amp;&quot;.D1000&quot;);0))" office:value-type="float" office:value="28">
            <text:p>28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G2:&quot;&amp;[.$A$1]&amp;&quot;.G1000&quot;);0))" office:value-type="float" office:value="26">
            <text:p>26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H2:&quot;&amp;[.$A$1]&amp;&quot;.H1000&quot;);0))" office:value-type="float" office:value="3">
            <text:p>3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C2:&quot;&amp;[.$A$1]&amp;&quot;.C1000&quot;);0))" office:value-type="float" office:value="98">
            <text:p>98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D2:&quot;&amp;[.$A$1]&amp;&quot;.D1000&quot;);0))" office:value-type="float" office:value="28">
            <text:p>28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G2:&quot;&amp;[.$A$1]&amp;&quot;.G1000&quot;);0))" office:value-type="float" office:value="26">
            <text:p>26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H2:&quot;&amp;[.$A$1]&amp;&quot;.H1000&quot;);0))" office:value-type="float" office:value="3">
            <text:p>3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C2:&quot;&amp;[.$A$1]&amp;&quot;.C1000&quot;);0))" office:value-type="float" office:value="94">
            <text:p>94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D2:&quot;&amp;[.$A$1]&amp;&quot;.D1000&quot;);0))" office:value-type="float" office:value="12">
            <text:p>12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F2:&quot;&amp;[.$A$1]&amp;&quot;.F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G2:&quot;&amp;[.$A$1]&amp;&quot;.G1000&quot;);0))" office:value-type="float" office:value="23">
            <text:p>23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H2:&quot;&amp;[.$A$1]&amp;&quot;.H1000&quot;);0))" office:value-type="float" office:value="3">
            <text:p>3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in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Number of Components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6" table:formula="of:=COUNTIF(INDIRECT([.$A$1]&amp;&quot;.A2:&quot;&amp;[.$A$1]&amp;&quot;.A1000&quot;);&quot;=&quot;&amp;[.A39])" office:value-type="float" office:value="25" table:number-columns-spanned="6" table:number-rows-spanned="1">
            <text:p>25</text:p>
          </table:table-cell>
          <table:covered-table-cell table:number-columns-repeated="5"/>
        </table:table-row>
        <table:table-row table:style-name="ro2">
          <table:table-cell office:value-type="string">
            <text:p>AspectJ</text:p>
          </table:table-cell>
          <table:table-cell table:style-name="ce6" table:formula="of:=COUNTIF(INDIRECT([.$A$1]&amp;&quot;.A2:&quot;&amp;[.$A$1]&amp;&quot;.A1000&quot;);&quot;=&quot;&amp;[.A40])" office:value-type="float" office:value="32" table:number-columns-spanned="6" table:number-rows-spanned="1">
            <text:p>32</text:p>
          </table:table-cell>
          <table:covered-table-cell table:number-columns-repeated="5"/>
        </table:table-row>
        <table:table-row table:style-name="ro2">
          <table:table-cell office:value-type="string">
            <text:p>@AspectJ</text:p>
          </table:table-cell>
          <table:table-cell table:style-name="ce6" table:formula="of:=COUNTIF(INDIRECT([.$A$1]&amp;&quot;.A2:&quot;&amp;[.$A$1]&amp;&quot;.A1000&quot;);&quot;=&quot;&amp;[.A41])" office:value-type="float" office:value="64" table:number-columns-spanned="6" table:number-rows-spanned="1">
            <text:p>64</text:p>
          </table:table-cell>
          <table:covered-table-cell table:number-columns-repeated="5"/>
        </table:table-row>
        <table:table-row table:style-name="ro1">
          <table:table-cell office:value-type="string">
            <text:p>Ptolemy</text:p>
          </table:table-cell>
          <table:table-cell table:style-name="ce6" table:formula="of:=COUNTIF(INDIRECT([.$A$1]&amp;&quot;.A2:&quot;&amp;[.$A$1]&amp;&quot;.A1000&quot;);&quot;=&quot;&amp;[.A42])" office:value-type="float" office:value="56" table:number-columns-spanned="6" table:number-rows-spanned="1">
            <text:p>56</text:p>
          </table:table-cell>
          <table:covered-table-cell table:number-columns-repeated="5"/>
        </table:table-row>
        <table:table-row table:style-name="ro2">
          <table:table-cell office:value-type="string">
            <text:p>PtolemyNoITD</text:p>
          </table:table-cell>
          <table:table-cell table:style-name="ce6" table:formula="of:=COUNTIF(INDIRECT([.$A$1]&amp;&quot;.A2:&quot;&amp;[.$A$1]&amp;&quot;.A1000&quot;);&quot;=&quot;&amp;[.A43])" office:value-type="float" office:value="62" table:number-columns-spanned="6" table:number-rows-spanned="1">
            <text:p>62</text:p>
          </table:table-cell>
          <table:covered-table-cell table:number-columns-repeated="5"/>
        </table:table-row>
        <table:table-row table:style-name="ro2">
          <table:table-cell office:value-type="string">
            <text:p>PtolemyITD</text:p>
          </table:table-cell>
          <table:table-cell table:style-name="ce6" table:formula="of:=COUNTIF(INDIRECT([.$A$1]&amp;&quot;.A2:&quot;&amp;[.$A$1]&amp;&quot;.A1000&quot;);&quot;=&quot;&amp;[.A44])" office:value-type="float" office:value="62" table:number-columns-spanned="6" table:number-rows-spanned="1">
            <text:p>62</text:p>
          </table:table-cell>
          <table:covered-table-cell table:number-columns-repeated="5"/>
        </table:table-row>
        <table:table-row table:style-name="ro1">
          <table:table-cell office:value-type="string">
            <text:p>Open Modules</text:p>
          </table:table-cell>
          <table:table-cell table:style-name="ce6" table:formula="of:=COUNTIF(INDIRECT([.$A$1]&amp;&quot;.A2:&quot;&amp;[.$A$1]&amp;&quot;.A1000&quot;);&quot;=&quot;&amp;[.A45])" office:value-type="float" office:value="36" table:number-columns-spanned="6" table:number-rows-spanned="1">
            <text:p>36</text:p>
          </table:table-cell>
          <table:covered-table-cell table:number-columns-repeated="5"/>
        </table:table-row>
      </table:table>
      <table:table table:name="R5 Summary" table:style-name="ta1" table:print="false">
        <office:forms form:automatic-focus="false" form:apply-design-mode="false"/>
        <table:table-column table:style-name="co16" table:default-cell-style-name="ce2"/>
        <table:table-column table:style-name="co17" table:number-columns-repeated="6" table:default-cell-style-name="Default"/>
        <table:table-row table:style-name="ro1">
          <table:table-cell table:style-name="ce1" office:value-type="string">
            <text:p>R5</text:p>
          </table:table-cell>
          <table:table-cell table:style-name="ce3" office:value-type="string">
            <text:p>LCOO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DIT</text:p>
          </table:table-cell>
          <table:table-cell table:style-name="ce3" office:value-type="string">
            <text:p>NOA</text:p>
          </table:table-cell>
          <table:table-cell table:style-name="ce3" office:value-type="string">
            <text:p>NOO</text:p>
          </table:table-cell>
          <table:table-cell table:style-name="ce3" office:value-type="string">
            <text:p>NOC</text:p>
          </table:table-cell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Sum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5" table:formula="of:=SUMIF(INDIRECT([.$A$1]&amp;&quot;.A2:&quot;&amp;[.$A$1]&amp;&quot;.A1000&quot;);&quot;=&quot;&amp;[.$A3];INDIRECT([.$A$1]&amp;&quot;.C2:&quot;&amp;[.$A$1]&amp;&quot;.C1000&quot;))" office:value-type="float" office:value="241">
            <text:p>241</text:p>
          </table:table-cell>
          <table:table-cell table:style-name="ce5" table:formula="of:=SUMIF(INDIRECT([.$A$1]&amp;&quot;.A2:&quot;&amp;[.$A$1]&amp;&quot;.A1000&quot;);&quot;=&quot;&amp;[.$A3];INDIRECT([.$A$1]&amp;&quot;.D2:&quot;&amp;[.$A$1]&amp;&quot;.D1000&quot;))" office:value-type="float" office:value="65">
            <text:p>65</text:p>
          </table:table-cell>
          <table:table-cell table:style-name="ce5" table:formula="of:=SUMIF(INDIRECT([.$A$1]&amp;&quot;.A2:&quot;&amp;[.$A$1]&amp;&quot;.A1000&quot;);&quot;=&quot;&amp;[.$A3];INDIRECT([.$A$1]&amp;&quot;.E2:&quot;&amp;[.$A$1]&amp;&quot;.E1000&quot;))" office:value-type="float" office:value="55">
            <text:p>55</text:p>
          </table:table-cell>
          <table:table-cell table:style-name="ce5" table:formula="of:=SUMIF(INDIRECT([.$A$1]&amp;&quot;.A2:&quot;&amp;[.$A$1]&amp;&quot;.A1000&quot;);&quot;=&quot;&amp;[.$A3];INDIRECT([.$A$1]&amp;&quot;.F2:&quot;&amp;[.$A$1]&amp;&quot;.F1000&quot;))" office:value-type="float" office:value="75">
            <text:p>75</text:p>
          </table:table-cell>
          <table:table-cell table:style-name="ce5" table:formula="of:=SUMIF(INDIRECT([.$A$1]&amp;&quot;.A2:&quot;&amp;[.$A$1]&amp;&quot;.A1000&quot;);&quot;=&quot;&amp;[.$A3];INDIRECT([.$A$1]&amp;&quot;.G2:&quot;&amp;[.$A$1]&amp;&quot;.G1000&quot;))" office:value-type="float" office:value="160">
            <text:p>160</text:p>
          </table:table-cell>
          <table:table-cell table:style-name="ce5" table:formula="of:=SUMIF(INDIRECT([.$A$1]&amp;&quot;.A2:&quot;&amp;[.$A$1]&amp;&quot;.A1000&quot;);&quot;=&quot;&amp;[.$A3];INDIRECT([.$A$1]&amp;&quot;.H2:&quot;&amp;[.$A$1]&amp;&quot;.H1000&quot;))" office:value-type="float" office:value="9">
            <text:p>9</text:p>
          </table:table-cell>
        </table:table-row>
        <table:table-row table:style-name="ro2">
          <table:table-cell office:value-type="string">
            <text:p>AspectJ</text:p>
          </table:table-cell>
          <table:table-cell table:style-name="ce5" table:formula="of:=SUMIF(INDIRECT([.$A$1]&amp;&quot;.A2:&quot;&amp;[.$A$1]&amp;&quot;.A1000&quot;);&quot;=&quot;&amp;[.$A4];INDIRECT([.$A$1]&amp;&quot;.C2:&quot;&amp;[.$A$1]&amp;&quot;.C1000&quot;))" office:value-type="float" office:value="259">
            <text:p>259</text:p>
          </table:table-cell>
          <table:table-cell table:style-name="ce5" table:formula="of:=SUMIF(INDIRECT([.$A$1]&amp;&quot;.A2:&quot;&amp;[.$A$1]&amp;&quot;.A1000&quot;);&quot;=&quot;&amp;[.$A4];INDIRECT([.$A$1]&amp;&quot;.D2:&quot;&amp;[.$A$1]&amp;&quot;.D1000&quot;))" office:value-type="float" office:value="94">
            <text:p>94</text:p>
          </table:table-cell>
          <table:table-cell table:style-name="ce5" table:formula="of:=SUMIF(INDIRECT([.$A$1]&amp;&quot;.A2:&quot;&amp;[.$A$1]&amp;&quot;.A1000&quot;);&quot;=&quot;&amp;[.$A4];INDIRECT([.$A$1]&amp;&quot;.E2:&quot;&amp;[.$A$1]&amp;&quot;.E1000&quot;))" office:value-type="float" office:value="63">
            <text:p>63</text:p>
          </table:table-cell>
          <table:table-cell table:style-name="ce5" table:formula="of:=SUMIF(INDIRECT([.$A$1]&amp;&quot;.A2:&quot;&amp;[.$A$1]&amp;&quot;.A1000&quot;);&quot;=&quot;&amp;[.$A4];INDIRECT([.$A$1]&amp;&quot;.F2:&quot;&amp;[.$A$1]&amp;&quot;.F1000&quot;))" office:value-type="float" office:value="77">
            <text:p>77</text:p>
          </table:table-cell>
          <table:table-cell table:style-name="ce5" table:formula="of:=SUMIF(INDIRECT([.$A$1]&amp;&quot;.A2:&quot;&amp;[.$A$1]&amp;&quot;.A1000&quot;);&quot;=&quot;&amp;[.$A4];INDIRECT([.$A$1]&amp;&quot;.G2:&quot;&amp;[.$A$1]&amp;&quot;.G1000&quot;))" office:value-type="float" office:value="197">
            <text:p>197</text:p>
          </table:table-cell>
          <table:table-cell table:style-name="ce5" table:formula="of:=SUMIF(INDIRECT([.$A$1]&amp;&quot;.A2:&quot;&amp;[.$A$1]&amp;&quot;.A1000&quot;);&quot;=&quot;&amp;[.$A4];INDIRECT([.$A$1]&amp;&quot;.H2:&quot;&amp;[.$A$1]&amp;&quot;.H1000&quot;))" office:value-type="float" office:value="9">
            <text:p>9</text:p>
          </table:table-cell>
        </table:table-row>
        <table:table-row table:style-name="ro2">
          <table:table-cell office:value-type="string">
            <text:p>@AspectJ</text:p>
          </table:table-cell>
          <table:table-cell table:style-name="ce5" table:formula="of:=SUMIF(INDIRECT([.$A$1]&amp;&quot;.A2:&quot;&amp;[.$A$1]&amp;&quot;.A1000&quot;);&quot;=&quot;&amp;[.$A5];INDIRECT([.$A$1]&amp;&quot;.C2:&quot;&amp;[.$A$1]&amp;&quot;.C1000&quot;))" office:value-type="float" office:value="259">
            <text:p>259</text:p>
          </table:table-cell>
          <table:table-cell table:style-name="ce5" table:formula="of:=SUMIF(INDIRECT([.$A$1]&amp;&quot;.A2:&quot;&amp;[.$A$1]&amp;&quot;.A1000&quot;);&quot;=&quot;&amp;[.$A5];INDIRECT([.$A$1]&amp;&quot;.D2:&quot;&amp;[.$A$1]&amp;&quot;.D1000&quot;))" office:value-type="float" office:value="161">
            <text:p>161</text:p>
          </table:table-cell>
          <table:table-cell table:style-name="ce5" table:formula="of:=SUMIF(INDIRECT([.$A$1]&amp;&quot;.A2:&quot;&amp;[.$A$1]&amp;&quot;.A1000&quot;);&quot;=&quot;&amp;[.$A5];INDIRECT([.$A$1]&amp;&quot;.E2:&quot;&amp;[.$A$1]&amp;&quot;.E1000&quot;))" office:value-type="float" office:value="97">
            <text:p>97</text:p>
          </table:table-cell>
          <table:table-cell table:style-name="ce5" table:formula="of:=SUMIF(INDIRECT([.$A$1]&amp;&quot;.A2:&quot;&amp;[.$A$1]&amp;&quot;.A1000&quot;);&quot;=&quot;&amp;[.$A5];INDIRECT([.$A$1]&amp;&quot;.F2:&quot;&amp;[.$A$1]&amp;&quot;.F1000&quot;))" office:value-type="float" office:value="77">
            <text:p>77</text:p>
          </table:table-cell>
          <table:table-cell table:style-name="ce5" table:formula="of:=SUMIF(INDIRECT([.$A$1]&amp;&quot;.A2:&quot;&amp;[.$A$1]&amp;&quot;.A1000&quot;);&quot;=&quot;&amp;[.$A5];INDIRECT([.$A$1]&amp;&quot;.G2:&quot;&amp;[.$A$1]&amp;&quot;.G1000&quot;))" office:value-type="float" office:value="197">
            <text:p>197</text:p>
          </table:table-cell>
          <table:table-cell table:style-name="ce5" table:formula="of:=SUMIF(INDIRECT([.$A$1]&amp;&quot;.A2:&quot;&amp;[.$A$1]&amp;&quot;.A1000&quot;);&quot;=&quot;&amp;[.$A5];INDIRECT([.$A$1]&amp;&quot;.H2:&quot;&amp;[.$A$1]&amp;&quot;.H1000&quot;))" office:value-type="float" office:value="9">
            <text:p>9</text:p>
          </table:table-cell>
        </table:table-row>
        <table:table-row table:style-name="ro1">
          <table:table-cell office:value-type="string">
            <text:p>Ptolemy</text:p>
          </table:table-cell>
          <table:table-cell table:style-name="ce5" table:formula="of:=SUMIF(INDIRECT([.$A$1]&amp;&quot;.A2:&quot;&amp;[.$A$1]&amp;&quot;.A1000&quot;);&quot;=&quot;&amp;[.$A6];INDIRECT([.$A$1]&amp;&quot;.C2:&quot;&amp;[.$A$1]&amp;&quot;.C1000&quot;))" office:value-type="float" office:value="257">
            <text:p>257</text:p>
          </table:table-cell>
          <table:table-cell table:style-name="ce5" table:formula="of:=SUMIF(INDIRECT([.$A$1]&amp;&quot;.A2:&quot;&amp;[.$A$1]&amp;&quot;.A1000&quot;);&quot;=&quot;&amp;[.$A6];INDIRECT([.$A$1]&amp;&quot;.D2:&quot;&amp;[.$A$1]&amp;&quot;.D1000&quot;))" office:value-type="float" office:value="159">
            <text:p>159</text:p>
          </table:table-cell>
          <table:table-cell table:style-name="ce5" table:formula="of:=SUMIF(INDIRECT([.$A$1]&amp;&quot;.A2:&quot;&amp;[.$A$1]&amp;&quot;.A1000&quot;);&quot;=&quot;&amp;[.$A6];INDIRECT([.$A$1]&amp;&quot;.E2:&quot;&amp;[.$A$1]&amp;&quot;.E1000&quot;))" office:value-type="float" office:value="91">
            <text:p>91</text:p>
          </table:table-cell>
          <table:table-cell table:style-name="ce5" table:formula="of:=SUMIF(INDIRECT([.$A$1]&amp;&quot;.A2:&quot;&amp;[.$A$1]&amp;&quot;.A1000&quot;);&quot;=&quot;&amp;[.$A6];INDIRECT([.$A$1]&amp;&quot;.F2:&quot;&amp;[.$A$1]&amp;&quot;.F1000&quot;))" office:value-type="float" office:value="101">
            <text:p>101</text:p>
          </table:table-cell>
          <table:table-cell table:style-name="ce5" table:formula="of:=SUMIF(INDIRECT([.$A$1]&amp;&quot;.A2:&quot;&amp;[.$A$1]&amp;&quot;.A1000&quot;);&quot;=&quot;&amp;[.$A6];INDIRECT([.$A$1]&amp;&quot;.G2:&quot;&amp;[.$A$1]&amp;&quot;.G1000&quot;))" office:value-type="float" office:value="196">
            <text:p>196</text:p>
          </table:table-cell>
          <table:table-cell table:style-name="ce5" table:formula="of:=SUMIF(INDIRECT([.$A$1]&amp;&quot;.A2:&quot;&amp;[.$A$1]&amp;&quot;.A1000&quot;);&quot;=&quot;&amp;[.$A6];INDIRECT([.$A$1]&amp;&quot;.H2:&quot;&amp;[.$A$1]&amp;&quot;.H1000&quot;))" office:value-type="float" office:value="9">
            <text:p>9</text:p>
          </table:table-cell>
        </table:table-row>
        <table:table-row table:style-name="ro2">
          <table:table-cell office:value-type="string">
            <text:p>PtolemyNoITD</text:p>
          </table:table-cell>
          <table:table-cell table:style-name="ce5" table:formula="of:=SUMIF(INDIRECT([.$A$1]&amp;&quot;.A2:&quot;&amp;[.$A$1]&amp;&quot;.A1000&quot;);&quot;=&quot;&amp;[.$A7];INDIRECT([.$A$1]&amp;&quot;.C2:&quot;&amp;[.$A$1]&amp;&quot;.C1000&quot;))" office:value-type="float" office:value="271">
            <text:p>271</text:p>
          </table:table-cell>
          <table:table-cell table:style-name="ce5" table:formula="of:=SUMIF(INDIRECT([.$A$1]&amp;&quot;.A2:&quot;&amp;[.$A$1]&amp;&quot;.A1000&quot;);&quot;=&quot;&amp;[.$A7];INDIRECT([.$A$1]&amp;&quot;.D2:&quot;&amp;[.$A$1]&amp;&quot;.D1000&quot;))" office:value-type="float" office:value="189">
            <text:p>189</text:p>
          </table:table-cell>
          <table:table-cell table:style-name="ce5" table:formula="of:=SUMIF(INDIRECT([.$A$1]&amp;&quot;.A2:&quot;&amp;[.$A$1]&amp;&quot;.A1000&quot;);&quot;=&quot;&amp;[.$A7];INDIRECT([.$A$1]&amp;&quot;.E2:&quot;&amp;[.$A$1]&amp;&quot;.E1000&quot;))" office:value-type="float" office:value="97">
            <text:p>97</text:p>
          </table:table-cell>
          <table:table-cell table:style-name="ce5" table:formula="of:=SUMIF(INDIRECT([.$A$1]&amp;&quot;.A2:&quot;&amp;[.$A$1]&amp;&quot;.A1000&quot;);&quot;=&quot;&amp;[.$A7];INDIRECT([.$A$1]&amp;&quot;.F2:&quot;&amp;[.$A$1]&amp;&quot;.F1000&quot;))" office:value-type="float" office:value="117">
            <text:p>117</text:p>
          </table:table-cell>
          <table:table-cell table:style-name="ce5" table:formula="of:=SUMIF(INDIRECT([.$A$1]&amp;&quot;.A2:&quot;&amp;[.$A$1]&amp;&quot;.A1000&quot;);&quot;=&quot;&amp;[.$A7];INDIRECT([.$A$1]&amp;&quot;.G2:&quot;&amp;[.$A$1]&amp;&quot;.G1000&quot;))" office:value-type="float" office:value="213">
            <text:p>213</text:p>
          </table:table-cell>
          <table:table-cell table:style-name="ce5" table:formula="of:=SUMIF(INDIRECT([.$A$1]&amp;&quot;.A2:&quot;&amp;[.$A$1]&amp;&quot;.A1000&quot;);&quot;=&quot;&amp;[.$A7];INDIRECT([.$A$1]&amp;&quot;.H2:&quot;&amp;[.$A$1]&amp;&quot;.H1000&quot;))" office:value-type="float" office:value="9">
            <text:p>9</text:p>
          </table:table-cell>
        </table:table-row>
        <table:table-row table:style-name="ro2">
          <table:table-cell office:value-type="string">
            <text:p>PtolemyITD</text:p>
          </table:table-cell>
          <table:table-cell table:style-name="ce5" table:formula="of:=SUMIF(INDIRECT([.$A$1]&amp;&quot;.A2:&quot;&amp;[.$A$1]&amp;&quot;.A1000&quot;);&quot;=&quot;&amp;[.$A8];INDIRECT([.$A$1]&amp;&quot;.C2:&quot;&amp;[.$A$1]&amp;&quot;.C1000&quot;))" office:value-type="float" office:value="307">
            <text:p>307</text:p>
          </table:table-cell>
          <table:table-cell table:style-name="ce5" table:formula="of:=SUMIF(INDIRECT([.$A$1]&amp;&quot;.A2:&quot;&amp;[.$A$1]&amp;&quot;.A1000&quot;);&quot;=&quot;&amp;[.$A8];INDIRECT([.$A$1]&amp;&quot;.D2:&quot;&amp;[.$A$1]&amp;&quot;.D1000&quot;))" office:value-type="float" office:value="190">
            <text:p>190</text:p>
          </table:table-cell>
          <table:table-cell table:style-name="ce5" table:formula="of:=SUMIF(INDIRECT([.$A$1]&amp;&quot;.A2:&quot;&amp;[.$A$1]&amp;&quot;.A1000&quot;);&quot;=&quot;&amp;[.$A8];INDIRECT([.$A$1]&amp;&quot;.E2:&quot;&amp;[.$A$1]&amp;&quot;.E1000&quot;))" office:value-type="float" office:value="97">
            <text:p>97</text:p>
          </table:table-cell>
          <table:table-cell table:style-name="ce5" table:formula="of:=SUMIF(INDIRECT([.$A$1]&amp;&quot;.A2:&quot;&amp;[.$A$1]&amp;&quot;.A1000&quot;);&quot;=&quot;&amp;[.$A8];INDIRECT([.$A$1]&amp;&quot;.F2:&quot;&amp;[.$A$1]&amp;&quot;.F1000&quot;))" office:value-type="float" office:value="117">
            <text:p>117</text:p>
          </table:table-cell>
          <table:table-cell table:style-name="ce5" table:formula="of:=SUMIF(INDIRECT([.$A$1]&amp;&quot;.A2:&quot;&amp;[.$A$1]&amp;&quot;.A1000&quot;);&quot;=&quot;&amp;[.$A8];INDIRECT([.$A$1]&amp;&quot;.G2:&quot;&amp;[.$A$1]&amp;&quot;.G1000&quot;))" office:value-type="float" office:value="216">
            <text:p>216</text:p>
          </table:table-cell>
          <table:table-cell table:style-name="ce5" table:formula="of:=SUMIF(INDIRECT([.$A$1]&amp;&quot;.A2:&quot;&amp;[.$A$1]&amp;&quot;.A1000&quot;);&quot;=&quot;&amp;[.$A8];INDIRECT([.$A$1]&amp;&quot;.H2:&quot;&amp;[.$A$1]&amp;&quot;.H1000&quot;))" office:value-type="float" office:value="9">
            <text:p>9</text:p>
          </table:table-cell>
        </table:table-row>
        <table:table-row table:style-name="ro1">
          <table:table-cell office:value-type="string">
            <text:p>Open Modules</text:p>
          </table:table-cell>
          <table:table-cell table:style-name="ce5" table:formula="of:=SUMIF(INDIRECT([.$A$1]&amp;&quot;.A2:&quot;&amp;[.$A$1]&amp;&quot;.A1000&quot;);&quot;=&quot;&amp;[.$A9];INDIRECT([.$A$1]&amp;&quot;.C2:&quot;&amp;[.$A$1]&amp;&quot;.C1000&quot;))" office:value-type="float" office:value="259">
            <text:p>259</text:p>
          </table:table-cell>
          <table:table-cell table:style-name="ce5" table:formula="of:=SUMIF(INDIRECT([.$A$1]&amp;&quot;.A2:&quot;&amp;[.$A$1]&amp;&quot;.A1000&quot;);&quot;=&quot;&amp;[.$A9];INDIRECT([.$A$1]&amp;&quot;.D2:&quot;&amp;[.$A$1]&amp;&quot;.D1000&quot;))" office:value-type="float" office:value="94">
            <text:p>94</text:p>
          </table:table-cell>
          <table:table-cell table:style-name="ce5" table:formula="of:=SUMIF(INDIRECT([.$A$1]&amp;&quot;.A2:&quot;&amp;[.$A$1]&amp;&quot;.A1000&quot;);&quot;=&quot;&amp;[.$A9];INDIRECT([.$A$1]&amp;&quot;.E2:&quot;&amp;[.$A$1]&amp;&quot;.E1000&quot;))" office:value-type="float" office:value="63">
            <text:p>63</text:p>
          </table:table-cell>
          <table:table-cell table:style-name="ce5" table:formula="of:=SUMIF(INDIRECT([.$A$1]&amp;&quot;.A2:&quot;&amp;[.$A$1]&amp;&quot;.A1000&quot;);&quot;=&quot;&amp;[.$A9];INDIRECT([.$A$1]&amp;&quot;.F2:&quot;&amp;[.$A$1]&amp;&quot;.F1000&quot;))" office:value-type="float" office:value="112">
            <text:p>112</text:p>
          </table:table-cell>
          <table:table-cell table:style-name="ce5" table:formula="of:=SUMIF(INDIRECT([.$A$1]&amp;&quot;.A2:&quot;&amp;[.$A$1]&amp;&quot;.A1000&quot;);&quot;=&quot;&amp;[.$A9];INDIRECT([.$A$1]&amp;&quot;.G2:&quot;&amp;[.$A$1]&amp;&quot;.G1000&quot;))" office:value-type="float" office:value="197">
            <text:p>197</text:p>
          </table:table-cell>
          <table:table-cell table:style-name="ce5" table:formula="of:=SUMIF(INDIRECT([.$A$1]&amp;&quot;.A2:&quot;&amp;[.$A$1]&amp;&quot;.A1000&quot;);&quot;=&quot;&amp;[.$A9];INDIRECT([.$A$1]&amp;&quot;.H2:&quot;&amp;[.$A$1]&amp;&quot;.H1000&quot;))" office:value-type="float" office:value="9">
            <text:p>9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Average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formula="of:=[.B3]/[.$B39]" office:value-type="float" office:value="8.03333333333333">
            <text:p>8.03</text:p>
          </table:table-cell>
          <table:table-cell table:formula="of:=[.C3]/[.$B39]" office:value-type="float" office:value="2.16666666666667">
            <text:p>2.17</text:p>
          </table:table-cell>
          <table:table-cell table:formula="of:=[.D3]/[.$B39]" office:value-type="float" office:value="1.83333333333333">
            <text:p>1.83</text:p>
          </table:table-cell>
          <table:table-cell table:formula="of:=[.E3]/[.$B39]" office:value-type="float" office:value="2.5">
            <text:p>2.5</text:p>
          </table:table-cell>
          <table:table-cell table:formula="of:=[.F3]/[.$B39]" office:value-type="float" office:value="5.33333333333333">
            <text:p>5.33</text:p>
          </table:table-cell>
          <table:table-cell table:formula="of:=[.G3]/[.$B39]" office:value-type="float" office:value="0.3">
            <text:p>0.3</text:p>
          </table:table-cell>
        </table:table-row>
        <table:table-row table:style-name="ro2">
          <table:table-cell office:value-type="string">
            <text:p>AspectJ</text:p>
          </table:table-cell>
          <table:table-cell table:formula="of:=[.B4]/[.$B40]" office:value-type="float" office:value="6.81578947368421">
            <text:p>6.82</text:p>
          </table:table-cell>
          <table:table-cell table:formula="of:=[.C4]/[.$B40]" office:value-type="float" office:value="2.47368421052632">
            <text:p>2.47</text:p>
          </table:table-cell>
          <table:table-cell table:formula="of:=[.D4]/[.$B40]" office:value-type="float" office:value="1.65789473684211">
            <text:p>1.66</text:p>
          </table:table-cell>
          <table:table-cell table:formula="of:=[.E4]/[.$B40]" office:value-type="float" office:value="2.02631578947368">
            <text:p>2.03</text:p>
          </table:table-cell>
          <table:table-cell table:formula="of:=[.F4]/[.$B40]" office:value-type="float" office:value="5.18421052631579">
            <text:p>5.18</text:p>
          </table:table-cell>
          <table:table-cell table:formula="of:=[.G4]/[.$B40]" office:value-type="float" office:value="0.236842105263158">
            <text:p>0.24</text:p>
          </table:table-cell>
        </table:table-row>
        <table:table-row table:style-name="ro2">
          <table:table-cell office:value-type="string">
            <text:p>@AspectJ</text:p>
          </table:table-cell>
          <table:table-cell table:formula="of:=[.B5]/[.$B41]" office:value-type="float" office:value="3.59722222222222">
            <text:p>3.6</text:p>
          </table:table-cell>
          <table:table-cell table:formula="of:=[.C5]/[.$B41]" office:value-type="float" office:value="2.23611111111111">
            <text:p>2.24</text:p>
          </table:table-cell>
          <table:table-cell table:formula="of:=[.D5]/[.$B41]" office:value-type="float" office:value="1.34722222222222">
            <text:p>1.35</text:p>
          </table:table-cell>
          <table:table-cell table:formula="of:=[.E5]/[.$B41]" office:value-type="float" office:value="1.06944444444444">
            <text:p>1.07</text:p>
          </table:table-cell>
          <table:table-cell table:formula="of:=[.F5]/[.$B41]" office:value-type="float" office:value="2.73611111111111">
            <text:p>2.74</text:p>
          </table:table-cell>
          <table:table-cell table:formula="of:=[.G5]/[.$B41]" office:value-type="float" office:value="0.125">
            <text:p>0.13</text:p>
          </table:table-cell>
        </table:table-row>
        <table:table-row table:style-name="ro1">
          <table:table-cell office:value-type="string">
            <text:p>Ptolemy</text:p>
          </table:table-cell>
          <table:table-cell table:formula="of:=[.B6]/[.$B42]" office:value-type="float" office:value="4.015625">
            <text:p>4.02</text:p>
          </table:table-cell>
          <table:table-cell table:formula="of:=[.C6]/[.$B42]" office:value-type="float" office:value="2.484375">
            <text:p>2.48</text:p>
          </table:table-cell>
          <table:table-cell table:formula="of:=[.D6]/[.$B42]" office:value-type="float" office:value="1.421875">
            <text:p>1.42</text:p>
          </table:table-cell>
          <table:table-cell table:formula="of:=[.E6]/[.$B42]" office:value-type="float" office:value="1.578125">
            <text:p>1.58</text:p>
          </table:table-cell>
          <table:table-cell table:formula="of:=[.F6]/[.$B42]" office:value-type="float" office:value="3.0625">
            <text:p>3.06</text:p>
          </table:table-cell>
          <table:table-cell table:formula="of:=[.G6]/[.$B42]" office:value-type="float" office:value="0.140625">
            <text:p>0.14</text:p>
          </table:table-cell>
        </table:table-row>
        <table:table-row table:style-name="ro2">
          <table:table-cell office:value-type="string">
            <text:p>PtolemyNoITD</text:p>
          </table:table-cell>
          <table:table-cell table:formula="of:=[.B7]/[.$B43]" office:value-type="float" office:value="3.8169014084507">
            <text:p>3.82</text:p>
          </table:table-cell>
          <table:table-cell table:formula="of:=[.C7]/[.$B43]" office:value-type="float" office:value="2.66197183098592">
            <text:p>2.66</text:p>
          </table:table-cell>
          <table:table-cell table:formula="of:=[.D7]/[.$B43]" office:value-type="float" office:value="1.36619718309859">
            <text:p>1.37</text:p>
          </table:table-cell>
          <table:table-cell table:formula="of:=[.E7]/[.$B43]" office:value-type="float" office:value="1.64788732394366">
            <text:p>1.65</text:p>
          </table:table-cell>
          <table:table-cell table:formula="of:=[.F7]/[.$B43]" office:value-type="float" office:value="3">
            <text:p>3</text:p>
          </table:table-cell>
          <table:table-cell table:formula="of:=[.G7]/[.$B43]" office:value-type="float" office:value="0.126760563380282">
            <text:p>0.13</text:p>
          </table:table-cell>
        </table:table-row>
        <table:table-row table:style-name="ro2">
          <table:table-cell office:value-type="string">
            <text:p>PtolemyITD</text:p>
          </table:table-cell>
          <table:table-cell table:formula="of:=[.B8]/[.$B44]" office:value-type="float" office:value="4.32394366197183">
            <text:p>4.32</text:p>
          </table:table-cell>
          <table:table-cell table:formula="of:=[.C8]/[.$B44]" office:value-type="float" office:value="2.67605633802817">
            <text:p>2.68</text:p>
          </table:table-cell>
          <table:table-cell table:formula="of:=[.D8]/[.$B44]" office:value-type="float" office:value="1.36619718309859">
            <text:p>1.37</text:p>
          </table:table-cell>
          <table:table-cell table:formula="of:=[.E8]/[.$B44]" office:value-type="float" office:value="1.64788732394366">
            <text:p>1.65</text:p>
          </table:table-cell>
          <table:table-cell table:formula="of:=[.F8]/[.$B44]" office:value-type="float" office:value="3.04225352112676">
            <text:p>3.04</text:p>
          </table:table-cell>
          <table:table-cell table:formula="of:=[.G8]/[.$B44]" office:value-type="float" office:value="0.126760563380282">
            <text:p>0.13</text:p>
          </table:table-cell>
        </table:table-row>
        <table:table-row table:style-name="ro1">
          <table:table-cell office:value-type="string">
            <text:p>Open Modules</text:p>
          </table:table-cell>
          <table:table-cell table:formula="of:=[.B9]/[.$B45]" office:value-type="float" office:value="6.16666666666667">
            <text:p>6.17</text:p>
          </table:table-cell>
          <table:table-cell table:formula="of:=[.C9]/[.$B45]" office:value-type="float" office:value="2.23809523809524">
            <text:p>2.24</text:p>
          </table:table-cell>
          <table:table-cell table:formula="of:=[.D9]/[.$B45]" office:value-type="float" office:value="1.5">
            <text:p>1.5</text:p>
          </table:table-cell>
          <table:table-cell table:formula="of:=[.E9]/[.$B45]" office:value-type="float" office:value="2.66666666666667">
            <text:p>2.67</text:p>
          </table:table-cell>
          <table:table-cell table:formula="of:=[.F9]/[.$B45]" office:value-type="float" office:value="4.69047619047619">
            <text:p>4.69</text:p>
          </table:table-cell>
          <table:table-cell table:formula="of:=[.G9]/[.$B45]" office:value-type="float" office:value="0.214285714285714">
            <text:p>0.21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ax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C2:&quot;&amp;[.$A$1]&amp;&quot;.C1000&quot;);0))" office:value-type="float" office:value="71">
            <text:p>71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D2:&quot;&amp;[.$A$1]&amp;&quot;.D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G2:&quot;&amp;[.$A$1]&amp;&quot;.G1000&quot;);0))" office:value-type="float" office:value="15">
            <text:p>15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H2:&quot;&amp;[.$A$1]&amp;&quot;.H1000&quot;);0))" office:value-type="float" office:value="4">
            <text:p>4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C2:&quot;&amp;[.$A$1]&amp;&quot;.C1000&quot;);0))" office:value-type="float" office:value="58">
            <text:p>58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D2:&quot;&amp;[.$A$1]&amp;&quot;.D1000&quot;);0))" office:value-type="float" office:value="10">
            <text:p>10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G2:&quot;&amp;[.$A$1]&amp;&quot;.G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H2:&quot;&amp;[.$A$1]&amp;&quot;.H1000&quot;);0))" office:value-type="float" office:value="4">
            <text:p>4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C2:&quot;&amp;[.$A$1]&amp;&quot;.C1000&quot;);0))" office:value-type="float" office:value="58">
            <text:p>58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D2:&quot;&amp;[.$A$1]&amp;&quot;.D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G2:&quot;&amp;[.$A$1]&amp;&quot;.G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H2:&quot;&amp;[.$A$1]&amp;&quot;.H1000&quot;);0))" office:value-type="float" office:value="4">
            <text:p>4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C2:&quot;&amp;[.$A$1]&amp;&quot;.C1000&quot;);0))" office:value-type="float" office:value="66">
            <text:p>66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D2:&quot;&amp;[.$A$1]&amp;&quot;.D1000&quot;);0))" office:value-type="float" office:value="16">
            <text:p>16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F2:&quot;&amp;[.$A$1]&amp;&quot;.F1000&quot;);0))" office:value-type="float" office:value="8">
            <text:p>8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G2:&quot;&amp;[.$A$1]&amp;&quot;.G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H2:&quot;&amp;[.$A$1]&amp;&quot;.H1000&quot;);0))" office:value-type="float" office:value="4">
            <text:p>4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C2:&quot;&amp;[.$A$1]&amp;&quot;.C1000&quot;);0))" office:value-type="float" office:value="66">
            <text:p>66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D2:&quot;&amp;[.$A$1]&amp;&quot;.D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G2:&quot;&amp;[.$A$1]&amp;&quot;.G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H2:&quot;&amp;[.$A$1]&amp;&quot;.H1000&quot;);0))" office:value-type="float" office:value="4">
            <text:p>4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C2:&quot;&amp;[.$A$1]&amp;&quot;.C1000&quot;);0))" office:value-type="float" office:value="66">
            <text:p>66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D2:&quot;&amp;[.$A$1]&amp;&quot;.D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G2:&quot;&amp;[.$A$1]&amp;&quot;.G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H2:&quot;&amp;[.$A$1]&amp;&quot;.H1000&quot;);0))" office:value-type="float" office:value="4">
            <text:p>4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C2:&quot;&amp;[.$A$1]&amp;&quot;.C1000&quot;);0))" office:value-type="float" office:value="58">
            <text:p>58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D2:&quot;&amp;[.$A$1]&amp;&quot;.D1000&quot;);0))" office:value-type="float" office:value="10">
            <text:p>10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F2:&quot;&amp;[.$A$1]&amp;&quot;.F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G2:&quot;&amp;[.$A$1]&amp;&quot;.G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H2:&quot;&amp;[.$A$1]&amp;&quot;.H1000&quot;);0))" office:value-type="float" office:value="4">
            <text:p>4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in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Number of Components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6" table:formula="of:=COUNTIF(INDIRECT([.$A$1]&amp;&quot;.A2:&quot;&amp;[.$A$1]&amp;&quot;.A1000&quot;);&quot;=&quot;&amp;[.A39])" office:value-type="float" office:value="30" table:number-columns-spanned="6" table:number-rows-spanned="1">
            <text:p>30</text:p>
          </table:table-cell>
          <table:covered-table-cell table:number-columns-repeated="5"/>
        </table:table-row>
        <table:table-row table:style-name="ro2">
          <table:table-cell office:value-type="string">
            <text:p>AspectJ</text:p>
          </table:table-cell>
          <table:table-cell table:style-name="ce6" table:formula="of:=COUNTIF(INDIRECT([.$A$1]&amp;&quot;.A2:&quot;&amp;[.$A$1]&amp;&quot;.A1000&quot;);&quot;=&quot;&amp;[.A40])" office:value-type="float" office:value="38" table:number-columns-spanned="6" table:number-rows-spanned="1">
            <text:p>38</text:p>
          </table:table-cell>
          <table:covered-table-cell table:number-columns-repeated="5"/>
        </table:table-row>
        <table:table-row table:style-name="ro2">
          <table:table-cell office:value-type="string">
            <text:p>@AspectJ</text:p>
          </table:table-cell>
          <table:table-cell table:style-name="ce6" table:formula="of:=COUNTIF(INDIRECT([.$A$1]&amp;&quot;.A2:&quot;&amp;[.$A$1]&amp;&quot;.A1000&quot;);&quot;=&quot;&amp;[.A41])" office:value-type="float" office:value="72" table:number-columns-spanned="6" table:number-rows-spanned="1">
            <text:p>72</text:p>
          </table:table-cell>
          <table:covered-table-cell table:number-columns-repeated="5"/>
        </table:table-row>
        <table:table-row table:style-name="ro1">
          <table:table-cell office:value-type="string">
            <text:p>Ptolemy</text:p>
          </table:table-cell>
          <table:table-cell table:style-name="ce6" table:formula="of:=COUNTIF(INDIRECT([.$A$1]&amp;&quot;.A2:&quot;&amp;[.$A$1]&amp;&quot;.A1000&quot;);&quot;=&quot;&amp;[.A42])" office:value-type="float" office:value="64" table:number-columns-spanned="6" table:number-rows-spanned="1">
            <text:p>64</text:p>
          </table:table-cell>
          <table:covered-table-cell table:number-columns-repeated="5"/>
        </table:table-row>
        <table:table-row table:style-name="ro2">
          <table:table-cell office:value-type="string">
            <text:p>PtolemyNoITD</text:p>
          </table:table-cell>
          <table:table-cell table:style-name="ce6" table:formula="of:=COUNTIF(INDIRECT([.$A$1]&amp;&quot;.A2:&quot;&amp;[.$A$1]&amp;&quot;.A1000&quot;);&quot;=&quot;&amp;[.A43])" office:value-type="float" office:value="71" table:number-columns-spanned="6" table:number-rows-spanned="1">
            <text:p>71</text:p>
          </table:table-cell>
          <table:covered-table-cell table:number-columns-repeated="5"/>
        </table:table-row>
        <table:table-row table:style-name="ro2">
          <table:table-cell office:value-type="string">
            <text:p>PtolemyITD</text:p>
          </table:table-cell>
          <table:table-cell table:style-name="ce6" table:formula="of:=COUNTIF(INDIRECT([.$A$1]&amp;&quot;.A2:&quot;&amp;[.$A$1]&amp;&quot;.A1000&quot;);&quot;=&quot;&amp;[.A44])" office:value-type="float" office:value="71" table:number-columns-spanned="6" table:number-rows-spanned="1">
            <text:p>71</text:p>
          </table:table-cell>
          <table:covered-table-cell table:number-columns-repeated="5"/>
        </table:table-row>
        <table:table-row table:style-name="ro1">
          <table:table-cell office:value-type="string">
            <text:p>Open Modules</text:p>
          </table:table-cell>
          <table:table-cell table:style-name="ce6" table:formula="of:=COUNTIF(INDIRECT([.$A$1]&amp;&quot;.A2:&quot;&amp;[.$A$1]&amp;&quot;.A1000&quot;);&quot;=&quot;&amp;[.A45])" office:value-type="float" office:value="42" table:number-columns-spanned="6" table:number-rows-spanned="1">
            <text:p>42</text:p>
          </table:table-cell>
          <table:covered-table-cell table:number-columns-repeated="5"/>
        </table:table-row>
      </table:table>
      <table:table table:name="R6 Summary" table:style-name="ta1" table:print="false">
        <office:forms form:automatic-focus="false" form:apply-design-mode="false"/>
        <table:table-column table:style-name="co16" table:default-cell-style-name="ce2"/>
        <table:table-column table:style-name="co17" table:number-columns-repeated="6" table:default-cell-style-name="Default"/>
        <table:table-row table:style-name="ro1">
          <table:table-cell table:style-name="ce1" office:value-type="string">
            <text:p>R6</text:p>
          </table:table-cell>
          <table:table-cell table:style-name="ce3" office:value-type="string">
            <text:p>LCOO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DIT</text:p>
          </table:table-cell>
          <table:table-cell table:style-name="ce3" office:value-type="string">
            <text:p>NOA</text:p>
          </table:table-cell>
          <table:table-cell table:style-name="ce3" office:value-type="string">
            <text:p>NOO</text:p>
          </table:table-cell>
          <table:table-cell table:style-name="ce3" office:value-type="string">
            <text:p>NOC</text:p>
          </table:table-cell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Sum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5" table:formula="of:=SUMIF(INDIRECT([.$A$1]&amp;&quot;.A2:&quot;&amp;[.$A$1]&amp;&quot;.A1000&quot;);&quot;=&quot;&amp;[.$A3];INDIRECT([.$A$1]&amp;&quot;.C2:&quot;&amp;[.$A$1]&amp;&quot;.C1000&quot;))" office:value-type="float" office:value="296">
            <text:p>296</text:p>
          </table:table-cell>
          <table:table-cell table:style-name="ce5" table:formula="of:=SUMIF(INDIRECT([.$A$1]&amp;&quot;.A2:&quot;&amp;[.$A$1]&amp;&quot;.A1000&quot;);&quot;=&quot;&amp;[.$A3];INDIRECT([.$A$1]&amp;&quot;.D2:&quot;&amp;[.$A$1]&amp;&quot;.D1000&quot;))" office:value-type="float" office:value="80">
            <text:p>80</text:p>
          </table:table-cell>
          <table:table-cell table:style-name="ce5" table:formula="of:=SUMIF(INDIRECT([.$A$1]&amp;&quot;.A2:&quot;&amp;[.$A$1]&amp;&quot;.A1000&quot;);&quot;=&quot;&amp;[.$A3];INDIRECT([.$A$1]&amp;&quot;.E2:&quot;&amp;[.$A$1]&amp;&quot;.E1000&quot;))" office:value-type="float" office:value="66">
            <text:p>66</text:p>
          </table:table-cell>
          <table:table-cell table:style-name="ce5" table:formula="of:=SUMIF(INDIRECT([.$A$1]&amp;&quot;.A2:&quot;&amp;[.$A$1]&amp;&quot;.A1000&quot;);&quot;=&quot;&amp;[.$A3];INDIRECT([.$A$1]&amp;&quot;.F2:&quot;&amp;[.$A$1]&amp;&quot;.F1000&quot;))" office:value-type="float" office:value="106">
            <text:p>106</text:p>
          </table:table-cell>
          <table:table-cell table:style-name="ce5" table:formula="of:=SUMIF(INDIRECT([.$A$1]&amp;&quot;.A2:&quot;&amp;[.$A$1]&amp;&quot;.A1000&quot;);&quot;=&quot;&amp;[.$A3];INDIRECT([.$A$1]&amp;&quot;.G2:&quot;&amp;[.$A$1]&amp;&quot;.G1000&quot;))" office:value-type="float" office:value="200">
            <text:p>200</text:p>
          </table:table-cell>
          <table:table-cell table:style-name="ce5" table:formula="of:=SUMIF(INDIRECT([.$A$1]&amp;&quot;.A2:&quot;&amp;[.$A$1]&amp;&quot;.A1000&quot;);&quot;=&quot;&amp;[.$A3];INDIRECT([.$A$1]&amp;&quot;.H2:&quot;&amp;[.$A$1]&amp;&quot;.H1000&quot;))" office:value-type="float" office:value="12">
            <text:p>12</text:p>
          </table:table-cell>
        </table:table-row>
        <table:table-row table:style-name="ro2">
          <table:table-cell office:value-type="string">
            <text:p>AspectJ</text:p>
          </table:table-cell>
          <table:table-cell table:style-name="ce5" table:formula="of:=SUMIF(INDIRECT([.$A$1]&amp;&quot;.A2:&quot;&amp;[.$A$1]&amp;&quot;.A1000&quot;);&quot;=&quot;&amp;[.$A4];INDIRECT([.$A$1]&amp;&quot;.C2:&quot;&amp;[.$A$1]&amp;&quot;.C1000&quot;))" office:value-type="float" office:value="369">
            <text:p>369</text:p>
          </table:table-cell>
          <table:table-cell table:style-name="ce5" table:formula="of:=SUMIF(INDIRECT([.$A$1]&amp;&quot;.A2:&quot;&amp;[.$A$1]&amp;&quot;.A1000&quot;);&quot;=&quot;&amp;[.$A4];INDIRECT([.$A$1]&amp;&quot;.D2:&quot;&amp;[.$A$1]&amp;&quot;.D1000&quot;))" office:value-type="float" office:value="121">
            <text:p>121</text:p>
          </table:table-cell>
          <table:table-cell table:style-name="ce5" table:formula="of:=SUMIF(INDIRECT([.$A$1]&amp;&quot;.A2:&quot;&amp;[.$A$1]&amp;&quot;.A1000&quot;);&quot;=&quot;&amp;[.$A4];INDIRECT([.$A$1]&amp;&quot;.E2:&quot;&amp;[.$A$1]&amp;&quot;.E1000&quot;))" office:value-type="float" office:value="75">
            <text:p>75</text:p>
          </table:table-cell>
          <table:table-cell table:style-name="ce5" table:formula="of:=SUMIF(INDIRECT([.$A$1]&amp;&quot;.A2:&quot;&amp;[.$A$1]&amp;&quot;.A1000&quot;);&quot;=&quot;&amp;[.$A4];INDIRECT([.$A$1]&amp;&quot;.F2:&quot;&amp;[.$A$1]&amp;&quot;.F1000&quot;))" office:value-type="float" office:value="110">
            <text:p>110</text:p>
          </table:table-cell>
          <table:table-cell table:style-name="ce5" table:formula="of:=SUMIF(INDIRECT([.$A$1]&amp;&quot;.A2:&quot;&amp;[.$A$1]&amp;&quot;.A1000&quot;);&quot;=&quot;&amp;[.$A4];INDIRECT([.$A$1]&amp;&quot;.G2:&quot;&amp;[.$A$1]&amp;&quot;.G1000&quot;))" office:value-type="float" office:value="247">
            <text:p>247</text:p>
          </table:table-cell>
          <table:table-cell table:style-name="ce5" table:formula="of:=SUMIF(INDIRECT([.$A$1]&amp;&quot;.A2:&quot;&amp;[.$A$1]&amp;&quot;.A1000&quot;);&quot;=&quot;&amp;[.$A4];INDIRECT([.$A$1]&amp;&quot;.H2:&quot;&amp;[.$A$1]&amp;&quot;.H1000&quot;))" office:value-type="float" office:value="12">
            <text:p>12</text:p>
          </table:table-cell>
        </table:table-row>
        <table:table-row table:style-name="ro2">
          <table:table-cell office:value-type="string">
            <text:p>@AspectJ</text:p>
          </table:table-cell>
          <table:table-cell table:style-name="ce5" table:formula="of:=SUMIF(INDIRECT([.$A$1]&amp;&quot;.A2:&quot;&amp;[.$A$1]&amp;&quot;.A1000&quot;);&quot;=&quot;&amp;[.$A5];INDIRECT([.$A$1]&amp;&quot;.C2:&quot;&amp;[.$A$1]&amp;&quot;.C1000&quot;))" office:value-type="float" office:value="369">
            <text:p>369</text:p>
          </table:table-cell>
          <table:table-cell table:style-name="ce5" table:formula="of:=SUMIF(INDIRECT([.$A$1]&amp;&quot;.A2:&quot;&amp;[.$A$1]&amp;&quot;.A1000&quot;);&quot;=&quot;&amp;[.$A5];INDIRECT([.$A$1]&amp;&quot;.D2:&quot;&amp;[.$A$1]&amp;&quot;.D1000&quot;))" office:value-type="float" office:value="200">
            <text:p>200</text:p>
          </table:table-cell>
          <table:table-cell table:style-name="ce5" table:formula="of:=SUMIF(INDIRECT([.$A$1]&amp;&quot;.A2:&quot;&amp;[.$A$1]&amp;&quot;.A1000&quot;);&quot;=&quot;&amp;[.$A5];INDIRECT([.$A$1]&amp;&quot;.E2:&quot;&amp;[.$A$1]&amp;&quot;.E1000&quot;))" office:value-type="float" office:value="114">
            <text:p>114</text:p>
          </table:table-cell>
          <table:table-cell table:style-name="ce5" table:formula="of:=SUMIF(INDIRECT([.$A$1]&amp;&quot;.A2:&quot;&amp;[.$A$1]&amp;&quot;.A1000&quot;);&quot;=&quot;&amp;[.$A5];INDIRECT([.$A$1]&amp;&quot;.F2:&quot;&amp;[.$A$1]&amp;&quot;.F1000&quot;))" office:value-type="float" office:value="110">
            <text:p>110</text:p>
          </table:table-cell>
          <table:table-cell table:style-name="ce5" table:formula="of:=SUMIF(INDIRECT([.$A$1]&amp;&quot;.A2:&quot;&amp;[.$A$1]&amp;&quot;.A1000&quot;);&quot;=&quot;&amp;[.$A5];INDIRECT([.$A$1]&amp;&quot;.G2:&quot;&amp;[.$A$1]&amp;&quot;.G1000&quot;))" office:value-type="float" office:value="247">
            <text:p>247</text:p>
          </table:table-cell>
          <table:table-cell table:style-name="ce5" table:formula="of:=SUMIF(INDIRECT([.$A$1]&amp;&quot;.A2:&quot;&amp;[.$A$1]&amp;&quot;.A1000&quot;);&quot;=&quot;&amp;[.$A5];INDIRECT([.$A$1]&amp;&quot;.H2:&quot;&amp;[.$A$1]&amp;&quot;.H1000&quot;))" office:value-type="float" office:value="12">
            <text:p>12</text:p>
          </table:table-cell>
        </table:table-row>
        <table:table-row table:style-name="ro1">
          <table:table-cell office:value-type="string">
            <text:p>Ptolemy</text:p>
          </table:table-cell>
          <table:table-cell table:style-name="ce5" table:formula="of:=SUMIF(INDIRECT([.$A$1]&amp;&quot;.A2:&quot;&amp;[.$A$1]&amp;&quot;.A1000&quot;);&quot;=&quot;&amp;[.$A6];INDIRECT([.$A$1]&amp;&quot;.C2:&quot;&amp;[.$A$1]&amp;&quot;.C1000&quot;))" office:value-type="float" office:value="365">
            <text:p>365</text:p>
          </table:table-cell>
          <table:table-cell table:style-name="ce5" table:formula="of:=SUMIF(INDIRECT([.$A$1]&amp;&quot;.A2:&quot;&amp;[.$A$1]&amp;&quot;.A1000&quot;);&quot;=&quot;&amp;[.$A6];INDIRECT([.$A$1]&amp;&quot;.D2:&quot;&amp;[.$A$1]&amp;&quot;.D1000&quot;))" office:value-type="float" office:value="203">
            <text:p>203</text:p>
          </table:table-cell>
          <table:table-cell table:style-name="ce5" table:formula="of:=SUMIF(INDIRECT([.$A$1]&amp;&quot;.A2:&quot;&amp;[.$A$1]&amp;&quot;.A1000&quot;);&quot;=&quot;&amp;[.$A6];INDIRECT([.$A$1]&amp;&quot;.E2:&quot;&amp;[.$A$1]&amp;&quot;.E1000&quot;))" office:value-type="float" office:value="109">
            <text:p>109</text:p>
          </table:table-cell>
          <table:table-cell table:style-name="ce5" table:formula="of:=SUMIF(INDIRECT([.$A$1]&amp;&quot;.A2:&quot;&amp;[.$A$1]&amp;&quot;.A1000&quot;);&quot;=&quot;&amp;[.$A6];INDIRECT([.$A$1]&amp;&quot;.F2:&quot;&amp;[.$A$1]&amp;&quot;.F1000&quot;))" office:value-type="float" office:value="144">
            <text:p>144</text:p>
          </table:table-cell>
          <table:table-cell table:style-name="ce5" table:formula="of:=SUMIF(INDIRECT([.$A$1]&amp;&quot;.A2:&quot;&amp;[.$A$1]&amp;&quot;.A1000&quot;);&quot;=&quot;&amp;[.$A6];INDIRECT([.$A$1]&amp;&quot;.G2:&quot;&amp;[.$A$1]&amp;&quot;.G1000&quot;))" office:value-type="float" office:value="245">
            <text:p>245</text:p>
          </table:table-cell>
          <table:table-cell table:style-name="ce5" table:formula="of:=SUMIF(INDIRECT([.$A$1]&amp;&quot;.A2:&quot;&amp;[.$A$1]&amp;&quot;.A1000&quot;);&quot;=&quot;&amp;[.$A6];INDIRECT([.$A$1]&amp;&quot;.H2:&quot;&amp;[.$A$1]&amp;&quot;.H1000&quot;))" office:value-type="float" office:value="12">
            <text:p>12</text:p>
          </table:table-cell>
        </table:table-row>
        <table:table-row table:style-name="ro2">
          <table:table-cell office:value-type="string">
            <text:p>PtolemyNoITD</text:p>
          </table:table-cell>
          <table:table-cell table:style-name="ce5" table:formula="of:=SUMIF(INDIRECT([.$A$1]&amp;&quot;.A2:&quot;&amp;[.$A$1]&amp;&quot;.A1000&quot;);&quot;=&quot;&amp;[.$A7];INDIRECT([.$A$1]&amp;&quot;.C2:&quot;&amp;[.$A$1]&amp;&quot;.C1000&quot;))" office:value-type="float" office:value="300">
            <text:p>300</text:p>
          </table:table-cell>
          <table:table-cell table:style-name="ce5" table:formula="of:=SUMIF(INDIRECT([.$A$1]&amp;&quot;.A2:&quot;&amp;[.$A$1]&amp;&quot;.A1000&quot;);&quot;=&quot;&amp;[.$A7];INDIRECT([.$A$1]&amp;&quot;.D2:&quot;&amp;[.$A$1]&amp;&quot;.D1000&quot;))" office:value-type="float" office:value="238">
            <text:p>238</text:p>
          </table:table-cell>
          <table:table-cell table:style-name="ce5" table:formula="of:=SUMIF(INDIRECT([.$A$1]&amp;&quot;.A2:&quot;&amp;[.$A$1]&amp;&quot;.A1000&quot;);&quot;=&quot;&amp;[.$A7];INDIRECT([.$A$1]&amp;&quot;.E2:&quot;&amp;[.$A$1]&amp;&quot;.E1000&quot;))" office:value-type="float" office:value="115">
            <text:p>115</text:p>
          </table:table-cell>
          <table:table-cell table:style-name="ce5" table:formula="of:=SUMIF(INDIRECT([.$A$1]&amp;&quot;.A2:&quot;&amp;[.$A$1]&amp;&quot;.A1000&quot;);&quot;=&quot;&amp;[.$A7];INDIRECT([.$A$1]&amp;&quot;.F2:&quot;&amp;[.$A$1]&amp;&quot;.F1000&quot;))" office:value-type="float" office:value="161">
            <text:p>161</text:p>
          </table:table-cell>
          <table:table-cell table:style-name="ce5" table:formula="of:=SUMIF(INDIRECT([.$A$1]&amp;&quot;.A2:&quot;&amp;[.$A$1]&amp;&quot;.A1000&quot;);&quot;=&quot;&amp;[.$A7];INDIRECT([.$A$1]&amp;&quot;.G2:&quot;&amp;[.$A$1]&amp;&quot;.G1000&quot;))" office:value-type="float" office:value="265">
            <text:p>265</text:p>
          </table:table-cell>
          <table:table-cell table:style-name="ce5" table:formula="of:=SUMIF(INDIRECT([.$A$1]&amp;&quot;.A2:&quot;&amp;[.$A$1]&amp;&quot;.A1000&quot;);&quot;=&quot;&amp;[.$A7];INDIRECT([.$A$1]&amp;&quot;.H2:&quot;&amp;[.$A$1]&amp;&quot;.H1000&quot;))" office:value-type="float" office:value="12">
            <text:p>12</text:p>
          </table:table-cell>
        </table:table-row>
        <table:table-row table:style-name="ro2">
          <table:table-cell office:value-type="string">
            <text:p>PtolemyITD</text:p>
          </table:table-cell>
          <table:table-cell table:style-name="ce5" table:formula="of:=SUMIF(INDIRECT([.$A$1]&amp;&quot;.A2:&quot;&amp;[.$A$1]&amp;&quot;.A1000&quot;);&quot;=&quot;&amp;[.$A8];INDIRECT([.$A$1]&amp;&quot;.C2:&quot;&amp;[.$A$1]&amp;&quot;.C1000&quot;))" office:value-type="float" office:value="420">
            <text:p>420</text:p>
          </table:table-cell>
          <table:table-cell table:style-name="ce5" table:formula="of:=SUMIF(INDIRECT([.$A$1]&amp;&quot;.A2:&quot;&amp;[.$A$1]&amp;&quot;.A1000&quot;);&quot;=&quot;&amp;[.$A8];INDIRECT([.$A$1]&amp;&quot;.D2:&quot;&amp;[.$A$1]&amp;&quot;.D1000&quot;))" office:value-type="float" office:value="239">
            <text:p>239</text:p>
          </table:table-cell>
          <table:table-cell table:style-name="ce5" table:formula="of:=SUMIF(INDIRECT([.$A$1]&amp;&quot;.A2:&quot;&amp;[.$A$1]&amp;&quot;.A1000&quot;);&quot;=&quot;&amp;[.$A8];INDIRECT([.$A$1]&amp;&quot;.E2:&quot;&amp;[.$A$1]&amp;&quot;.E1000&quot;))" office:value-type="float" office:value="115">
            <text:p>115</text:p>
          </table:table-cell>
          <table:table-cell table:style-name="ce5" table:formula="of:=SUMIF(INDIRECT([.$A$1]&amp;&quot;.A2:&quot;&amp;[.$A$1]&amp;&quot;.A1000&quot;);&quot;=&quot;&amp;[.$A8];INDIRECT([.$A$1]&amp;&quot;.F2:&quot;&amp;[.$A$1]&amp;&quot;.F1000&quot;))" office:value-type="float" office:value="161">
            <text:p>161</text:p>
          </table:table-cell>
          <table:table-cell table:style-name="ce5" table:formula="of:=SUMIF(INDIRECT([.$A$1]&amp;&quot;.A2:&quot;&amp;[.$A$1]&amp;&quot;.A1000&quot;);&quot;=&quot;&amp;[.$A8];INDIRECT([.$A$1]&amp;&quot;.G2:&quot;&amp;[.$A$1]&amp;&quot;.G1000&quot;))" office:value-type="float" office:value="268">
            <text:p>268</text:p>
          </table:table-cell>
          <table:table-cell table:style-name="ce5" table:formula="of:=SUMIF(INDIRECT([.$A$1]&amp;&quot;.A2:&quot;&amp;[.$A$1]&amp;&quot;.A1000&quot;);&quot;=&quot;&amp;[.$A8];INDIRECT([.$A$1]&amp;&quot;.H2:&quot;&amp;[.$A$1]&amp;&quot;.H1000&quot;))" office:value-type="float" office:value="12">
            <text:p>12</text:p>
          </table:table-cell>
        </table:table-row>
        <table:table-row table:style-name="ro1">
          <table:table-cell office:value-type="string">
            <text:p>Open Modules</text:p>
          </table:table-cell>
          <table:table-cell table:style-name="ce5" table:formula="of:=SUMIF(INDIRECT([.$A$1]&amp;&quot;.A2:&quot;&amp;[.$A$1]&amp;&quot;.A1000&quot;);&quot;=&quot;&amp;[.$A9];INDIRECT([.$A$1]&amp;&quot;.C2:&quot;&amp;[.$A$1]&amp;&quot;.C1000&quot;))" office:value-type="float" office:value="369">
            <text:p>369</text:p>
          </table:table-cell>
          <table:table-cell table:style-name="ce5" table:formula="of:=SUMIF(INDIRECT([.$A$1]&amp;&quot;.A2:&quot;&amp;[.$A$1]&amp;&quot;.A1000&quot;);&quot;=&quot;&amp;[.$A9];INDIRECT([.$A$1]&amp;&quot;.D2:&quot;&amp;[.$A$1]&amp;&quot;.D1000&quot;))" office:value-type="float" office:value="121">
            <text:p>121</text:p>
          </table:table-cell>
          <table:table-cell table:style-name="ce5" table:formula="of:=SUMIF(INDIRECT([.$A$1]&amp;&quot;.A2:&quot;&amp;[.$A$1]&amp;&quot;.A1000&quot;);&quot;=&quot;&amp;[.$A9];INDIRECT([.$A$1]&amp;&quot;.E2:&quot;&amp;[.$A$1]&amp;&quot;.E1000&quot;))" office:value-type="float" office:value="75">
            <text:p>75</text:p>
          </table:table-cell>
          <table:table-cell table:style-name="ce5" table:formula="of:=SUMIF(INDIRECT([.$A$1]&amp;&quot;.A2:&quot;&amp;[.$A$1]&amp;&quot;.A1000&quot;);&quot;=&quot;&amp;[.$A9];INDIRECT([.$A$1]&amp;&quot;.F2:&quot;&amp;[.$A$1]&amp;&quot;.F1000&quot;))" office:value-type="float" office:value="149">
            <text:p>149</text:p>
          </table:table-cell>
          <table:table-cell table:style-name="ce5" table:formula="of:=SUMIF(INDIRECT([.$A$1]&amp;&quot;.A2:&quot;&amp;[.$A$1]&amp;&quot;.A1000&quot;);&quot;=&quot;&amp;[.$A9];INDIRECT([.$A$1]&amp;&quot;.G2:&quot;&amp;[.$A$1]&amp;&quot;.G1000&quot;))" office:value-type="float" office:value="247">
            <text:p>247</text:p>
          </table:table-cell>
          <table:table-cell table:style-name="ce5" table:formula="of:=SUMIF(INDIRECT([.$A$1]&amp;&quot;.A2:&quot;&amp;[.$A$1]&amp;&quot;.A1000&quot;);&quot;=&quot;&amp;[.$A9];INDIRECT([.$A$1]&amp;&quot;.H2:&quot;&amp;[.$A$1]&amp;&quot;.H1000&quot;))" office:value-type="float" office:value="12">
            <text:p>12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Average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formula="of:=[.B3]/[.$B39]" office:value-type="float" office:value="8">
            <text:p>8</text:p>
          </table:table-cell>
          <table:table-cell table:formula="of:=[.C3]/[.$B39]" office:value-type="float" office:value="2.16216216216216">
            <text:p>2.16</text:p>
          </table:table-cell>
          <table:table-cell table:formula="of:=[.D3]/[.$B39]" office:value-type="float" office:value="1.78378378378378">
            <text:p>1.78</text:p>
          </table:table-cell>
          <table:table-cell table:formula="of:=[.E3]/[.$B39]" office:value-type="float" office:value="2.86486486486486">
            <text:p>2.86</text:p>
          </table:table-cell>
          <table:table-cell table:formula="of:=[.F3]/[.$B39]" office:value-type="float" office:value="5.40540540540541">
            <text:p>5.41</text:p>
          </table:table-cell>
          <table:table-cell table:formula="of:=[.G3]/[.$B39]" office:value-type="float" office:value="0.324324324324324">
            <text:p>0.32</text:p>
          </table:table-cell>
        </table:table-row>
        <table:table-row table:style-name="ro2">
          <table:table-cell office:value-type="string">
            <text:p>AspectJ</text:p>
          </table:table-cell>
          <table:table-cell table:formula="of:=[.B4]/[.$B40]" office:value-type="float" office:value="8.02173913043478">
            <text:p>8.02</text:p>
          </table:table-cell>
          <table:table-cell table:formula="of:=[.C4]/[.$B40]" office:value-type="float" office:value="2.6304347826087">
            <text:p>2.63</text:p>
          </table:table-cell>
          <table:table-cell table:formula="of:=[.D4]/[.$B40]" office:value-type="float" office:value="1.6304347826087">
            <text:p>1.63</text:p>
          </table:table-cell>
          <table:table-cell table:formula="of:=[.E4]/[.$B40]" office:value-type="float" office:value="2.39130434782609">
            <text:p>2.39</text:p>
          </table:table-cell>
          <table:table-cell table:formula="of:=[.F4]/[.$B40]" office:value-type="float" office:value="5.3695652173913">
            <text:p>5.37</text:p>
          </table:table-cell>
          <table:table-cell table:formula="of:=[.G4]/[.$B40]" office:value-type="float" office:value="0.260869565217391">
            <text:p>0.26</text:p>
          </table:table-cell>
        </table:table-row>
        <table:table-row table:style-name="ro2">
          <table:table-cell office:value-type="string">
            <text:p>@AspectJ</text:p>
          </table:table-cell>
          <table:table-cell table:formula="of:=[.B5]/[.$B41]" office:value-type="float" office:value="4.34117647058824">
            <text:p>4.34</text:p>
          </table:table-cell>
          <table:table-cell table:formula="of:=[.C5]/[.$B41]" office:value-type="float" office:value="2.35294117647059">
            <text:p>2.35</text:p>
          </table:table-cell>
          <table:table-cell table:formula="of:=[.D5]/[.$B41]" office:value-type="float" office:value="1.34117647058824">
            <text:p>1.34</text:p>
          </table:table-cell>
          <table:table-cell table:formula="of:=[.E5]/[.$B41]" office:value-type="float" office:value="1.29411764705882">
            <text:p>1.29</text:p>
          </table:table-cell>
          <table:table-cell table:formula="of:=[.F5]/[.$B41]" office:value-type="float" office:value="2.90588235294118">
            <text:p>2.91</text:p>
          </table:table-cell>
          <table:table-cell table:formula="of:=[.G5]/[.$B41]" office:value-type="float" office:value="0.141176470588235">
            <text:p>0.14</text:p>
          </table:table-cell>
        </table:table-row>
        <table:table-row table:style-name="ro1">
          <table:table-cell office:value-type="string">
            <text:p>Ptolemy</text:p>
          </table:table-cell>
          <table:table-cell table:formula="of:=[.B6]/[.$B42]" office:value-type="float" office:value="4.67948717948718">
            <text:p>4.68</text:p>
          </table:table-cell>
          <table:table-cell table:formula="of:=[.C6]/[.$B42]" office:value-type="float" office:value="2.6025641025641">
            <text:p>2.6</text:p>
          </table:table-cell>
          <table:table-cell table:formula="of:=[.D6]/[.$B42]" office:value-type="float" office:value="1.3974358974359">
            <text:p>1.4</text:p>
          </table:table-cell>
          <table:table-cell table:formula="of:=[.E6]/[.$B42]" office:value-type="float" office:value="1.84615384615385">
            <text:p>1.85</text:p>
          </table:table-cell>
          <table:table-cell table:formula="of:=[.F6]/[.$B42]" office:value-type="float" office:value="3.14102564102564">
            <text:p>3.14</text:p>
          </table:table-cell>
          <table:table-cell table:formula="of:=[.G6]/[.$B42]" office:value-type="float" office:value="0.153846153846154">
            <text:p>0.15</text:p>
          </table:table-cell>
        </table:table-row>
        <table:table-row table:style-name="ro2">
          <table:table-cell office:value-type="string">
            <text:p>PtolemyNoITD</text:p>
          </table:table-cell>
          <table:table-cell table:formula="of:=[.B7]/[.$B43]" office:value-type="float" office:value="3.52941176470588">
            <text:p>3.53</text:p>
          </table:table-cell>
          <table:table-cell table:formula="of:=[.C7]/[.$B43]" office:value-type="float" office:value="2.8">
            <text:p>2.8</text:p>
          </table:table-cell>
          <table:table-cell table:formula="of:=[.D7]/[.$B43]" office:value-type="float" office:value="1.35294117647059">
            <text:p>1.35</text:p>
          </table:table-cell>
          <table:table-cell table:formula="of:=[.E7]/[.$B43]" office:value-type="float" office:value="1.89411764705882">
            <text:p>1.89</text:p>
          </table:table-cell>
          <table:table-cell table:formula="of:=[.F7]/[.$B43]" office:value-type="float" office:value="3.11764705882353">
            <text:p>3.12</text:p>
          </table:table-cell>
          <table:table-cell table:formula="of:=[.G7]/[.$B43]" office:value-type="float" office:value="0.141176470588235">
            <text:p>0.14</text:p>
          </table:table-cell>
        </table:table-row>
        <table:table-row table:style-name="ro2">
          <table:table-cell office:value-type="string">
            <text:p>PtolemyITD</text:p>
          </table:table-cell>
          <table:table-cell table:formula="of:=[.B8]/[.$B44]" office:value-type="float" office:value="4.94117647058824">
            <text:p>4.94</text:p>
          </table:table-cell>
          <table:table-cell table:formula="of:=[.C8]/[.$B44]" office:value-type="float" office:value="2.81176470588235">
            <text:p>2.81</text:p>
          </table:table-cell>
          <table:table-cell table:formula="of:=[.D8]/[.$B44]" office:value-type="float" office:value="1.35294117647059">
            <text:p>1.35</text:p>
          </table:table-cell>
          <table:table-cell table:formula="of:=[.E8]/[.$B44]" office:value-type="float" office:value="1.89411764705882">
            <text:p>1.89</text:p>
          </table:table-cell>
          <table:table-cell table:formula="of:=[.F8]/[.$B44]" office:value-type="float" office:value="3.15294117647059">
            <text:p>3.15</text:p>
          </table:table-cell>
          <table:table-cell table:formula="of:=[.G8]/[.$B44]" office:value-type="float" office:value="0.141176470588235">
            <text:p>0.14</text:p>
          </table:table-cell>
        </table:table-row>
        <table:table-row table:style-name="ro1">
          <table:table-cell office:value-type="string">
            <text:p>Open Modules</text:p>
          </table:table-cell>
          <table:table-cell table:formula="of:=[.B9]/[.$B45]" office:value-type="float" office:value="6.9622641509434">
            <text:p>6.96</text:p>
          </table:table-cell>
          <table:table-cell table:formula="of:=[.C9]/[.$B45]" office:value-type="float" office:value="2.28301886792453">
            <text:p>2.28</text:p>
          </table:table-cell>
          <table:table-cell table:formula="of:=[.D9]/[.$B45]" office:value-type="float" office:value="1.41509433962264">
            <text:p>1.42</text:p>
          </table:table-cell>
          <table:table-cell table:formula="of:=[.E9]/[.$B45]" office:value-type="float" office:value="2.81132075471698">
            <text:p>2.81</text:p>
          </table:table-cell>
          <table:table-cell table:formula="of:=[.F9]/[.$B45]" office:value-type="float" office:value="4.66037735849057">
            <text:p>4.66</text:p>
          </table:table-cell>
          <table:table-cell table:formula="of:=[.G9]/[.$B45]" office:value-type="float" office:value="0.226415094339623">
            <text:p>0.23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ax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C2:&quot;&amp;[.$A$1]&amp;&quot;.C1000&quot;);0))" office:value-type="float" office:value="90">
            <text:p>90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D2:&quot;&amp;[.$A$1]&amp;&quot;.D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F2:&quot;&amp;[.$A$1]&amp;&quot;.F1000&quot;);0))" office:value-type="float" office:value="9">
            <text:p>9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G2:&quot;&amp;[.$A$1]&amp;&quot;.G1000&quot;);0))" office:value-type="float" office:value="17">
            <text:p>17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H2:&quot;&amp;[.$A$1]&amp;&quot;.H1000&quot;);0))" office:value-type="float" office:value="6">
            <text:p>6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C2:&quot;&amp;[.$A$1]&amp;&quot;.C1000&quot;);0))" office:value-type="float" office:value="81">
            <text:p>81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D2:&quot;&amp;[.$A$1]&amp;&quot;.D1000&quot;);0))" office:value-type="float" office:value="13">
            <text:p>13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F2:&quot;&amp;[.$A$1]&amp;&quot;.F1000&quot;);0))" office:value-type="float" office:value="9">
            <text:p>9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G2:&quot;&amp;[.$A$1]&amp;&quot;.G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H2:&quot;&amp;[.$A$1]&amp;&quot;.H1000&quot;);0))" office:value-type="float" office:value="6">
            <text:p>6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C2:&quot;&amp;[.$A$1]&amp;&quot;.C1000&quot;);0))" office:value-type="float" office:value="81">
            <text:p>81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D2:&quot;&amp;[.$A$1]&amp;&quot;.D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F2:&quot;&amp;[.$A$1]&amp;&quot;.F1000&quot;);0))" office:value-type="float" office:value="9">
            <text:p>9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G2:&quot;&amp;[.$A$1]&amp;&quot;.G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H2:&quot;&amp;[.$A$1]&amp;&quot;.H1000&quot;);0))" office:value-type="float" office:value="6">
            <text:p>6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C2:&quot;&amp;[.$A$1]&amp;&quot;.C1000&quot;);0))" office:value-type="float" office:value="83">
            <text:p>83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D2:&quot;&amp;[.$A$1]&amp;&quot;.D1000&quot;);0))" office:value-type="float" office:value="23">
            <text:p>23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F2:&quot;&amp;[.$A$1]&amp;&quot;.F1000&quot;);0))" office:value-type="float" office:value="9">
            <text:p>9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G2:&quot;&amp;[.$A$1]&amp;&quot;.G1000&quot;);0))" office:value-type="float" office:value="15">
            <text:p>15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H2:&quot;&amp;[.$A$1]&amp;&quot;.H1000&quot;);0))" office:value-type="float" office:value="6">
            <text:p>6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C2:&quot;&amp;[.$A$1]&amp;&quot;.C1000&quot;);0))" office:value-type="float" office:value="66">
            <text:p>66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D2:&quot;&amp;[.$A$1]&amp;&quot;.D1000&quot;);0))" office:value-type="float" office:value="21">
            <text:p>21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F2:&quot;&amp;[.$A$1]&amp;&quot;.F1000&quot;);0))" office:value-type="float" office:value="12">
            <text:p>12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G2:&quot;&amp;[.$A$1]&amp;&quot;.G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H2:&quot;&amp;[.$A$1]&amp;&quot;.H1000&quot;);0))" office:value-type="float" office:value="6">
            <text:p>6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C2:&quot;&amp;[.$A$1]&amp;&quot;.C1000&quot;);0))" office:value-type="float" office:value="83">
            <text:p>83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D2:&quot;&amp;[.$A$1]&amp;&quot;.D1000&quot;);0))" office:value-type="float" office:value="21">
            <text:p>21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F2:&quot;&amp;[.$A$1]&amp;&quot;.F1000&quot;);0))" office:value-type="float" office:value="12">
            <text:p>12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G2:&quot;&amp;[.$A$1]&amp;&quot;.G1000&quot;);0))" office:value-type="float" office:value="15">
            <text:p>15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H2:&quot;&amp;[.$A$1]&amp;&quot;.H1000&quot;);0))" office:value-type="float" office:value="6">
            <text:p>6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C2:&quot;&amp;[.$A$1]&amp;&quot;.C1000&quot;);0))" office:value-type="float" office:value="81">
            <text:p>81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D2:&quot;&amp;[.$A$1]&amp;&quot;.D1000&quot;);0))" office:value-type="float" office:value="13">
            <text:p>13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F2:&quot;&amp;[.$A$1]&amp;&quot;.F1000&quot;);0))" office:value-type="float" office:value="13">
            <text:p>13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G2:&quot;&amp;[.$A$1]&amp;&quot;.G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H2:&quot;&amp;[.$A$1]&amp;&quot;.H1000&quot;);0))" office:value-type="float" office:value="6">
            <text:p>6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in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Number of Components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6" table:formula="of:=COUNTIF(INDIRECT([.$A$1]&amp;&quot;.A2:&quot;&amp;[.$A$1]&amp;&quot;.A1000&quot;);&quot;=&quot;&amp;[.A39])" office:value-type="float" office:value="37" table:number-columns-spanned="6" table:number-rows-spanned="1">
            <text:p>37</text:p>
          </table:table-cell>
          <table:covered-table-cell table:number-columns-repeated="5"/>
        </table:table-row>
        <table:table-row table:style-name="ro2">
          <table:table-cell office:value-type="string">
            <text:p>AspectJ</text:p>
          </table:table-cell>
          <table:table-cell table:style-name="ce6" table:formula="of:=COUNTIF(INDIRECT([.$A$1]&amp;&quot;.A2:&quot;&amp;[.$A$1]&amp;&quot;.A1000&quot;);&quot;=&quot;&amp;[.A40])" office:value-type="float" office:value="46" table:number-columns-spanned="6" table:number-rows-spanned="1">
            <text:p>46</text:p>
          </table:table-cell>
          <table:covered-table-cell table:number-columns-repeated="5"/>
        </table:table-row>
        <table:table-row table:style-name="ro2">
          <table:table-cell office:value-type="string">
            <text:p>@AspectJ</text:p>
          </table:table-cell>
          <table:table-cell table:style-name="ce6" table:formula="of:=COUNTIF(INDIRECT([.$A$1]&amp;&quot;.A2:&quot;&amp;[.$A$1]&amp;&quot;.A1000&quot;);&quot;=&quot;&amp;[.A41])" office:value-type="float" office:value="85" table:number-columns-spanned="6" table:number-rows-spanned="1">
            <text:p>85</text:p>
          </table:table-cell>
          <table:covered-table-cell table:number-columns-repeated="5"/>
        </table:table-row>
        <table:table-row table:style-name="ro1">
          <table:table-cell office:value-type="string">
            <text:p>Ptolemy</text:p>
          </table:table-cell>
          <table:table-cell table:style-name="ce6" table:formula="of:=COUNTIF(INDIRECT([.$A$1]&amp;&quot;.A2:&quot;&amp;[.$A$1]&amp;&quot;.A1000&quot;);&quot;=&quot;&amp;[.A42])" office:value-type="float" office:value="78" table:number-columns-spanned="6" table:number-rows-spanned="1">
            <text:p>78</text:p>
          </table:table-cell>
          <table:covered-table-cell table:number-columns-repeated="5"/>
        </table:table-row>
        <table:table-row table:style-name="ro2">
          <table:table-cell office:value-type="string">
            <text:p>PtolemyNoITD</text:p>
          </table:table-cell>
          <table:table-cell table:style-name="ce6" table:formula="of:=COUNTIF(INDIRECT([.$A$1]&amp;&quot;.A2:&quot;&amp;[.$A$1]&amp;&quot;.A1000&quot;);&quot;=&quot;&amp;[.A43])" office:value-type="float" office:value="85" table:number-columns-spanned="6" table:number-rows-spanned="1">
            <text:p>85</text:p>
          </table:table-cell>
          <table:covered-table-cell table:number-columns-repeated="5"/>
        </table:table-row>
        <table:table-row table:style-name="ro2">
          <table:table-cell office:value-type="string">
            <text:p>PtolemyITD</text:p>
          </table:table-cell>
          <table:table-cell table:style-name="ce6" table:formula="of:=COUNTIF(INDIRECT([.$A$1]&amp;&quot;.A2:&quot;&amp;[.$A$1]&amp;&quot;.A1000&quot;);&quot;=&quot;&amp;[.A44])" office:value-type="float" office:value="85" table:number-columns-spanned="6" table:number-rows-spanned="1">
            <text:p>85</text:p>
          </table:table-cell>
          <table:covered-table-cell table:number-columns-repeated="5"/>
        </table:table-row>
        <table:table-row table:style-name="ro1">
          <table:table-cell office:value-type="string">
            <text:p>Open Modules</text:p>
          </table:table-cell>
          <table:table-cell table:style-name="ce6" table:formula="of:=COUNTIF(INDIRECT([.$A$1]&amp;&quot;.A2:&quot;&amp;[.$A$1]&amp;&quot;.A1000&quot;);&quot;=&quot;&amp;[.A45])" office:value-type="float" office:value="53" table:number-columns-spanned="6" table:number-rows-spanned="1">
            <text:p>53</text:p>
          </table:table-cell>
          <table:covered-table-cell table:number-columns-repeated="5"/>
        </table:table-row>
      </table:table>
      <table:table table:name="R7 Summary" table:style-name="ta1" table:print="false">
        <office:forms form:automatic-focus="false" form:apply-design-mode="false"/>
        <table:table-column table:style-name="co16" table:default-cell-style-name="ce2"/>
        <table:table-column table:style-name="co17" table:number-columns-repeated="6" table:default-cell-style-name="Default"/>
        <table:table-row table:style-name="ro1">
          <table:table-cell table:style-name="ce1" office:value-type="string">
            <text:p>R7</text:p>
          </table:table-cell>
          <table:table-cell table:style-name="ce3" office:value-type="string">
            <text:p>LCOO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DIT</text:p>
          </table:table-cell>
          <table:table-cell table:style-name="ce3" office:value-type="string">
            <text:p>NOA</text:p>
          </table:table-cell>
          <table:table-cell table:style-name="ce3" office:value-type="string">
            <text:p>NOO</text:p>
          </table:table-cell>
          <table:table-cell table:style-name="ce3" office:value-type="string">
            <text:p>NOC</text:p>
          </table:table-cell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Sum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5" table:formula="of:=SUMIF(INDIRECT([.$A$1]&amp;&quot;.A2:&quot;&amp;[.$A$1]&amp;&quot;.A1000&quot;);&quot;=&quot;&amp;[.$A3];INDIRECT([.$A$1]&amp;&quot;.C2:&quot;&amp;[.$A$1]&amp;&quot;.C1000&quot;))" office:value-type="float" office:value="311">
            <text:p>311</text:p>
          </table:table-cell>
          <table:table-cell table:style-name="ce5" table:formula="of:=SUMIF(INDIRECT([.$A$1]&amp;&quot;.A2:&quot;&amp;[.$A$1]&amp;&quot;.A1000&quot;);&quot;=&quot;&amp;[.$A3];INDIRECT([.$A$1]&amp;&quot;.D2:&quot;&amp;[.$A$1]&amp;&quot;.D1000&quot;))" office:value-type="float" office:value="103">
            <text:p>103</text:p>
          </table:table-cell>
          <table:table-cell table:style-name="ce5" table:formula="of:=SUMIF(INDIRECT([.$A$1]&amp;&quot;.A2:&quot;&amp;[.$A$1]&amp;&quot;.A1000&quot;);&quot;=&quot;&amp;[.$A3];INDIRECT([.$A$1]&amp;&quot;.E2:&quot;&amp;[.$A$1]&amp;&quot;.E1000&quot;))" office:value-type="float" office:value="84">
            <text:p>84</text:p>
          </table:table-cell>
          <table:table-cell table:style-name="ce5" table:formula="of:=SUMIF(INDIRECT([.$A$1]&amp;&quot;.A2:&quot;&amp;[.$A$1]&amp;&quot;.A1000&quot;);&quot;=&quot;&amp;[.$A3];INDIRECT([.$A$1]&amp;&quot;.F2:&quot;&amp;[.$A$1]&amp;&quot;.F1000&quot;))" office:value-type="float" office:value="132">
            <text:p>132</text:p>
          </table:table-cell>
          <table:table-cell table:style-name="ce5" table:formula="of:=SUMIF(INDIRECT([.$A$1]&amp;&quot;.A2:&quot;&amp;[.$A$1]&amp;&quot;.A1000&quot;);&quot;=&quot;&amp;[.$A3];INDIRECT([.$A$1]&amp;&quot;.G2:&quot;&amp;[.$A$1]&amp;&quot;.G1000&quot;))" office:value-type="float" office:value="239">
            <text:p>239</text:p>
          </table:table-cell>
          <table:table-cell table:style-name="ce5" table:formula="of:=SUMIF(INDIRECT([.$A$1]&amp;&quot;.A2:&quot;&amp;[.$A$1]&amp;&quot;.A1000&quot;);&quot;=&quot;&amp;[.$A3];INDIRECT([.$A$1]&amp;&quot;.H2:&quot;&amp;[.$A$1]&amp;&quot;.H1000&quot;))" office:value-type="float" office:value="20">
            <text:p>20</text:p>
          </table:table-cell>
        </table:table-row>
        <table:table-row table:style-name="ro2">
          <table:table-cell office:value-type="string">
            <text:p>AspectJ</text:p>
          </table:table-cell>
          <table:table-cell table:style-name="ce5" table:formula="of:=SUMIF(INDIRECT([.$A$1]&amp;&quot;.A2:&quot;&amp;[.$A$1]&amp;&quot;.A1000&quot;);&quot;=&quot;&amp;[.$A4];INDIRECT([.$A$1]&amp;&quot;.C2:&quot;&amp;[.$A$1]&amp;&quot;.C1000&quot;))" office:value-type="float" office:value="502">
            <text:p>502</text:p>
          </table:table-cell>
          <table:table-cell table:style-name="ce5" table:formula="of:=SUMIF(INDIRECT([.$A$1]&amp;&quot;.A2:&quot;&amp;[.$A$1]&amp;&quot;.A1000&quot;);&quot;=&quot;&amp;[.$A4];INDIRECT([.$A$1]&amp;&quot;.D2:&quot;&amp;[.$A$1]&amp;&quot;.D1000&quot;))" office:value-type="float" office:value="159">
            <text:p>159</text:p>
          </table:table-cell>
          <table:table-cell table:style-name="ce5" table:formula="of:=SUMIF(INDIRECT([.$A$1]&amp;&quot;.A2:&quot;&amp;[.$A$1]&amp;&quot;.A1000&quot;);&quot;=&quot;&amp;[.$A4];INDIRECT([.$A$1]&amp;&quot;.E2:&quot;&amp;[.$A$1]&amp;&quot;.E1000&quot;))" office:value-type="float" office:value="97">
            <text:p>97</text:p>
          </table:table-cell>
          <table:table-cell table:style-name="ce5" table:formula="of:=SUMIF(INDIRECT([.$A$1]&amp;&quot;.A2:&quot;&amp;[.$A$1]&amp;&quot;.A1000&quot;);&quot;=&quot;&amp;[.$A4];INDIRECT([.$A$1]&amp;&quot;.F2:&quot;&amp;[.$A$1]&amp;&quot;.F1000&quot;))" office:value-type="float" office:value="139">
            <text:p>139</text:p>
          </table:table-cell>
          <table:table-cell table:style-name="ce5" table:formula="of:=SUMIF(INDIRECT([.$A$1]&amp;&quot;.A2:&quot;&amp;[.$A$1]&amp;&quot;.A1000&quot;);&quot;=&quot;&amp;[.$A4];INDIRECT([.$A$1]&amp;&quot;.G2:&quot;&amp;[.$A$1]&amp;&quot;.G1000&quot;))" office:value-type="float" office:value="308">
            <text:p>308</text:p>
          </table:table-cell>
          <table:table-cell table:style-name="ce5" table:formula="of:=SUMIF(INDIRECT([.$A$1]&amp;&quot;.A2:&quot;&amp;[.$A$1]&amp;&quot;.A1000&quot;);&quot;=&quot;&amp;[.$A4];INDIRECT([.$A$1]&amp;&quot;.H2:&quot;&amp;[.$A$1]&amp;&quot;.H1000&quot;))" office:value-type="float" office:value="20">
            <text:p>20</text:p>
          </table:table-cell>
        </table:table-row>
        <table:table-row table:style-name="ro2">
          <table:table-cell office:value-type="string">
            <text:p>@AspectJ</text:p>
          </table:table-cell>
          <table:table-cell table:style-name="ce5" table:formula="of:=SUMIF(INDIRECT([.$A$1]&amp;&quot;.A2:&quot;&amp;[.$A$1]&amp;&quot;.A1000&quot;);&quot;=&quot;&amp;[.$A5];INDIRECT([.$A$1]&amp;&quot;.C2:&quot;&amp;[.$A$1]&amp;&quot;.C1000&quot;))" office:value-type="float" office:value="502">
            <text:p>502</text:p>
          </table:table-cell>
          <table:table-cell table:style-name="ce5" table:formula="of:=SUMIF(INDIRECT([.$A$1]&amp;&quot;.A2:&quot;&amp;[.$A$1]&amp;&quot;.A1000&quot;);&quot;=&quot;&amp;[.$A5];INDIRECT([.$A$1]&amp;&quot;.D2:&quot;&amp;[.$A$1]&amp;&quot;.D1000&quot;))" office:value-type="float" office:value="255">
            <text:p>255</text:p>
          </table:table-cell>
          <table:table-cell table:style-name="ce5" table:formula="of:=SUMIF(INDIRECT([.$A$1]&amp;&quot;.A2:&quot;&amp;[.$A$1]&amp;&quot;.A1000&quot;);&quot;=&quot;&amp;[.$A5];INDIRECT([.$A$1]&amp;&quot;.E2:&quot;&amp;[.$A$1]&amp;&quot;.E1000&quot;))" office:value-type="float" office:value="147">
            <text:p>147</text:p>
          </table:table-cell>
          <table:table-cell table:style-name="ce5" table:formula="of:=SUMIF(INDIRECT([.$A$1]&amp;&quot;.A2:&quot;&amp;[.$A$1]&amp;&quot;.A1000&quot;);&quot;=&quot;&amp;[.$A5];INDIRECT([.$A$1]&amp;&quot;.F2:&quot;&amp;[.$A$1]&amp;&quot;.F1000&quot;))" office:value-type="float" office:value="139">
            <text:p>139</text:p>
          </table:table-cell>
          <table:table-cell table:style-name="ce5" table:formula="of:=SUMIF(INDIRECT([.$A$1]&amp;&quot;.A2:&quot;&amp;[.$A$1]&amp;&quot;.A1000&quot;);&quot;=&quot;&amp;[.$A5];INDIRECT([.$A$1]&amp;&quot;.G2:&quot;&amp;[.$A$1]&amp;&quot;.G1000&quot;))" office:value-type="float" office:value="308">
            <text:p>308</text:p>
          </table:table-cell>
          <table:table-cell table:style-name="ce5" table:formula="of:=SUMIF(INDIRECT([.$A$1]&amp;&quot;.A2:&quot;&amp;[.$A$1]&amp;&quot;.A1000&quot;);&quot;=&quot;&amp;[.$A5];INDIRECT([.$A$1]&amp;&quot;.H2:&quot;&amp;[.$A$1]&amp;&quot;.H1000&quot;))" office:value-type="float" office:value="20">
            <text:p>20</text:p>
          </table:table-cell>
        </table:table-row>
        <table:table-row table:style-name="ro1">
          <table:table-cell office:value-type="string">
            <text:p>Ptolemy</text:p>
          </table:table-cell>
          <table:table-cell table:style-name="ce5" table:formula="of:=SUMIF(INDIRECT([.$A$1]&amp;&quot;.A2:&quot;&amp;[.$A$1]&amp;&quot;.A1000&quot;);&quot;=&quot;&amp;[.$A6];INDIRECT([.$A$1]&amp;&quot;.C2:&quot;&amp;[.$A$1]&amp;&quot;.C1000&quot;))" office:value-type="float" office:value="426">
            <text:p>426</text:p>
          </table:table-cell>
          <table:table-cell table:style-name="ce5" table:formula="of:=SUMIF(INDIRECT([.$A$1]&amp;&quot;.A2:&quot;&amp;[.$A$1]&amp;&quot;.A1000&quot;);&quot;=&quot;&amp;[.$A6];INDIRECT([.$A$1]&amp;&quot;.D2:&quot;&amp;[.$A$1]&amp;&quot;.D1000&quot;))" office:value-type="float" office:value="271">
            <text:p>271</text:p>
          </table:table-cell>
          <table:table-cell table:style-name="ce5" table:formula="of:=SUMIF(INDIRECT([.$A$1]&amp;&quot;.A2:&quot;&amp;[.$A$1]&amp;&quot;.A1000&quot;);&quot;=&quot;&amp;[.$A6];INDIRECT([.$A$1]&amp;&quot;.E2:&quot;&amp;[.$A$1]&amp;&quot;.E1000&quot;))" office:value-type="float" office:value="136">
            <text:p>136</text:p>
          </table:table-cell>
          <table:table-cell table:style-name="ce5" table:formula="of:=SUMIF(INDIRECT([.$A$1]&amp;&quot;.A2:&quot;&amp;[.$A$1]&amp;&quot;.A1000&quot;);&quot;=&quot;&amp;[.$A6];INDIRECT([.$A$1]&amp;&quot;.F2:&quot;&amp;[.$A$1]&amp;&quot;.F1000&quot;))" office:value-type="float" office:value="175">
            <text:p>175</text:p>
          </table:table-cell>
          <table:table-cell table:style-name="ce5" table:formula="of:=SUMIF(INDIRECT([.$A$1]&amp;&quot;.A2:&quot;&amp;[.$A$1]&amp;&quot;.A1000&quot;);&quot;=&quot;&amp;[.$A6];INDIRECT([.$A$1]&amp;&quot;.G2:&quot;&amp;[.$A$1]&amp;&quot;.G1000&quot;))" office:value-type="float" office:value="302">
            <text:p>302</text:p>
          </table:table-cell>
          <table:table-cell table:style-name="ce5" table:formula="of:=SUMIF(INDIRECT([.$A$1]&amp;&quot;.A2:&quot;&amp;[.$A$1]&amp;&quot;.A1000&quot;);&quot;=&quot;&amp;[.$A6];INDIRECT([.$A$1]&amp;&quot;.H2:&quot;&amp;[.$A$1]&amp;&quot;.H1000&quot;))" office:value-type="float" office:value="20">
            <text:p>20</text:p>
          </table:table-cell>
        </table:table-row>
        <table:table-row table:style-name="ro2">
          <table:table-cell office:value-type="string">
            <text:p>PtolemyNoITD</text:p>
          </table:table-cell>
          <table:table-cell table:style-name="ce5" table:formula="of:=SUMIF(INDIRECT([.$A$1]&amp;&quot;.A2:&quot;&amp;[.$A$1]&amp;&quot;.A1000&quot;);&quot;=&quot;&amp;[.$A7];INDIRECT([.$A$1]&amp;&quot;.C2:&quot;&amp;[.$A$1]&amp;&quot;.C1000&quot;))" office:value-type="float" office:value="295">
            <text:p>295</text:p>
          </table:table-cell>
          <table:table-cell table:style-name="ce5" table:formula="of:=SUMIF(INDIRECT([.$A$1]&amp;&quot;.A2:&quot;&amp;[.$A$1]&amp;&quot;.A1000&quot;);&quot;=&quot;&amp;[.$A7];INDIRECT([.$A$1]&amp;&quot;.D2:&quot;&amp;[.$A$1]&amp;&quot;.D1000&quot;))" office:value-type="float" office:value="300">
            <text:p>300</text:p>
          </table:table-cell>
          <table:table-cell table:style-name="ce5" table:formula="of:=SUMIF(INDIRECT([.$A$1]&amp;&quot;.A2:&quot;&amp;[.$A$1]&amp;&quot;.A1000&quot;);&quot;=&quot;&amp;[.$A7];INDIRECT([.$A$1]&amp;&quot;.E2:&quot;&amp;[.$A$1]&amp;&quot;.E1000&quot;))" office:value-type="float" office:value="143">
            <text:p>143</text:p>
          </table:table-cell>
          <table:table-cell table:style-name="ce5" table:formula="of:=SUMIF(INDIRECT([.$A$1]&amp;&quot;.A2:&quot;&amp;[.$A$1]&amp;&quot;.A1000&quot;);&quot;=&quot;&amp;[.$A7];INDIRECT([.$A$1]&amp;&quot;.F2:&quot;&amp;[.$A$1]&amp;&quot;.F1000&quot;))" office:value-type="float" office:value="193">
            <text:p>193</text:p>
          </table:table-cell>
          <table:table-cell table:style-name="ce5" table:formula="of:=SUMIF(INDIRECT([.$A$1]&amp;&quot;.A2:&quot;&amp;[.$A$1]&amp;&quot;.A1000&quot;);&quot;=&quot;&amp;[.$A7];INDIRECT([.$A$1]&amp;&quot;.G2:&quot;&amp;[.$A$1]&amp;&quot;.G1000&quot;))" office:value-type="float" office:value="321">
            <text:p>321</text:p>
          </table:table-cell>
          <table:table-cell table:style-name="ce5" table:formula="of:=SUMIF(INDIRECT([.$A$1]&amp;&quot;.A2:&quot;&amp;[.$A$1]&amp;&quot;.A1000&quot;);&quot;=&quot;&amp;[.$A7];INDIRECT([.$A$1]&amp;&quot;.H2:&quot;&amp;[.$A$1]&amp;&quot;.H1000&quot;))" office:value-type="float" office:value="20">
            <text:p>20</text:p>
          </table:table-cell>
        </table:table-row>
        <table:table-row table:style-name="ro2">
          <table:table-cell office:value-type="string">
            <text:p>PtolemyITD</text:p>
          </table:table-cell>
          <table:table-cell table:style-name="ce5" table:formula="of:=SUMIF(INDIRECT([.$A$1]&amp;&quot;.A2:&quot;&amp;[.$A$1]&amp;&quot;.A1000&quot;);&quot;=&quot;&amp;[.$A8];INDIRECT([.$A$1]&amp;&quot;.C2:&quot;&amp;[.$A$1]&amp;&quot;.C1000&quot;))" office:value-type="float" office:value="459">
            <text:p>459</text:p>
          </table:table-cell>
          <table:table-cell table:style-name="ce5" table:formula="of:=SUMIF(INDIRECT([.$A$1]&amp;&quot;.A2:&quot;&amp;[.$A$1]&amp;&quot;.A1000&quot;);&quot;=&quot;&amp;[.$A8];INDIRECT([.$A$1]&amp;&quot;.D2:&quot;&amp;[.$A$1]&amp;&quot;.D1000&quot;))" office:value-type="float" office:value="302">
            <text:p>302</text:p>
          </table:table-cell>
          <table:table-cell table:style-name="ce5" table:formula="of:=SUMIF(INDIRECT([.$A$1]&amp;&quot;.A2:&quot;&amp;[.$A$1]&amp;&quot;.A1000&quot;);&quot;=&quot;&amp;[.$A8];INDIRECT([.$A$1]&amp;&quot;.E2:&quot;&amp;[.$A$1]&amp;&quot;.E1000&quot;))" office:value-type="float" office:value="143">
            <text:p>143</text:p>
          </table:table-cell>
          <table:table-cell table:style-name="ce5" table:formula="of:=SUMIF(INDIRECT([.$A$1]&amp;&quot;.A2:&quot;&amp;[.$A$1]&amp;&quot;.A1000&quot;);&quot;=&quot;&amp;[.$A8];INDIRECT([.$A$1]&amp;&quot;.F2:&quot;&amp;[.$A$1]&amp;&quot;.F1000&quot;))" office:value-type="float" office:value="193">
            <text:p>193</text:p>
          </table:table-cell>
          <table:table-cell table:style-name="ce5" table:formula="of:=SUMIF(INDIRECT([.$A$1]&amp;&quot;.A2:&quot;&amp;[.$A$1]&amp;&quot;.A1000&quot;);&quot;=&quot;&amp;[.$A8];INDIRECT([.$A$1]&amp;&quot;.G2:&quot;&amp;[.$A$1]&amp;&quot;.G1000&quot;))" office:value-type="float" office:value="325">
            <text:p>325</text:p>
          </table:table-cell>
          <table:table-cell table:style-name="ce5" table:formula="of:=SUMIF(INDIRECT([.$A$1]&amp;&quot;.A2:&quot;&amp;[.$A$1]&amp;&quot;.A1000&quot;);&quot;=&quot;&amp;[.$A8];INDIRECT([.$A$1]&amp;&quot;.H2:&quot;&amp;[.$A$1]&amp;&quot;.H1000&quot;))" office:value-type="float" office:value="20">
            <text:p>20</text:p>
          </table:table-cell>
        </table:table-row>
        <table:table-row table:style-name="ro1">
          <table:table-cell office:value-type="string">
            <text:p>Open Modules</text:p>
          </table:table-cell>
          <table:table-cell table:style-name="ce5" table:formula="of:=SUMIF(INDIRECT([.$A$1]&amp;&quot;.A2:&quot;&amp;[.$A$1]&amp;&quot;.A1000&quot;);&quot;=&quot;&amp;[.$A9];INDIRECT([.$A$1]&amp;&quot;.C2:&quot;&amp;[.$A$1]&amp;&quot;.C1000&quot;))" office:value-type="float" office:value="502">
            <text:p>502</text:p>
          </table:table-cell>
          <table:table-cell table:style-name="ce5" table:formula="of:=SUMIF(INDIRECT([.$A$1]&amp;&quot;.A2:&quot;&amp;[.$A$1]&amp;&quot;.A1000&quot;);&quot;=&quot;&amp;[.$A9];INDIRECT([.$A$1]&amp;&quot;.D2:&quot;&amp;[.$A$1]&amp;&quot;.D1000&quot;))" office:value-type="float" office:value="159">
            <text:p>159</text:p>
          </table:table-cell>
          <table:table-cell table:style-name="ce5" table:formula="of:=SUMIF(INDIRECT([.$A$1]&amp;&quot;.A2:&quot;&amp;[.$A$1]&amp;&quot;.A1000&quot;);&quot;=&quot;&amp;[.$A9];INDIRECT([.$A$1]&amp;&quot;.E2:&quot;&amp;[.$A$1]&amp;&quot;.E1000&quot;))" office:value-type="float" office:value="97">
            <text:p>97</text:p>
          </table:table-cell>
          <table:table-cell table:style-name="ce5" table:formula="of:=SUMIF(INDIRECT([.$A$1]&amp;&quot;.A2:&quot;&amp;[.$A$1]&amp;&quot;.A1000&quot;);&quot;=&quot;&amp;[.$A9];INDIRECT([.$A$1]&amp;&quot;.F2:&quot;&amp;[.$A$1]&amp;&quot;.F1000&quot;))" office:value-type="float" office:value="187">
            <text:p>187</text:p>
          </table:table-cell>
          <table:table-cell table:style-name="ce5" table:formula="of:=SUMIF(INDIRECT([.$A$1]&amp;&quot;.A2:&quot;&amp;[.$A$1]&amp;&quot;.A1000&quot;);&quot;=&quot;&amp;[.$A9];INDIRECT([.$A$1]&amp;&quot;.G2:&quot;&amp;[.$A$1]&amp;&quot;.G1000&quot;))" office:value-type="float" office:value="308">
            <text:p>308</text:p>
          </table:table-cell>
          <table:table-cell table:style-name="ce5" table:formula="of:=SUMIF(INDIRECT([.$A$1]&amp;&quot;.A2:&quot;&amp;[.$A$1]&amp;&quot;.A1000&quot;);&quot;=&quot;&amp;[.$A9];INDIRECT([.$A$1]&amp;&quot;.H2:&quot;&amp;[.$A$1]&amp;&quot;.H1000&quot;))" office:value-type="float" office:value="20">
            <text:p>2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Average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formula="of:=[.B3]/[.$B39]" office:value-type="float" office:value="6.76086956521739">
            <text:p>6.76</text:p>
          </table:table-cell>
          <table:table-cell table:formula="of:=[.C3]/[.$B39]" office:value-type="float" office:value="2.23913043478261">
            <text:p>2.24</text:p>
          </table:table-cell>
          <table:table-cell table:formula="of:=[.D3]/[.$B39]" office:value-type="float" office:value="1.82608695652174">
            <text:p>1.83</text:p>
          </table:table-cell>
          <table:table-cell table:formula="of:=[.E3]/[.$B39]" office:value-type="float" office:value="2.8695652173913">
            <text:p>2.87</text:p>
          </table:table-cell>
          <table:table-cell table:formula="of:=[.F3]/[.$B39]" office:value-type="float" office:value="5.19565217391304">
            <text:p>5.2</text:p>
          </table:table-cell>
          <table:table-cell table:formula="of:=[.G3]/[.$B39]" office:value-type="float" office:value="0.434782608695652">
            <text:p>0.43</text:p>
          </table:table-cell>
        </table:table-row>
        <table:table-row table:style-name="ro2">
          <table:table-cell office:value-type="string">
            <text:p>AspectJ</text:p>
          </table:table-cell>
          <table:table-cell table:formula="of:=[.B4]/[.$B40]" office:value-type="float" office:value="8.50847457627119">
            <text:p>8.51</text:p>
          </table:table-cell>
          <table:table-cell table:formula="of:=[.C4]/[.$B40]" office:value-type="float" office:value="2.69491525423729">
            <text:p>2.69</text:p>
          </table:table-cell>
          <table:table-cell table:formula="of:=[.D4]/[.$B40]" office:value-type="float" office:value="1.64406779661017">
            <text:p>1.64</text:p>
          </table:table-cell>
          <table:table-cell table:formula="of:=[.E4]/[.$B40]" office:value-type="float" office:value="2.35593220338983">
            <text:p>2.36</text:p>
          </table:table-cell>
          <table:table-cell table:formula="of:=[.F4]/[.$B40]" office:value-type="float" office:value="5.22033898305085">
            <text:p>5.22</text:p>
          </table:table-cell>
          <table:table-cell table:formula="of:=[.G4]/[.$B40]" office:value-type="float" office:value="0.338983050847458">
            <text:p>0.34</text:p>
          </table:table-cell>
        </table:table-row>
        <table:table-row table:style-name="ro2">
          <table:table-cell office:value-type="string">
            <text:p>@AspectJ</text:p>
          </table:table-cell>
          <table:table-cell table:formula="of:=[.B5]/[.$B41]" office:value-type="float" office:value="4.60550458715596">
            <text:p>4.61</text:p>
          </table:table-cell>
          <table:table-cell table:formula="of:=[.C5]/[.$B41]" office:value-type="float" office:value="2.3394495412844">
            <text:p>2.34</text:p>
          </table:table-cell>
          <table:table-cell table:formula="of:=[.D5]/[.$B41]" office:value-type="float" office:value="1.34862385321101">
            <text:p>1.35</text:p>
          </table:table-cell>
          <table:table-cell table:formula="of:=[.E5]/[.$B41]" office:value-type="float" office:value="1.27522935779817">
            <text:p>1.28</text:p>
          </table:table-cell>
          <table:table-cell table:formula="of:=[.F5]/[.$B41]" office:value-type="float" office:value="2.8256880733945">
            <text:p>2.83</text:p>
          </table:table-cell>
          <table:table-cell table:formula="of:=[.G5]/[.$B41]" office:value-type="float" office:value="0.18348623853211">
            <text:p>0.18</text:p>
          </table:table-cell>
        </table:table-row>
        <table:table-row table:style-name="ro1">
          <table:table-cell office:value-type="string">
            <text:p>Ptolemy</text:p>
          </table:table-cell>
          <table:table-cell table:formula="of:=[.B6]/[.$B42]" office:value-type="float" office:value="4.4375">
            <text:p>4.44</text:p>
          </table:table-cell>
          <table:table-cell table:formula="of:=[.C6]/[.$B42]" office:value-type="float" office:value="2.82291666666667">
            <text:p>2.82</text:p>
          </table:table-cell>
          <table:table-cell table:formula="of:=[.D6]/[.$B42]" office:value-type="float" office:value="1.41666666666667">
            <text:p>1.42</text:p>
          </table:table-cell>
          <table:table-cell table:formula="of:=[.E6]/[.$B42]" office:value-type="float" office:value="1.82291666666667">
            <text:p>1.82</text:p>
          </table:table-cell>
          <table:table-cell table:formula="of:=[.F6]/[.$B42]" office:value-type="float" office:value="3.14583333333333">
            <text:p>3.15</text:p>
          </table:table-cell>
          <table:table-cell table:formula="of:=[.G6]/[.$B42]" office:value-type="float" office:value="0.208333333333333">
            <text:p>0.21</text:p>
          </table:table-cell>
        </table:table-row>
        <table:table-row table:style-name="ro2">
          <table:table-cell office:value-type="string">
            <text:p>PtolemyNoITD</text:p>
          </table:table-cell>
          <table:table-cell table:formula="of:=[.B7]/[.$B43]" office:value-type="float" office:value="2.83653846153846">
            <text:p>2.84</text:p>
          </table:table-cell>
          <table:table-cell table:formula="of:=[.C7]/[.$B43]" office:value-type="float" office:value="2.88461538461538">
            <text:p>2.88</text:p>
          </table:table-cell>
          <table:table-cell table:formula="of:=[.D7]/[.$B43]" office:value-type="float" office:value="1.375">
            <text:p>1.38</text:p>
          </table:table-cell>
          <table:table-cell table:formula="of:=[.E7]/[.$B43]" office:value-type="float" office:value="1.85576923076923">
            <text:p>1.86</text:p>
          </table:table-cell>
          <table:table-cell table:formula="of:=[.F7]/[.$B43]" office:value-type="float" office:value="3.08653846153846">
            <text:p>3.09</text:p>
          </table:table-cell>
          <table:table-cell table:formula="of:=[.G7]/[.$B43]" office:value-type="float" office:value="0.192307692307692">
            <text:p>0.19</text:p>
          </table:table-cell>
        </table:table-row>
        <table:table-row table:style-name="ro2">
          <table:table-cell office:value-type="string">
            <text:p>PtolemyITD</text:p>
          </table:table-cell>
          <table:table-cell table:formula="of:=[.B8]/[.$B44]" office:value-type="float" office:value="4.41346153846154">
            <text:p>4.41</text:p>
          </table:table-cell>
          <table:table-cell table:formula="of:=[.C8]/[.$B44]" office:value-type="float" office:value="2.90384615384615">
            <text:p>2.9</text:p>
          </table:table-cell>
          <table:table-cell table:formula="of:=[.D8]/[.$B44]" office:value-type="float" office:value="1.375">
            <text:p>1.38</text:p>
          </table:table-cell>
          <table:table-cell table:formula="of:=[.E8]/[.$B44]" office:value-type="float" office:value="1.85576923076923">
            <text:p>1.86</text:p>
          </table:table-cell>
          <table:table-cell table:formula="of:=[.F8]/[.$B44]" office:value-type="float" office:value="3.125">
            <text:p>3.13</text:p>
          </table:table-cell>
          <table:table-cell table:formula="of:=[.G8]/[.$B44]" office:value-type="float" office:value="0.192307692307692">
            <text:p>0.19</text:p>
          </table:table-cell>
        </table:table-row>
        <table:table-row table:style-name="ro1">
          <table:table-cell office:value-type="string">
            <text:p>Open Modules</text:p>
          </table:table-cell>
          <table:table-cell table:formula="of:=[.B9]/[.$B45]" office:value-type="float" office:value="7.27536231884058">
            <text:p>7.28</text:p>
          </table:table-cell>
          <table:table-cell table:formula="of:=[.C9]/[.$B45]" office:value-type="float" office:value="2.30434782608696">
            <text:p>2.3</text:p>
          </table:table-cell>
          <table:table-cell table:formula="of:=[.D9]/[.$B45]" office:value-type="float" office:value="1.40579710144928">
            <text:p>1.41</text:p>
          </table:table-cell>
          <table:table-cell table:formula="of:=[.E9]/[.$B45]" office:value-type="float" office:value="2.71014492753623">
            <text:p>2.71</text:p>
          </table:table-cell>
          <table:table-cell table:formula="of:=[.F9]/[.$B45]" office:value-type="float" office:value="4.46376811594203">
            <text:p>4.46</text:p>
          </table:table-cell>
          <table:table-cell table:formula="of:=[.G9]/[.$B45]" office:value-type="float" office:value="0.289855072463768">
            <text:p>0.29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ax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C2:&quot;&amp;[.$A$1]&amp;&quot;.C1000&quot;);0))" office:value-type="float" office:value="71">
            <text:p>71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D2:&quot;&amp;[.$A$1]&amp;&quot;.D1000&quot;);0))" office:value-type="float" office:value="15">
            <text:p>15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F2:&quot;&amp;[.$A$1]&amp;&quot;.F1000&quot;);0))" office:value-type="float" office:value="12">
            <text:p>12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G2:&quot;&amp;[.$A$1]&amp;&quot;.G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H2:&quot;&amp;[.$A$1]&amp;&quot;.H1000&quot;);0))" office:value-type="float" office:value="8">
            <text:p>8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C2:&quot;&amp;[.$A$1]&amp;&quot;.C1000&quot;);0))" office:value-type="float" office:value="95">
            <text:p>95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D2:&quot;&amp;[.$A$1]&amp;&quot;.D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G2:&quot;&amp;[.$A$1]&amp;&quot;.G1000&quot;);0))" office:value-type="float" office:value="19">
            <text:p>19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H2:&quot;&amp;[.$A$1]&amp;&quot;.H1000&quot;);0))" office:value-type="float" office:value="8">
            <text:p>8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C2:&quot;&amp;[.$A$1]&amp;&quot;.C1000&quot;);0))" office:value-type="float" office:value="95">
            <text:p>95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D2:&quot;&amp;[.$A$1]&amp;&quot;.D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G2:&quot;&amp;[.$A$1]&amp;&quot;.G1000&quot;);0))" office:value-type="float" office:value="19">
            <text:p>19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H2:&quot;&amp;[.$A$1]&amp;&quot;.H1000&quot;);0))" office:value-type="float" office:value="8">
            <text:p>8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C2:&quot;&amp;[.$A$1]&amp;&quot;.C1000&quot;);0))" office:value-type="float" office:value="91">
            <text:p>91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D2:&quot;&amp;[.$A$1]&amp;&quot;.D1000&quot;);0))" office:value-type="float" office:value="26">
            <text:p>26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G2:&quot;&amp;[.$A$1]&amp;&quot;.G1000&quot;);0))" office:value-type="float" office:value="17">
            <text:p>17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H2:&quot;&amp;[.$A$1]&amp;&quot;.H1000&quot;);0))" office:value-type="float" office:value="8">
            <text:p>8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C2:&quot;&amp;[.$A$1]&amp;&quot;.C1000&quot;);0))" office:value-type="float" office:value="83">
            <text:p>83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D2:&quot;&amp;[.$A$1]&amp;&quot;.D1000&quot;);0))" office:value-type="float" office:value="22">
            <text:p>22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F2:&quot;&amp;[.$A$1]&amp;&quot;.F1000&quot;);0))" office:value-type="float" office:value="12">
            <text:p>12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G2:&quot;&amp;[.$A$1]&amp;&quot;.G1000&quot;);0))" office:value-type="float" office:value="17">
            <text:p>17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H2:&quot;&amp;[.$A$1]&amp;&quot;.H1000&quot;);0))" office:value-type="float" office:value="8">
            <text:p>8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C2:&quot;&amp;[.$A$1]&amp;&quot;.C1000&quot;);0))" office:value-type="float" office:value="91">
            <text:p>91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D2:&quot;&amp;[.$A$1]&amp;&quot;.D1000&quot;);0))" office:value-type="float" office:value="24">
            <text:p>24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F2:&quot;&amp;[.$A$1]&amp;&quot;.F1000&quot;);0))" office:value-type="float" office:value="12">
            <text:p>12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G2:&quot;&amp;[.$A$1]&amp;&quot;.G1000&quot;);0))" office:value-type="float" office:value="17">
            <text:p>17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H2:&quot;&amp;[.$A$1]&amp;&quot;.H1000&quot;);0))" office:value-type="float" office:value="8">
            <text:p>8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C2:&quot;&amp;[.$A$1]&amp;&quot;.C1000&quot;);0))" office:value-type="float" office:value="95">
            <text:p>95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D2:&quot;&amp;[.$A$1]&amp;&quot;.D1000&quot;);0))" office:value-type="float" office:value="14">
            <text:p>14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G2:&quot;&amp;[.$A$1]&amp;&quot;.G1000&quot;);0))" office:value-type="float" office:value="19">
            <text:p>19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H2:&quot;&amp;[.$A$1]&amp;&quot;.H1000&quot;);0))" office:value-type="float" office:value="8">
            <text:p>8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in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Number of Components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6" table:formula="of:=COUNTIF(INDIRECT([.$A$1]&amp;&quot;.A2:&quot;&amp;[.$A$1]&amp;&quot;.A1000&quot;);&quot;=&quot;&amp;[.A39])" office:value-type="float" office:value="46" table:number-columns-spanned="6" table:number-rows-spanned="1">
            <text:p>46</text:p>
          </table:table-cell>
          <table:covered-table-cell table:number-columns-repeated="5"/>
        </table:table-row>
        <table:table-row table:style-name="ro2">
          <table:table-cell office:value-type="string">
            <text:p>AspectJ</text:p>
          </table:table-cell>
          <table:table-cell table:style-name="ce6" table:formula="of:=COUNTIF(INDIRECT([.$A$1]&amp;&quot;.A2:&quot;&amp;[.$A$1]&amp;&quot;.A1000&quot;);&quot;=&quot;&amp;[.A40])" office:value-type="float" office:value="59" table:number-columns-spanned="6" table:number-rows-spanned="1">
            <text:p>59</text:p>
          </table:table-cell>
          <table:covered-table-cell table:number-columns-repeated="5"/>
        </table:table-row>
        <table:table-row table:style-name="ro2">
          <table:table-cell office:value-type="string">
            <text:p>@AspectJ</text:p>
          </table:table-cell>
          <table:table-cell table:style-name="ce6" table:formula="of:=COUNTIF(INDIRECT([.$A$1]&amp;&quot;.A2:&quot;&amp;[.$A$1]&amp;&quot;.A1000&quot;);&quot;=&quot;&amp;[.A41])" office:value-type="float" office:value="109" table:number-columns-spanned="6" table:number-rows-spanned="1">
            <text:p>109</text:p>
          </table:table-cell>
          <table:covered-table-cell table:number-columns-repeated="5"/>
        </table:table-row>
        <table:table-row table:style-name="ro1">
          <table:table-cell office:value-type="string">
            <text:p>Ptolemy</text:p>
          </table:table-cell>
          <table:table-cell table:style-name="ce6" table:formula="of:=COUNTIF(INDIRECT([.$A$1]&amp;&quot;.A2:&quot;&amp;[.$A$1]&amp;&quot;.A1000&quot;);&quot;=&quot;&amp;[.A42])" office:value-type="float" office:value="96" table:number-columns-spanned="6" table:number-rows-spanned="1">
            <text:p>96</text:p>
          </table:table-cell>
          <table:covered-table-cell table:number-columns-repeated="5"/>
        </table:table-row>
        <table:table-row table:style-name="ro2">
          <table:table-cell office:value-type="string">
            <text:p>PtolemyNoITD</text:p>
          </table:table-cell>
          <table:table-cell table:style-name="ce6" table:formula="of:=COUNTIF(INDIRECT([.$A$1]&amp;&quot;.A2:&quot;&amp;[.$A$1]&amp;&quot;.A1000&quot;);&quot;=&quot;&amp;[.A43])" office:value-type="float" office:value="104" table:number-columns-spanned="6" table:number-rows-spanned="1">
            <text:p>104</text:p>
          </table:table-cell>
          <table:covered-table-cell table:number-columns-repeated="5"/>
        </table:table-row>
        <table:table-row table:style-name="ro2">
          <table:table-cell office:value-type="string">
            <text:p>PtolemyITD</text:p>
          </table:table-cell>
          <table:table-cell table:style-name="ce6" table:formula="of:=COUNTIF(INDIRECT([.$A$1]&amp;&quot;.A2:&quot;&amp;[.$A$1]&amp;&quot;.A1000&quot;);&quot;=&quot;&amp;[.A44])" office:value-type="float" office:value="104" table:number-columns-spanned="6" table:number-rows-spanned="1">
            <text:p>104</text:p>
          </table:table-cell>
          <table:covered-table-cell table:number-columns-repeated="5"/>
        </table:table-row>
        <table:table-row table:style-name="ro1">
          <table:table-cell office:value-type="string">
            <text:p>Open Modules</text:p>
          </table:table-cell>
          <table:table-cell table:style-name="ce6" table:formula="of:=COUNTIF(INDIRECT([.$A$1]&amp;&quot;.A2:&quot;&amp;[.$A$1]&amp;&quot;.A1000&quot;);&quot;=&quot;&amp;[.A45])" office:value-type="float" office:value="69" table:number-columns-spanned="6" table:number-rows-spanned="1">
            <text:p>69</text:p>
          </table:table-cell>
          <table:covered-table-cell table:number-columns-repeated="5"/>
        </table:table-row>
      </table:table>
      <table:table table:name="R8 Summary" table:style-name="ta1" table:print="false">
        <office:forms form:automatic-focus="false" form:apply-design-mode="false"/>
        <table:table-column table:style-name="co16" table:default-cell-style-name="ce2"/>
        <table:table-column table:style-name="co17" table:number-columns-repeated="6" table:default-cell-style-name="Default"/>
        <table:table-row table:style-name="ro1">
          <table:table-cell table:style-name="ce1" office:value-type="string">
            <text:p>R8</text:p>
          </table:table-cell>
          <table:table-cell table:style-name="ce3" office:value-type="string">
            <text:p>LCOO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DIT</text:p>
          </table:table-cell>
          <table:table-cell table:style-name="ce3" office:value-type="string">
            <text:p>NOA</text:p>
          </table:table-cell>
          <table:table-cell table:style-name="ce3" office:value-type="string">
            <text:p>NOO</text:p>
          </table:table-cell>
          <table:table-cell table:style-name="ce3" office:value-type="string">
            <text:p>NOC</text:p>
          </table:table-cell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Sum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5" table:formula="of:=SUMIF(INDIRECT([.$A$1]&amp;&quot;.A2:&quot;&amp;[.$A$1]&amp;&quot;.A1000&quot;);&quot;=&quot;&amp;[.$A3];INDIRECT([.$A$1]&amp;&quot;.C2:&quot;&amp;[.$A$1]&amp;&quot;.C1000&quot;))" office:value-type="float" office:value="365">
            <text:p>365</text:p>
          </table:table-cell>
          <table:table-cell table:style-name="ce5" table:formula="of:=SUMIF(INDIRECT([.$A$1]&amp;&quot;.A2:&quot;&amp;[.$A$1]&amp;&quot;.A1000&quot;);&quot;=&quot;&amp;[.$A3];INDIRECT([.$A$1]&amp;&quot;.D2:&quot;&amp;[.$A$1]&amp;&quot;.D1000&quot;))" office:value-type="float" office:value="131">
            <text:p>131</text:p>
          </table:table-cell>
          <table:table-cell table:style-name="ce5" table:formula="of:=SUMIF(INDIRECT([.$A$1]&amp;&quot;.A2:&quot;&amp;[.$A$1]&amp;&quot;.A1000&quot;);&quot;=&quot;&amp;[.$A3];INDIRECT([.$A$1]&amp;&quot;.E2:&quot;&amp;[.$A$1]&amp;&quot;.E1000&quot;))" office:value-type="float" office:value="95">
            <text:p>95</text:p>
          </table:table-cell>
          <table:table-cell table:style-name="ce5" table:formula="of:=SUMIF(INDIRECT([.$A$1]&amp;&quot;.A2:&quot;&amp;[.$A$1]&amp;&quot;.A1000&quot;);&quot;=&quot;&amp;[.$A3];INDIRECT([.$A$1]&amp;&quot;.F2:&quot;&amp;[.$A$1]&amp;&quot;.F1000&quot;))" office:value-type="float" office:value="165">
            <text:p>165</text:p>
          </table:table-cell>
          <table:table-cell table:style-name="ce5" table:formula="of:=SUMIF(INDIRECT([.$A$1]&amp;&quot;.A2:&quot;&amp;[.$A$1]&amp;&quot;.A1000&quot;);&quot;=&quot;&amp;[.$A3];INDIRECT([.$A$1]&amp;&quot;.G2:&quot;&amp;[.$A$1]&amp;&quot;.G1000&quot;))" office:value-type="float" office:value="271">
            <text:p>271</text:p>
          </table:table-cell>
          <table:table-cell table:style-name="ce5" table:formula="of:=SUMIF(INDIRECT([.$A$1]&amp;&quot;.A2:&quot;&amp;[.$A$1]&amp;&quot;.A1000&quot;);&quot;=&quot;&amp;[.$A3];INDIRECT([.$A$1]&amp;&quot;.H2:&quot;&amp;[.$A$1]&amp;&quot;.H1000&quot;))" office:value-type="float" office:value="24">
            <text:p>24</text:p>
          </table:table-cell>
        </table:table-row>
        <table:table-row table:style-name="ro2">
          <table:table-cell office:value-type="string">
            <text:p>AspectJ</text:p>
          </table:table-cell>
          <table:table-cell table:style-name="ce5" table:formula="of:=SUMIF(INDIRECT([.$A$1]&amp;&quot;.A2:&quot;&amp;[.$A$1]&amp;&quot;.A1000&quot;);&quot;=&quot;&amp;[.$A4];INDIRECT([.$A$1]&amp;&quot;.C2:&quot;&amp;[.$A$1]&amp;&quot;.C1000&quot;))" office:value-type="float" office:value="534">
            <text:p>534</text:p>
          </table:table-cell>
          <table:table-cell table:style-name="ce5" table:formula="of:=SUMIF(INDIRECT([.$A$1]&amp;&quot;.A2:&quot;&amp;[.$A$1]&amp;&quot;.A1000&quot;);&quot;=&quot;&amp;[.$A4];INDIRECT([.$A$1]&amp;&quot;.D2:&quot;&amp;[.$A$1]&amp;&quot;.D1000&quot;))" office:value-type="float" office:value="217">
            <text:p>217</text:p>
          </table:table-cell>
          <table:table-cell table:style-name="ce5" table:formula="of:=SUMIF(INDIRECT([.$A$1]&amp;&quot;.A2:&quot;&amp;[.$A$1]&amp;&quot;.A1000&quot;);&quot;=&quot;&amp;[.$A4];INDIRECT([.$A$1]&amp;&quot;.E2:&quot;&amp;[.$A$1]&amp;&quot;.E1000&quot;))" office:value-type="float" office:value="123">
            <text:p>123</text:p>
          </table:table-cell>
          <table:table-cell table:style-name="ce5" table:formula="of:=SUMIF(INDIRECT([.$A$1]&amp;&quot;.A2:&quot;&amp;[.$A$1]&amp;&quot;.A1000&quot;);&quot;=&quot;&amp;[.$A4];INDIRECT([.$A$1]&amp;&quot;.F2:&quot;&amp;[.$A$1]&amp;&quot;.F1000&quot;))" office:value-type="float" office:value="177">
            <text:p>177</text:p>
          </table:table-cell>
          <table:table-cell table:style-name="ce5" table:formula="of:=SUMIF(INDIRECT([.$A$1]&amp;&quot;.A2:&quot;&amp;[.$A$1]&amp;&quot;.A1000&quot;);&quot;=&quot;&amp;[.$A4];INDIRECT([.$A$1]&amp;&quot;.G2:&quot;&amp;[.$A$1]&amp;&quot;.G1000&quot;))" office:value-type="float" office:value="369">
            <text:p>369</text:p>
          </table:table-cell>
          <table:table-cell table:style-name="ce5" table:formula="of:=SUMIF(INDIRECT([.$A$1]&amp;&quot;.A2:&quot;&amp;[.$A$1]&amp;&quot;.A1000&quot;);&quot;=&quot;&amp;[.$A4];INDIRECT([.$A$1]&amp;&quot;.H2:&quot;&amp;[.$A$1]&amp;&quot;.H1000&quot;))" office:value-type="float" office:value="27">
            <text:p>27</text:p>
          </table:table-cell>
        </table:table-row>
        <table:table-row table:style-name="ro2">
          <table:table-cell office:value-type="string">
            <text:p>@AspectJ</text:p>
          </table:table-cell>
          <table:table-cell table:style-name="ce5" table:formula="of:=SUMIF(INDIRECT([.$A$1]&amp;&quot;.A2:&quot;&amp;[.$A$1]&amp;&quot;.A1000&quot;);&quot;=&quot;&amp;[.$A5];INDIRECT([.$A$1]&amp;&quot;.C2:&quot;&amp;[.$A$1]&amp;&quot;.C1000&quot;))" office:value-type="float" office:value="534">
            <text:p>534</text:p>
          </table:table-cell>
          <table:table-cell table:style-name="ce5" table:formula="of:=SUMIF(INDIRECT([.$A$1]&amp;&quot;.A2:&quot;&amp;[.$A$1]&amp;&quot;.A1000&quot;);&quot;=&quot;&amp;[.$A5];INDIRECT([.$A$1]&amp;&quot;.D2:&quot;&amp;[.$A$1]&amp;&quot;.D1000&quot;))" office:value-type="float" office:value="332">
            <text:p>332</text:p>
          </table:table-cell>
          <table:table-cell table:style-name="ce5" table:formula="of:=SUMIF(INDIRECT([.$A$1]&amp;&quot;.A2:&quot;&amp;[.$A$1]&amp;&quot;.A1000&quot;);&quot;=&quot;&amp;[.$A5];INDIRECT([.$A$1]&amp;&quot;.E2:&quot;&amp;[.$A$1]&amp;&quot;.E1000&quot;))" office:value-type="float" office:value="178">
            <text:p>178</text:p>
          </table:table-cell>
          <table:table-cell table:style-name="ce5" table:formula="of:=SUMIF(INDIRECT([.$A$1]&amp;&quot;.A2:&quot;&amp;[.$A$1]&amp;&quot;.A1000&quot;);&quot;=&quot;&amp;[.$A5];INDIRECT([.$A$1]&amp;&quot;.F2:&quot;&amp;[.$A$1]&amp;&quot;.F1000&quot;))" office:value-type="float" office:value="177">
            <text:p>177</text:p>
          </table:table-cell>
          <table:table-cell table:style-name="ce5" table:formula="of:=SUMIF(INDIRECT([.$A$1]&amp;&quot;.A2:&quot;&amp;[.$A$1]&amp;&quot;.A1000&quot;);&quot;=&quot;&amp;[.$A5];INDIRECT([.$A$1]&amp;&quot;.G2:&quot;&amp;[.$A$1]&amp;&quot;.G1000&quot;))" office:value-type="float" office:value="369">
            <text:p>369</text:p>
          </table:table-cell>
          <table:table-cell table:style-name="ce5" table:formula="of:=SUMIF(INDIRECT([.$A$1]&amp;&quot;.A2:&quot;&amp;[.$A$1]&amp;&quot;.A1000&quot;);&quot;=&quot;&amp;[.$A5];INDIRECT([.$A$1]&amp;&quot;.H2:&quot;&amp;[.$A$1]&amp;&quot;.H1000&quot;))" office:value-type="float" office:value="27">
            <text:p>27</text:p>
          </table:table-cell>
        </table:table-row>
        <table:table-row table:style-name="ro1">
          <table:table-cell office:value-type="string">
            <text:p>Ptolemy</text:p>
          </table:table-cell>
          <table:table-cell table:style-name="ce5" table:formula="of:=SUMIF(INDIRECT([.$A$1]&amp;&quot;.A2:&quot;&amp;[.$A$1]&amp;&quot;.A1000&quot;);&quot;=&quot;&amp;[.$A6];INDIRECT([.$A$1]&amp;&quot;.C2:&quot;&amp;[.$A$1]&amp;&quot;.C1000&quot;))" office:value-type="float" office:value="539">
            <text:p>539</text:p>
          </table:table-cell>
          <table:table-cell table:style-name="ce5" table:formula="of:=SUMIF(INDIRECT([.$A$1]&amp;&quot;.A2:&quot;&amp;[.$A$1]&amp;&quot;.A1000&quot;);&quot;=&quot;&amp;[.$A6];INDIRECT([.$A$1]&amp;&quot;.D2:&quot;&amp;[.$A$1]&amp;&quot;.D1000&quot;))" office:value-type="float" office:value="371">
            <text:p>371</text:p>
          </table:table-cell>
          <table:table-cell table:style-name="ce5" table:formula="of:=SUMIF(INDIRECT([.$A$1]&amp;&quot;.A2:&quot;&amp;[.$A$1]&amp;&quot;.A1000&quot;);&quot;=&quot;&amp;[.$A6];INDIRECT([.$A$1]&amp;&quot;.E2:&quot;&amp;[.$A$1]&amp;&quot;.E1000&quot;))" office:value-type="float" office:value="165">
            <text:p>165</text:p>
          </table:table-cell>
          <table:table-cell table:style-name="ce5" table:formula="of:=SUMIF(INDIRECT([.$A$1]&amp;&quot;.A2:&quot;&amp;[.$A$1]&amp;&quot;.A1000&quot;);&quot;=&quot;&amp;[.$A6];INDIRECT([.$A$1]&amp;&quot;.F2:&quot;&amp;[.$A$1]&amp;&quot;.F1000&quot;))" office:value-type="float" office:value="217">
            <text:p>217</text:p>
          </table:table-cell>
          <table:table-cell table:style-name="ce5" table:formula="of:=SUMIF(INDIRECT([.$A$1]&amp;&quot;.A2:&quot;&amp;[.$A$1]&amp;&quot;.A1000&quot;);&quot;=&quot;&amp;[.$A6];INDIRECT([.$A$1]&amp;&quot;.G2:&quot;&amp;[.$A$1]&amp;&quot;.G1000&quot;))" office:value-type="float" office:value="378">
            <text:p>378</text:p>
          </table:table-cell>
          <table:table-cell table:style-name="ce5" table:formula="of:=SUMIF(INDIRECT([.$A$1]&amp;&quot;.A2:&quot;&amp;[.$A$1]&amp;&quot;.A1000&quot;);&quot;=&quot;&amp;[.$A6];INDIRECT([.$A$1]&amp;&quot;.H2:&quot;&amp;[.$A$1]&amp;&quot;.H1000&quot;))" office:value-type="float" office:value="27">
            <text:p>27</text:p>
          </table:table-cell>
        </table:table-row>
        <table:table-row table:style-name="ro2">
          <table:table-cell office:value-type="string">
            <text:p>PtolemyNoITD</text:p>
          </table:table-cell>
          <table:table-cell table:style-name="ce5" table:formula="of:=SUMIF(INDIRECT([.$A$1]&amp;&quot;.A2:&quot;&amp;[.$A$1]&amp;&quot;.A1000&quot;);&quot;=&quot;&amp;[.$A7];INDIRECT([.$A$1]&amp;&quot;.C2:&quot;&amp;[.$A$1]&amp;&quot;.C1000&quot;))" office:value-type="float" office:value="364">
            <text:p>364</text:p>
          </table:table-cell>
          <table:table-cell table:style-name="ce5" table:formula="of:=SUMIF(INDIRECT([.$A$1]&amp;&quot;.A2:&quot;&amp;[.$A$1]&amp;&quot;.A1000&quot;);&quot;=&quot;&amp;[.$A7];INDIRECT([.$A$1]&amp;&quot;.D2:&quot;&amp;[.$A$1]&amp;&quot;.D1000&quot;))" office:value-type="float" office:value="390">
            <text:p>390</text:p>
          </table:table-cell>
          <table:table-cell table:style-name="ce5" table:formula="of:=SUMIF(INDIRECT([.$A$1]&amp;&quot;.A2:&quot;&amp;[.$A$1]&amp;&quot;.A1000&quot;);&quot;=&quot;&amp;[.$A7];INDIRECT([.$A$1]&amp;&quot;.E2:&quot;&amp;[.$A$1]&amp;&quot;.E1000&quot;))" office:value-type="float" office:value="172">
            <text:p>172</text:p>
          </table:table-cell>
          <table:table-cell table:style-name="ce5" table:formula="of:=SUMIF(INDIRECT([.$A$1]&amp;&quot;.A2:&quot;&amp;[.$A$1]&amp;&quot;.A1000&quot;);&quot;=&quot;&amp;[.$A7];INDIRECT([.$A$1]&amp;&quot;.F2:&quot;&amp;[.$A$1]&amp;&quot;.F1000&quot;))" office:value-type="float" office:value="235">
            <text:p>235</text:p>
          </table:table-cell>
          <table:table-cell table:style-name="ce5" table:formula="of:=SUMIF(INDIRECT([.$A$1]&amp;&quot;.A2:&quot;&amp;[.$A$1]&amp;&quot;.A1000&quot;);&quot;=&quot;&amp;[.$A7];INDIRECT([.$A$1]&amp;&quot;.G2:&quot;&amp;[.$A$1]&amp;&quot;.G1000&quot;))" office:value-type="float" office:value="406">
            <text:p>406</text:p>
          </table:table-cell>
          <table:table-cell table:style-name="ce5" table:formula="of:=SUMIF(INDIRECT([.$A$1]&amp;&quot;.A2:&quot;&amp;[.$A$1]&amp;&quot;.A1000&quot;);&quot;=&quot;&amp;[.$A7];INDIRECT([.$A$1]&amp;&quot;.H2:&quot;&amp;[.$A$1]&amp;&quot;.H1000&quot;))" office:value-type="float" office:value="27">
            <text:p>27</text:p>
          </table:table-cell>
        </table:table-row>
        <table:table-row table:style-name="ro2">
          <table:table-cell office:value-type="string">
            <text:p>PtolemyITD</text:p>
          </table:table-cell>
          <table:table-cell table:style-name="ce5" table:formula="of:=SUMIF(INDIRECT([.$A$1]&amp;&quot;.A2:&quot;&amp;[.$A$1]&amp;&quot;.A1000&quot;);&quot;=&quot;&amp;[.$A8];INDIRECT([.$A$1]&amp;&quot;.C2:&quot;&amp;[.$A$1]&amp;&quot;.C1000&quot;))" office:value-type="float" office:value="601">
            <text:p>601</text:p>
          </table:table-cell>
          <table:table-cell table:style-name="ce5" table:formula="of:=SUMIF(INDIRECT([.$A$1]&amp;&quot;.A2:&quot;&amp;[.$A$1]&amp;&quot;.A1000&quot;);&quot;=&quot;&amp;[.$A8];INDIRECT([.$A$1]&amp;&quot;.D2:&quot;&amp;[.$A$1]&amp;&quot;.D1000&quot;))" office:value-type="float" office:value="385">
            <text:p>385</text:p>
          </table:table-cell>
          <table:table-cell table:style-name="ce5" table:formula="of:=SUMIF(INDIRECT([.$A$1]&amp;&quot;.A2:&quot;&amp;[.$A$1]&amp;&quot;.A1000&quot;);&quot;=&quot;&amp;[.$A8];INDIRECT([.$A$1]&amp;&quot;.E2:&quot;&amp;[.$A$1]&amp;&quot;.E1000&quot;))" office:value-type="float" office:value="172">
            <text:p>172</text:p>
          </table:table-cell>
          <table:table-cell table:style-name="ce5" table:formula="of:=SUMIF(INDIRECT([.$A$1]&amp;&quot;.A2:&quot;&amp;[.$A$1]&amp;&quot;.A1000&quot;);&quot;=&quot;&amp;[.$A8];INDIRECT([.$A$1]&amp;&quot;.F2:&quot;&amp;[.$A$1]&amp;&quot;.F1000&quot;))" office:value-type="float" office:value="235">
            <text:p>235</text:p>
          </table:table-cell>
          <table:table-cell table:style-name="ce5" table:formula="of:=SUMIF(INDIRECT([.$A$1]&amp;&quot;.A2:&quot;&amp;[.$A$1]&amp;&quot;.A1000&quot;);&quot;=&quot;&amp;[.$A8];INDIRECT([.$A$1]&amp;&quot;.G2:&quot;&amp;[.$A$1]&amp;&quot;.G1000&quot;))" office:value-type="float" office:value="408">
            <text:p>408</text:p>
          </table:table-cell>
          <table:table-cell table:style-name="ce5" table:formula="of:=SUMIF(INDIRECT([.$A$1]&amp;&quot;.A2:&quot;&amp;[.$A$1]&amp;&quot;.A1000&quot;);&quot;=&quot;&amp;[.$A8];INDIRECT([.$A$1]&amp;&quot;.H2:&quot;&amp;[.$A$1]&amp;&quot;.H1000&quot;))" office:value-type="float" office:value="27">
            <text:p>27</text:p>
          </table:table-cell>
        </table:table-row>
        <table:table-row table:style-name="ro1">
          <table:table-cell office:value-type="string">
            <text:p>Open Modules</text:p>
          </table:table-cell>
          <table:table-cell table:style-name="ce5" table:formula="of:=SUMIF(INDIRECT([.$A$1]&amp;&quot;.A2:&quot;&amp;[.$A$1]&amp;&quot;.A1000&quot;);&quot;=&quot;&amp;[.$A9];INDIRECT([.$A$1]&amp;&quot;.C2:&quot;&amp;[.$A$1]&amp;&quot;.C1000&quot;))" office:value-type="float" office:value="534">
            <text:p>534</text:p>
          </table:table-cell>
          <table:table-cell table:style-name="ce5" table:formula="of:=SUMIF(INDIRECT([.$A$1]&amp;&quot;.A2:&quot;&amp;[.$A$1]&amp;&quot;.A1000&quot;);&quot;=&quot;&amp;[.$A9];INDIRECT([.$A$1]&amp;&quot;.D2:&quot;&amp;[.$A$1]&amp;&quot;.D1000&quot;))" office:value-type="float" office:value="217">
            <text:p>217</text:p>
          </table:table-cell>
          <table:table-cell table:style-name="ce5" table:formula="of:=SUMIF(INDIRECT([.$A$1]&amp;&quot;.A2:&quot;&amp;[.$A$1]&amp;&quot;.A1000&quot;);&quot;=&quot;&amp;[.$A9];INDIRECT([.$A$1]&amp;&quot;.E2:&quot;&amp;[.$A$1]&amp;&quot;.E1000&quot;))" office:value-type="float" office:value="123">
            <text:p>123</text:p>
          </table:table-cell>
          <table:table-cell table:style-name="ce5" table:formula="of:=SUMIF(INDIRECT([.$A$1]&amp;&quot;.A2:&quot;&amp;[.$A$1]&amp;&quot;.A1000&quot;);&quot;=&quot;&amp;[.$A9];INDIRECT([.$A$1]&amp;&quot;.F2:&quot;&amp;[.$A$1]&amp;&quot;.F1000&quot;))" office:value-type="float" office:value="237">
            <text:p>237</text:p>
          </table:table-cell>
          <table:table-cell table:style-name="ce5" table:formula="of:=SUMIF(INDIRECT([.$A$1]&amp;&quot;.A2:&quot;&amp;[.$A$1]&amp;&quot;.A1000&quot;);&quot;=&quot;&amp;[.$A9];INDIRECT([.$A$1]&amp;&quot;.G2:&quot;&amp;[.$A$1]&amp;&quot;.G1000&quot;))" office:value-type="float" office:value="369">
            <text:p>369</text:p>
          </table:table-cell>
          <table:table-cell table:style-name="ce5" table:formula="of:=SUMIF(INDIRECT([.$A$1]&amp;&quot;.A2:&quot;&amp;[.$A$1]&amp;&quot;.A1000&quot;);&quot;=&quot;&amp;[.$A9];INDIRECT([.$A$1]&amp;&quot;.H2:&quot;&amp;[.$A$1]&amp;&quot;.H1000&quot;))" office:value-type="float" office:value="27">
            <text:p>27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Average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formula="of:=[.B3]/[.$B39]" office:value-type="float" office:value="7.15686274509804">
            <text:p>7.16</text:p>
          </table:table-cell>
          <table:table-cell table:formula="of:=[.C3]/[.$B39]" office:value-type="float" office:value="2.56862745098039">
            <text:p>2.57</text:p>
          </table:table-cell>
          <table:table-cell table:formula="of:=[.D3]/[.$B39]" office:value-type="float" office:value="1.86274509803922">
            <text:p>1.86</text:p>
          </table:table-cell>
          <table:table-cell table:formula="of:=[.E3]/[.$B39]" office:value-type="float" office:value="3.23529411764706">
            <text:p>3.24</text:p>
          </table:table-cell>
          <table:table-cell table:formula="of:=[.F3]/[.$B39]" office:value-type="float" office:value="5.31372549019608">
            <text:p>5.31</text:p>
          </table:table-cell>
          <table:table-cell table:formula="of:=[.G3]/[.$B39]" office:value-type="float" office:value="0.470588235294118">
            <text:p>0.47</text:p>
          </table:table-cell>
        </table:table-row>
        <table:table-row table:style-name="ro2">
          <table:table-cell office:value-type="string">
            <text:p>AspectJ</text:p>
          </table:table-cell>
          <table:table-cell table:formula="of:=[.B4]/[.$B40]" office:value-type="float" office:value="7.12">
            <text:p>7.12</text:p>
          </table:table-cell>
          <table:table-cell table:formula="of:=[.C4]/[.$B40]" office:value-type="float" office:value="2.89333333333333">
            <text:p>2.89</text:p>
          </table:table-cell>
          <table:table-cell table:formula="of:=[.D4]/[.$B40]" office:value-type="float" office:value="1.64">
            <text:p>1.64</text:p>
          </table:table-cell>
          <table:table-cell table:formula="of:=[.E4]/[.$B40]" office:value-type="float" office:value="2.36">
            <text:p>2.36</text:p>
          </table:table-cell>
          <table:table-cell table:formula="of:=[.F4]/[.$B40]" office:value-type="float" office:value="4.92">
            <text:p>4.92</text:p>
          </table:table-cell>
          <table:table-cell table:formula="of:=[.G4]/[.$B40]" office:value-type="float" office:value="0.36">
            <text:p>0.36</text:p>
          </table:table-cell>
        </table:table-row>
        <table:table-row table:style-name="ro2">
          <table:table-cell office:value-type="string">
            <text:p>@AspectJ</text:p>
          </table:table-cell>
          <table:table-cell table:formula="of:=[.B5]/[.$B41]" office:value-type="float" office:value="4.10769230769231">
            <text:p>4.11</text:p>
          </table:table-cell>
          <table:table-cell table:formula="of:=[.C5]/[.$B41]" office:value-type="float" office:value="2.55384615384615">
            <text:p>2.55</text:p>
          </table:table-cell>
          <table:table-cell table:formula="of:=[.D5]/[.$B41]" office:value-type="float" office:value="1.36923076923077">
            <text:p>1.37</text:p>
          </table:table-cell>
          <table:table-cell table:formula="of:=[.E5]/[.$B41]" office:value-type="float" office:value="1.36153846153846">
            <text:p>1.36</text:p>
          </table:table-cell>
          <table:table-cell table:formula="of:=[.F5]/[.$B41]" office:value-type="float" office:value="2.83846153846154">
            <text:p>2.84</text:p>
          </table:table-cell>
          <table:table-cell table:formula="of:=[.G5]/[.$B41]" office:value-type="float" office:value="0.207692307692308">
            <text:p>0.21</text:p>
          </table:table-cell>
        </table:table-row>
        <table:table-row table:style-name="ro1">
          <table:table-cell office:value-type="string">
            <text:p>Ptolemy</text:p>
          </table:table-cell>
          <table:table-cell table:formula="of:=[.B6]/[.$B42]" office:value-type="float" office:value="4.68695652173913">
            <text:p>4.69</text:p>
          </table:table-cell>
          <table:table-cell table:formula="of:=[.C6]/[.$B42]" office:value-type="float" office:value="3.22608695652174">
            <text:p>3.23</text:p>
          </table:table-cell>
          <table:table-cell table:formula="of:=[.D6]/[.$B42]" office:value-type="float" office:value="1.43478260869565">
            <text:p>1.43</text:p>
          </table:table-cell>
          <table:table-cell table:formula="of:=[.E6]/[.$B42]" office:value-type="float" office:value="1.88695652173913">
            <text:p>1.89</text:p>
          </table:table-cell>
          <table:table-cell table:formula="of:=[.F6]/[.$B42]" office:value-type="float" office:value="3.28695652173913">
            <text:p>3.29</text:p>
          </table:table-cell>
          <table:table-cell table:formula="of:=[.G6]/[.$B42]" office:value-type="float" office:value="0.234782608695652">
            <text:p>0.23</text:p>
          </table:table-cell>
        </table:table-row>
        <table:table-row table:style-name="ro2">
          <table:table-cell office:value-type="string">
            <text:p>PtolemyNoITD</text:p>
          </table:table-cell>
          <table:table-cell table:formula="of:=[.B7]/[.$B43]" office:value-type="float" office:value="2.95934959349593">
            <text:p>2.96</text:p>
          </table:table-cell>
          <table:table-cell table:formula="of:=[.C7]/[.$B43]" office:value-type="float" office:value="3.17073170731707">
            <text:p>3.17</text:p>
          </table:table-cell>
          <table:table-cell table:formula="of:=[.D7]/[.$B43]" office:value-type="float" office:value="1.39837398373984">
            <text:p>1.4</text:p>
          </table:table-cell>
          <table:table-cell table:formula="of:=[.E7]/[.$B43]" office:value-type="float" office:value="1.91056910569106">
            <text:p>1.91</text:p>
          </table:table-cell>
          <table:table-cell table:formula="of:=[.F7]/[.$B43]" office:value-type="float" office:value="3.30081300813008">
            <text:p>3.3</text:p>
          </table:table-cell>
          <table:table-cell table:formula="of:=[.G7]/[.$B43]" office:value-type="float" office:value="0.219512195121951">
            <text:p>0.22</text:p>
          </table:table-cell>
        </table:table-row>
        <table:table-row table:style-name="ro2">
          <table:table-cell office:value-type="string">
            <text:p>PtolemyITD</text:p>
          </table:table-cell>
          <table:table-cell table:formula="of:=[.B8]/[.$B44]" office:value-type="float" office:value="4.88617886178862">
            <text:p>4.89</text:p>
          </table:table-cell>
          <table:table-cell table:formula="of:=[.C8]/[.$B44]" office:value-type="float" office:value="3.13008130081301">
            <text:p>3.13</text:p>
          </table:table-cell>
          <table:table-cell table:formula="of:=[.D8]/[.$B44]" office:value-type="float" office:value="1.39837398373984">
            <text:p>1.4</text:p>
          </table:table-cell>
          <table:table-cell table:formula="of:=[.E8]/[.$B44]" office:value-type="float" office:value="1.91056910569106">
            <text:p>1.91</text:p>
          </table:table-cell>
          <table:table-cell table:formula="of:=[.F8]/[.$B44]" office:value-type="float" office:value="3.31707317073171">
            <text:p>3.32</text:p>
          </table:table-cell>
          <table:table-cell table:formula="of:=[.G8]/[.$B44]" office:value-type="float" office:value="0.219512195121951">
            <text:p>0.22</text:p>
          </table:table-cell>
        </table:table-row>
        <table:table-row table:style-name="ro1">
          <table:table-cell office:value-type="string">
            <text:p>Open Modules</text:p>
          </table:table-cell>
          <table:table-cell table:formula="of:=[.B9]/[.$B45]" office:value-type="float" office:value="5.86813186813187">
            <text:p>5.87</text:p>
          </table:table-cell>
          <table:table-cell table:formula="of:=[.C9]/[.$B45]" office:value-type="float" office:value="2.38461538461538">
            <text:p>2.38</text:p>
          </table:table-cell>
          <table:table-cell table:formula="of:=[.D9]/[.$B45]" office:value-type="float" office:value="1.35164835164835">
            <text:p>1.35</text:p>
          </table:table-cell>
          <table:table-cell table:formula="of:=[.E9]/[.$B45]" office:value-type="float" office:value="2.6043956043956">
            <text:p>2.6</text:p>
          </table:table-cell>
          <table:table-cell table:formula="of:=[.F9]/[.$B45]" office:value-type="float" office:value="4.05494505494506">
            <text:p>4.05</text:p>
          </table:table-cell>
          <table:table-cell table:formula="of:=[.G9]/[.$B45]" office:value-type="float" office:value="0.296703296703297">
            <text:p>0.3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ax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C2:&quot;&amp;[.$A$1]&amp;&quot;.C1000&quot;);0))" office:value-type="float" office:value="71">
            <text:p>71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D2:&quot;&amp;[.$A$1]&amp;&quot;.D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F2:&quot;&amp;[.$A$1]&amp;&quot;.F1000&quot;);0))" office:value-type="float" office:value="16">
            <text:p>16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G2:&quot;&amp;[.$A$1]&amp;&quot;.G1000&quot;);0))" office:value-type="float" office:value="21">
            <text:p>21</text:p>
          </table:table-cell>
          <table:table-cell table:number-matrix-columns-spanned="1" table:number-matrix-rows-spanned="1" table:formula="of:=MAX(IF(INDIRECT([.$A$1]&amp;&quot;.A2:&quot;&amp;[.$A$1]&amp;&quot;.A1000&quot;)=[.$A21];INDIRECT([.$A$1]&amp;&quot;.H2:&quot;&amp;[.$A$1]&amp;&quot;.H1000&quot;);0))" office:value-type="float" office:value="10">
            <text:p>10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C2:&quot;&amp;[.$A$1]&amp;&quot;.C1000&quot;);0))" office:value-type="float" office:value="62">
            <text:p>62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D2:&quot;&amp;[.$A$1]&amp;&quot;.D1000&quot;);0))" office:value-type="float" office:value="15">
            <text:p>15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G2:&quot;&amp;[.$A$1]&amp;&quot;.G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2];INDIRECT([.$A$1]&amp;&quot;.H2:&quot;&amp;[.$A$1]&amp;&quot;.H1000&quot;);0))" office:value-type="float" office:value="11">
            <text:p>11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C2:&quot;&amp;[.$A$1]&amp;&quot;.C1000&quot;);0))" office:value-type="float" office:value="62">
            <text:p>62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D2:&quot;&amp;[.$A$1]&amp;&quot;.D1000&quot;);0))" office:value-type="float" office:value="21">
            <text:p>21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G2:&quot;&amp;[.$A$1]&amp;&quot;.G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3];INDIRECT([.$A$1]&amp;&quot;.H2:&quot;&amp;[.$A$1]&amp;&quot;.H1000&quot;);0))" office:value-type="float" office:value="11">
            <text:p>11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C2:&quot;&amp;[.$A$1]&amp;&quot;.C1000&quot;);0))" office:value-type="float" office:value="118">
            <text:p>118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D2:&quot;&amp;[.$A$1]&amp;&quot;.D1000&quot;);0))" office:value-type="float" office:value="24">
            <text:p>24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G2:&quot;&amp;[.$A$1]&amp;&quot;.G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4];INDIRECT([.$A$1]&amp;&quot;.H2:&quot;&amp;[.$A$1]&amp;&quot;.H1000&quot;);0))" office:value-type="float" office:value="11">
            <text:p>11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C2:&quot;&amp;[.$A$1]&amp;&quot;.C1000&quot;);0))" office:value-type="float" office:value="118">
            <text:p>118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D2:&quot;&amp;[.$A$1]&amp;&quot;.D1000&quot;);0))" office:value-type="float" office:value="22">
            <text:p>22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F2:&quot;&amp;[.$A$1]&amp;&quot;.F1000&quot;);0))" office:value-type="float" office:value="12">
            <text:p>12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G2:&quot;&amp;[.$A$1]&amp;&quot;.G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5];INDIRECT([.$A$1]&amp;&quot;.H2:&quot;&amp;[.$A$1]&amp;&quot;.H1000&quot;);0))" office:value-type="float" office:value="11">
            <text:p>11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C2:&quot;&amp;[.$A$1]&amp;&quot;.C1000&quot;);0))" office:value-type="float" office:value="118">
            <text:p>118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D2:&quot;&amp;[.$A$1]&amp;&quot;.D1000&quot;);0))" office:value-type="float" office:value="23">
            <text:p>23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F2:&quot;&amp;[.$A$1]&amp;&quot;.F1000&quot;);0))" office:value-type="float" office:value="12">
            <text:p>12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G2:&quot;&amp;[.$A$1]&amp;&quot;.G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6];INDIRECT([.$A$1]&amp;&quot;.H2:&quot;&amp;[.$A$1]&amp;&quot;.H1000&quot;);0))" office:value-type="float" office:value="11">
            <text:p>11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C2:&quot;&amp;[.$A$1]&amp;&quot;.C1000&quot;);0))" office:value-type="float" office:value="62">
            <text:p>62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D2:&quot;&amp;[.$A$1]&amp;&quot;.D1000&quot;);0))" office:value-type="float" office:value="15">
            <text:p>15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E2:&quot;&amp;[.$A$1]&amp;&quot;.E1000&quot;);0))" office:value-type="float" office:value="3">
            <text:p>3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F2:&quot;&amp;[.$A$1]&amp;&quot;.F1000&quot;);0))" office:value-type="float" office:value="11">
            <text:p>11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G2:&quot;&amp;[.$A$1]&amp;&quot;.G1000&quot;);0))" office:value-type="float" office:value="20">
            <text:p>20</text:p>
          </table:table-cell>
          <table:table-cell table:number-matrix-columns-spanned="1" table:number-matrix-rows-spanned="1" table:formula="of:=MAX(IF(INDIRECT([.$A$1]&amp;&quot;.A2:&quot;&amp;[.$A$1]&amp;&quot;.A1000&quot;)=[.$A27];INDIRECT([.$A$1]&amp;&quot;.H2:&quot;&amp;[.$A$1]&amp;&quot;.H1000&quot;);0))" office:value-type="float" office:value="11">
            <text:p>11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Min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0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AspectJ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1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@AspectJ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2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3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NoITD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4];INDIRECT([.$A$1]&amp;&quot;.H2:&quot;&amp;[.$A$1]&amp;&quot;.H1000&quot;);0))" office:value-type="float" office:value="0">
            <text:p>0</text:p>
          </table:table-cell>
        </table:table-row>
        <table:table-row table:style-name="ro2">
          <table:table-cell office:value-type="string">
            <text:p>PtolemyITD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5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C2:&quot;&amp;[.$A$1]&amp;&quot;.C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D2:&quot;&amp;[.$A$1]&amp;&quot;.D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E2:&quot;&amp;[.$A$1]&amp;&quot;.E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F2:&quot;&amp;[.$A$1]&amp;&quot;.F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G2:&quot;&amp;[.$A$1]&amp;&quot;.G1000&quot;);0))" office:value-type="float" office:value="0">
            <text:p>0</text:p>
          </table:table-cell>
          <table:table-cell table:number-matrix-columns-spanned="1" table:number-matrix-rows-spanned="1" table:formula="of:=MIN(IF(INDIRECT([.$A$1]&amp;&quot;.A2:&quot;&amp;[.$A$1]&amp;&quot;.A1000&quot;)=[.$A36];INDIRECT([.$A$1]&amp;&quot;.H2:&quot;&amp;[.$A$1]&amp;&quot;.H1000&quot;);0)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4" office:value-type="string" table:number-columns-spanned="6" table:number-rows-spanned="1">
            <text:p>Number of Components</text:p>
          </table:table-cell>
          <table:covered-table-cell table:number-columns-repeated="5"/>
        </table:table-row>
        <table:table-row table:style-name="ro1">
          <table:table-cell office:value-type="string">
            <text:p>Java</text:p>
          </table:table-cell>
          <table:table-cell table:style-name="ce6" table:formula="of:=COUNTIF(INDIRECT([.$A$1]&amp;&quot;.A2:&quot;&amp;[.$A$1]&amp;&quot;.A1000&quot;);&quot;=&quot;&amp;[.A39])" office:value-type="float" office:value="51" table:number-columns-spanned="6" table:number-rows-spanned="1">
            <text:p>51</text:p>
          </table:table-cell>
          <table:covered-table-cell table:number-columns-repeated="5"/>
        </table:table-row>
        <table:table-row table:style-name="ro2">
          <table:table-cell office:value-type="string">
            <text:p>AspectJ</text:p>
          </table:table-cell>
          <table:table-cell table:style-name="ce6" table:formula="of:=COUNTIF(INDIRECT([.$A$1]&amp;&quot;.A2:&quot;&amp;[.$A$1]&amp;&quot;.A1000&quot;);&quot;=&quot;&amp;[.A40])" office:value-type="float" office:value="75" table:number-columns-spanned="6" table:number-rows-spanned="1">
            <text:p>75</text:p>
          </table:table-cell>
          <table:covered-table-cell table:number-columns-repeated="5"/>
        </table:table-row>
        <table:table-row table:style-name="ro2">
          <table:table-cell office:value-type="string">
            <text:p>@AspectJ</text:p>
          </table:table-cell>
          <table:table-cell table:style-name="ce6" table:formula="of:=COUNTIF(INDIRECT([.$A$1]&amp;&quot;.A2:&quot;&amp;[.$A$1]&amp;&quot;.A1000&quot;);&quot;=&quot;&amp;[.A41])" office:value-type="float" office:value="130" table:number-columns-spanned="6" table:number-rows-spanned="1">
            <text:p>130</text:p>
          </table:table-cell>
          <table:covered-table-cell table:number-columns-repeated="5"/>
        </table:table-row>
        <table:table-row table:style-name="ro1">
          <table:table-cell office:value-type="string">
            <text:p>Ptolemy</text:p>
          </table:table-cell>
          <table:table-cell table:style-name="ce6" table:formula="of:=COUNTIF(INDIRECT([.$A$1]&amp;&quot;.A2:&quot;&amp;[.$A$1]&amp;&quot;.A1000&quot;);&quot;=&quot;&amp;[.A42])" office:value-type="float" office:value="115" table:number-columns-spanned="6" table:number-rows-spanned="1">
            <text:p>115</text:p>
          </table:table-cell>
          <table:covered-table-cell table:number-columns-repeated="5"/>
        </table:table-row>
        <table:table-row table:style-name="ro2">
          <table:table-cell office:value-type="string">
            <text:p>PtolemyNoITD</text:p>
          </table:table-cell>
          <table:table-cell table:style-name="ce6" table:formula="of:=COUNTIF(INDIRECT([.$A$1]&amp;&quot;.A2:&quot;&amp;[.$A$1]&amp;&quot;.A1000&quot;);&quot;=&quot;&amp;[.A43])" office:value-type="float" office:value="123" table:number-columns-spanned="6" table:number-rows-spanned="1">
            <text:p>123</text:p>
          </table:table-cell>
          <table:covered-table-cell table:number-columns-repeated="5"/>
        </table:table-row>
        <table:table-row table:style-name="ro2">
          <table:table-cell office:value-type="string">
            <text:p>PtolemyITD</text:p>
          </table:table-cell>
          <table:table-cell table:style-name="ce6" table:formula="of:=COUNTIF(INDIRECT([.$A$1]&amp;&quot;.A2:&quot;&amp;[.$A$1]&amp;&quot;.A1000&quot;);&quot;=&quot;&amp;[.A44])" office:value-type="float" office:value="123" table:number-columns-spanned="6" table:number-rows-spanned="1">
            <text:p>123</text:p>
          </table:table-cell>
          <table:covered-table-cell table:number-columns-repeated="5"/>
        </table:table-row>
        <table:table-row table:style-name="ro1">
          <table:table-cell office:value-type="string">
            <text:p>Open Modules</text:p>
          </table:table-cell>
          <table:table-cell table:style-name="ce6" table:formula="of:=COUNTIF(INDIRECT([.$A$1]&amp;&quot;.A2:&quot;&amp;[.$A$1]&amp;&quot;.A1000&quot;);&quot;=&quot;&amp;[.A45])" office:value-type="float" office:value="91" table:number-columns-spanned="6" table:number-rows-spanned="1">
            <text:p>91</text:p>
          </table:table-cell>
          <table:covered-table-cell table:number-columns-repeated="5"/>
        </table:table-row>
      </table:table>
      <table:table table:name="Overview" table:style-name="ta1" table:print-ranges="Overview.A1:Overview.W58">
        <office:forms form:automatic-focus="false" form:apply-design-mode="false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number-columns-repeated="7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7" table:number-columns-repeated="2"/>
          <table:table-cell table:style-name="ce14" office:value-type="string">
            <text:p>R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R4</text:p>
          </table:table-cell>
          <table:table-cell table:style-name="ce14" office:value-type="string">
            <text:p>R5</text:p>
          </table:table-cell>
          <table:table-cell table:style-name="ce14" office:value-type="string">
            <text:p>R6</text:p>
          </table:table-cell>
          <table:table-cell table:style-name="ce14" office:value-type="string">
            <text:p>R7</text:p>
          </table:table-cell>
          <table:table-cell table:style-name="ce14" office:value-type="string">
            <text:p>R8</text:p>
          </table:table-cell>
          <table:table-cell/>
          <table:table-cell table:style-name="ce7"/>
          <table:table-cell table:number-columns-repeated="10"/>
        </table:table-row>
        <table:table-row table:style-name="ro1">
          <table:table-cell/>
          <table:table-cell table:style-name="ce8" office:value-type="string" table:number-columns-spanned="1" table:number-rows-spanned="5">
            <text:p>CBC</text:p>
          </table:table-cell>
          <table:table-cell table:style-name="ce12" office:value-type="string">
            <text:p>OO</text:p>
          </table:table-cell>
          <table:table-cell table:style-name="ce19" table:formula="of:=INDIRECT(&quot;'&quot;&amp;[.D$2]&amp;&quot; Summary'.C3&quot;)" office:value-type="float" office:value="32">
            <text:p>32</text:p>
          </table:table-cell>
          <table:table-cell table:style-name="ce19" table:formula="of:=INDIRECT(&quot;'&quot;&amp;[.E$2]&amp;&quot; Summary'.C3&quot;)" office:value-type="float" office:value="40">
            <text:p>40</text:p>
          </table:table-cell>
          <table:table-cell table:style-name="ce19" table:formula="of:=INDIRECT(&quot;'&quot;&amp;[.F$2]&amp;&quot; Summary'.C3&quot;)" office:value-type="float" office:value="40">
            <text:p>40</text:p>
          </table:table-cell>
          <table:table-cell table:style-name="ce19" table:formula="of:=INDIRECT(&quot;'&quot;&amp;[.G$2]&amp;&quot; Summary'.C3&quot;)" office:value-type="float" office:value="65">
            <text:p>65</text:p>
          </table:table-cell>
          <table:table-cell table:style-name="ce19" table:formula="of:=INDIRECT(&quot;'&quot;&amp;[.H$2]&amp;&quot; Summary'.C3&quot;)" office:value-type="float" office:value="80">
            <text:p>80</text:p>
          </table:table-cell>
          <table:table-cell table:style-name="ce19" table:formula="of:=INDIRECT(&quot;'&quot;&amp;[.I$2]&amp;&quot; Summary'.C3&quot;)" office:value-type="float" office:value="103">
            <text:p>103</text:p>
          </table:table-cell>
          <table:table-cell table:style-name="ce19" table:formula="of:=INDIRECT(&quot;'&quot;&amp;[.J$2]&amp;&quot; Summary'.C3&quot;)" office:value-type="float" office:value="131">
            <text:p>131</text:p>
          </table:table-cell>
          <table:table-cell table:number-columns-repeated="3"/>
          <table:table-cell table:style-name="ce27" table:number-columns-spanned="2" table:number-rows-spanned="1"/>
          <table:covered-table-cell table:style-name="ce28"/>
          <table:table-cell table:style-name="ce14" office:value-type="string">
            <text:p>R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R4</text:p>
          </table:table-cell>
          <table:table-cell table:style-name="ce14" office:value-type="string">
            <text:p>R5</text:p>
          </table:table-cell>
          <table:table-cell table:style-name="ce14" office:value-type="string">
            <text:p>R6</text:p>
          </table:table-cell>
          <table:table-cell table:style-name="ce14" office:value-type="string">
            <text:p>R7</text:p>
          </table:table-cell>
          <table:table-cell table:style-name="ce14" office:value-type="string">
            <text:p>R8</text:p>
          </table:table-cell>
        </table:table-row>
        <table:table-row table:style-name="ro1">
          <table:table-cell/>
          <table:covered-table-cell table:style-name="ce9"/>
          <table:table-cell table:style-name="ce13" office:value-type="string">
            <text:p>OM</text:p>
          </table:table-cell>
          <table:table-cell table:style-name="ce20" table:formula="of:=INDIRECT(&quot;'&quot;&amp;[.D$2]&amp;&quot; Summary'.C9&quot;)" office:value-type="float" office:value="35">
            <text:p>35</text:p>
          </table:table-cell>
          <table:table-cell table:style-name="ce20" table:formula="of:=INDIRECT(&quot;'&quot;&amp;[.E$2]&amp;&quot; Summary'.C9&quot;)" office:value-type="float" office:value="50">
            <text:p>50</text:p>
          </table:table-cell>
          <table:table-cell table:style-name="ce20" table:formula="of:=INDIRECT(&quot;'&quot;&amp;[.F$2]&amp;&quot; Summary'.C9&quot;)" office:value-type="float" office:value="59">
            <text:p>59</text:p>
          </table:table-cell>
          <table:table-cell table:style-name="ce20" table:formula="of:=INDIRECT(&quot;'&quot;&amp;[.G$2]&amp;&quot; Summary'.C9&quot;)" office:value-type="float" office:value="94">
            <text:p>94</text:p>
          </table:table-cell>
          <table:table-cell table:style-name="ce20" table:formula="of:=INDIRECT(&quot;'&quot;&amp;[.H$2]&amp;&quot; Summary'.C9&quot;)" office:value-type="float" office:value="121">
            <text:p>121</text:p>
          </table:table-cell>
          <table:table-cell table:style-name="ce20" table:formula="of:=INDIRECT(&quot;'&quot;&amp;[.I$2]&amp;&quot; Summary'.C9&quot;)" office:value-type="float" office:value="159">
            <text:p>159</text:p>
          </table:table-cell>
          <table:table-cell table:style-name="ce20" table:formula="of:=INDIRECT(&quot;'&quot;&amp;[.J$2]&amp;&quot; Summary'.C9&quot;)" office:value-type="float" office:value="217">
            <text:p>217</text:p>
          </table:table-cell>
          <table:table-cell table:number-columns-repeated="3"/>
          <table:table-cell table:style-name="ce8" office:value-type="string" table:number-columns-spanned="1" table:number-rows-spanned="5">
            <text:p>LOC</text:p>
          </table:table-cell>
          <table:table-cell table:style-name="ce12" office:value-type="string">
            <text:p>OO</text:p>
          </table:table-cell>
          <table:table-cell table:style-name="ce30" office:value-type="float" office:value="1159">
            <text:p>1159</text:p>
          </table:table-cell>
          <table:table-cell table:style-name="ce30" office:value-type="float" office:value="1314">
            <text:p>1314</text:p>
          </table:table-cell>
          <table:table-cell table:style-name="ce30" office:value-type="float" office:value="1363">
            <text:p>1363</text:p>
          </table:table-cell>
          <table:table-cell table:style-name="ce30" office:value-type="float" office:value="1555">
            <text:p>1555</text:p>
          </table:table-cell>
          <table:table-cell table:style-name="ce30" office:value-type="float" office:value="2051">
            <text:p>2051</text:p>
          </table:table-cell>
          <table:table-cell table:style-name="ce30" office:value-type="float" office:value="2523">
            <text:p>2523</text:p>
          </table:table-cell>
          <table:table-cell table:style-name="ce30" office:value-type="float" office:value="3016">
            <text:p>3016</text:p>
          </table:table-cell>
        </table:table-row>
        <table:table-row table:style-name="ro1">
          <table:table-cell/>
          <table:covered-table-cell table:style-name="ce9"/>
          <table:table-cell table:style-name="ce14" office:value-type="string">
            <text:p>PCD</text:p>
          </table:table-cell>
          <table:table-cell table:style-name="ce21" table:formula="of:=INDIRECT(&quot;'&quot;&amp;[.D$2]&amp;&quot; Summary'.C4&quot;)" office:value-type="float" office:value="35">
            <text:p>35</text:p>
          </table:table-cell>
          <table:table-cell table:style-name="ce21" table:formula="of:=INDIRECT(&quot;'&quot;&amp;[.E$2]&amp;&quot; Summary'.C4&quot;)" office:value-type="float" office:value="50">
            <text:p>50</text:p>
          </table:table-cell>
          <table:table-cell table:style-name="ce21" table:formula="of:=INDIRECT(&quot;'&quot;&amp;[.F$2]&amp;&quot; Summary'.C4&quot;)" office:value-type="float" office:value="59">
            <text:p>59</text:p>
          </table:table-cell>
          <table:table-cell table:style-name="ce21" table:formula="of:=INDIRECT(&quot;'&quot;&amp;[.G$2]&amp;&quot; Summary'.C4&quot;)" office:value-type="float" office:value="94">
            <text:p>94</text:p>
          </table:table-cell>
          <table:table-cell table:style-name="ce21" table:formula="of:=INDIRECT(&quot;'&quot;&amp;[.H$2]&amp;&quot; Summary'.C4&quot;)" office:value-type="float" office:value="121">
            <text:p>121</text:p>
          </table:table-cell>
          <table:table-cell table:style-name="ce21" table:formula="of:=INDIRECT(&quot;'&quot;&amp;[.I$2]&amp;&quot; Summary'.C4&quot;)" office:value-type="float" office:value="159">
            <text:p>159</text:p>
          </table:table-cell>
          <table:table-cell table:style-name="ce21" table:formula="of:=INDIRECT(&quot;'&quot;&amp;[.J$2]&amp;&quot; Summary'.C4&quot;)" office:value-type="float" office:value="217">
            <text:p>217</text:p>
          </table:table-cell>
          <table:table-cell table:number-columns-repeated="3"/>
          <table:covered-table-cell table:style-name="ce9"/>
          <table:table-cell table:style-name="ce13" office:value-type="string">
            <text:p>OM</text:p>
          </table:table-cell>
          <table:table-cell table:style-name="ce31" office:value-type="float" office:value="1337">
            <text:p>1337</text:p>
          </table:table-cell>
          <table:table-cell table:style-name="ce31" office:value-type="float" office:value="1570">
            <text:p>1570</text:p>
          </table:table-cell>
          <table:table-cell table:style-name="ce31" office:value-type="float" office:value="1700">
            <text:p>1700</text:p>
          </table:table-cell>
          <table:table-cell table:style-name="ce31" office:value-type="float" office:value="1928">
            <text:p>1928</text:p>
          </table:table-cell>
          <table:table-cell table:style-name="ce31" office:value-type="float" office:value="2474">
            <text:p>2474</text:p>
          </table:table-cell>
          <table:table-cell table:style-name="ce31" office:value-type="float" office:value="3207">
            <text:p>3207</text:p>
          </table:table-cell>
          <table:table-cell table:style-name="ce31" office:value-type="float" office:value="3999">
            <text:p>3999</text:p>
          </table:table-cell>
        </table:table-row>
        <table:table-row table:style-name="ro1">
          <table:table-cell/>
          <table:covered-table-cell table:style-name="ce9"/>
          <table:table-cell table:style-name="ce13" office:value-type="string">
            <text:p>@PCD</text:p>
          </table:table-cell>
          <table:table-cell table:style-name="ce20" table:formula="of:=INDIRECT(&quot;'&quot;&amp;[.D$2]&amp;&quot; Summary'.C5&quot;)" office:value-type="float" office:value="82">
            <text:p>82</text:p>
          </table:table-cell>
          <table:table-cell table:style-name="ce20" table:formula="of:=INDIRECT(&quot;'&quot;&amp;[.E$2]&amp;&quot; Summary'.C5&quot;)" office:value-type="float" office:value="106">
            <text:p>106</text:p>
          </table:table-cell>
          <table:table-cell table:style-name="ce20" table:formula="of:=INDIRECT(&quot;'&quot;&amp;[.F$2]&amp;&quot; Summary'.C5&quot;)" office:value-type="float" office:value="122">
            <text:p>122</text:p>
          </table:table-cell>
          <table:table-cell table:style-name="ce20" table:formula="of:=INDIRECT(&quot;'&quot;&amp;[.G$2]&amp;&quot; Summary'.C5&quot;)" office:value-type="float" office:value="161">
            <text:p>161</text:p>
          </table:table-cell>
          <table:table-cell table:style-name="ce20" table:formula="of:=INDIRECT(&quot;'&quot;&amp;[.H$2]&amp;&quot; Summary'.C5&quot;)" office:value-type="float" office:value="200">
            <text:p>200</text:p>
          </table:table-cell>
          <table:table-cell table:style-name="ce20" table:formula="of:=INDIRECT(&quot;'&quot;&amp;[.I$2]&amp;&quot; Summary'.C5&quot;)" office:value-type="float" office:value="255">
            <text:p>255</text:p>
          </table:table-cell>
          <table:table-cell table:style-name="ce20" table:formula="of:=INDIRECT(&quot;'&quot;&amp;[.J$2]&amp;&quot; Summary'.C5&quot;)" office:value-type="float" office:value="332">
            <text:p>332</text:p>
          </table:table-cell>
          <table:table-cell table:number-columns-repeated="3"/>
          <table:covered-table-cell table:style-name="ce9"/>
          <table:table-cell table:style-name="ce14" office:value-type="string">
            <text:p>PCD</text:p>
          </table:table-cell>
          <table:table-cell table:style-name="ce32" office:value-type="float" office:value="1276">
            <text:p>1276</text:p>
          </table:table-cell>
          <table:table-cell table:style-name="ce32" office:value-type="float" office:value="1494">
            <text:p>1494</text:p>
          </table:table-cell>
          <table:table-cell table:style-name="ce32" office:value-type="float" office:value="1613">
            <text:p>1613</text:p>
          </table:table-cell>
          <table:table-cell table:style-name="ce32" office:value-type="float" office:value="1834">
            <text:p>1834</text:p>
          </table:table-cell>
          <table:table-cell table:style-name="ce32" office:value-type="float" office:value="2364">
            <text:p>2364</text:p>
          </table:table-cell>
          <table:table-cell table:style-name="ce32" office:value-type="float" office:value="3068">
            <text:p>3068</text:p>
          </table:table-cell>
          <table:table-cell table:style-name="ce32" office:value-type="float" office:value="3806">
            <text:p>3806</text:p>
          </table:table-cell>
        </table:table-row>
        <table:table-row table:style-name="ro1">
          <table:table-cell/>
          <table:covered-table-cell table:style-name="ce9"/>
          <table:table-cell table:style-name="ce12" office:value-type="string">
            <text:p>EVT</text:p>
          </table:table-cell>
          <table:table-cell table:style-name="ce22" table:formula="of:=INDIRECT(&quot;'&quot;&amp;[.D$2]&amp;&quot; Summary'.C6&quot;)" office:value-type="float" office:value="74">
            <text:p>74</text:p>
          </table:table-cell>
          <table:table-cell table:style-name="ce22" table:formula="of:=INDIRECT(&quot;'&quot;&amp;[.E$2]&amp;&quot; Summary'.C6&quot;)" office:value-type="float" office:value="100">
            <text:p>100</text:p>
          </table:table-cell>
          <table:table-cell table:style-name="ce22" table:formula="of:=INDIRECT(&quot;'&quot;&amp;[.F$2]&amp;&quot; Summary'.C6&quot;)" office:value-type="float" office:value="120">
            <text:p>120</text:p>
          </table:table-cell>
          <table:table-cell table:style-name="ce22" table:formula="of:=INDIRECT(&quot;'&quot;&amp;[.G$2]&amp;&quot; Summary'.C6&quot;)" office:value-type="float" office:value="159">
            <text:p>159</text:p>
          </table:table-cell>
          <table:table-cell table:style-name="ce22" table:formula="of:=INDIRECT(&quot;'&quot;&amp;[.H$2]&amp;&quot; Summary'.C6&quot;)" office:value-type="float" office:value="203">
            <text:p>203</text:p>
          </table:table-cell>
          <table:table-cell table:style-name="ce22" table:formula="of:=INDIRECT(&quot;'&quot;&amp;[.I$2]&amp;&quot; Summary'.C6&quot;)" office:value-type="float" office:value="271">
            <text:p>271</text:p>
          </table:table-cell>
          <table:table-cell table:style-name="ce22" table:formula="of:=INDIRECT(&quot;'&quot;&amp;[.J$2]&amp;&quot; Summary'.C6&quot;)" office:value-type="float" office:value="371">
            <text:p>371</text:p>
          </table:table-cell>
          <table:table-cell table:number-columns-repeated="3"/>
          <table:covered-table-cell table:style-name="ce9"/>
          <table:table-cell table:style-name="ce13" office:value-type="string">
            <text:p>@PCD</text:p>
          </table:table-cell>
          <table:table-cell table:style-name="ce31" office:value-type="float" office:value="1452">
            <text:p>1452</text:p>
          </table:table-cell>
          <table:table-cell table:style-name="ce31" office:value-type="float" office:value="1723">
            <text:p>1723</text:p>
          </table:table-cell>
          <table:table-cell table:style-name="ce31" office:value-type="float" office:value="1852">
            <text:p>1852</text:p>
          </table:table-cell>
          <table:table-cell table:style-name="ce31" office:value-type="float" office:value="2094">
            <text:p>2094</text:p>
          </table:table-cell>
          <table:table-cell table:style-name="ce31" office:value-type="float" office:value="2664">
            <text:p>2664</text:p>
          </table:table-cell>
          <table:table-cell table:style-name="ce31" office:value-type="float" office:value="3461">
            <text:p>3461</text:p>
          </table:table-cell>
          <table:table-cell table:style-name="ce31" office:value-type="float" office:value="4257">
            <text:p>4257</text:p>
          </table:table-cell>
        </table:table-row>
        <table:table-row table:style-name="ro3">
          <table:table-cell/>
          <table:table-cell table:style-name="ce10" office:value-type="string" table:number-columns-spanned="1" table:number-rows-spanned="5">
            <text:p>LCOO</text:p>
          </table:table-cell>
          <table:table-cell table:style-name="ce15" office:value-type="string">
            <text:p>OO</text:p>
          </table:table-cell>
          <table:table-cell table:style-name="ce23" table:formula="of:=INDIRECT(&quot;'&quot;&amp;[.D$2]&amp;&quot; Summary'.B3&quot;)" office:value-type="float" office:value="123">
            <text:p>123</text:p>
          </table:table-cell>
          <table:table-cell table:style-name="ce23" table:formula="of:=INDIRECT(&quot;'&quot;&amp;[.E$2]&amp;&quot; Summary'.B3&quot;)" office:value-type="float" office:value="194">
            <text:p>194</text:p>
          </table:table-cell>
          <table:table-cell table:style-name="ce23" table:formula="of:=INDIRECT(&quot;'&quot;&amp;[.F$2]&amp;&quot; Summary'.B3&quot;)" office:value-type="float" office:value="224">
            <text:p>224</text:p>
          </table:table-cell>
          <table:table-cell table:style-name="ce23" table:formula="of:=INDIRECT(&quot;'&quot;&amp;[.G$2]&amp;&quot; Summary'.B3&quot;)" office:value-type="float" office:value="241">
            <text:p>241</text:p>
          </table:table-cell>
          <table:table-cell table:style-name="ce23" table:formula="of:=INDIRECT(&quot;'&quot;&amp;[.H$2]&amp;&quot; Summary'.B3&quot;)" office:value-type="float" office:value="296">
            <text:p>296</text:p>
          </table:table-cell>
          <table:table-cell table:style-name="ce23" table:formula="of:=INDIRECT(&quot;'&quot;&amp;[.I$2]&amp;&quot; Summary'.B3&quot;)" office:value-type="float" office:value="311">
            <text:p>311</text:p>
          </table:table-cell>
          <table:table-cell table:style-name="ce23" table:formula="of:=INDIRECT(&quot;'&quot;&amp;[.J$2]&amp;&quot; Summary'.B3&quot;)" office:value-type="float" office:value="365">
            <text:p>365</text:p>
          </table:table-cell>
          <table:table-cell table:number-columns-repeated="3"/>
          <table:covered-table-cell table:style-name="ce9"/>
          <table:table-cell table:style-name="ce12" office:value-type="string">
            <text:p>EVT</text:p>
          </table:table-cell>
          <table:table-cell table:style-name="ce30" office:value-type="float" office:value="1427">
            <text:p>1427</text:p>
          </table:table-cell>
          <table:table-cell table:style-name="ce30" office:value-type="float" office:value="1669">
            <text:p>1669</text:p>
          </table:table-cell>
          <table:table-cell table:style-name="ce30" office:value-type="float" office:value="1781">
            <text:p>1781</text:p>
          </table:table-cell>
          <table:table-cell table:style-name="ce30" office:value-type="float" office:value="2050">
            <text:p>2050</text:p>
          </table:table-cell>
          <table:table-cell table:style-name="ce30" office:value-type="float" office:value="2646">
            <text:p>2646</text:p>
          </table:table-cell>
          <table:table-cell table:style-name="ce30" office:value-type="float" office:value="3398">
            <text:p>3398</text:p>
          </table:table-cell>
          <table:table-cell table:style-name="ce30" office:value-type="float" office:value="4254">
            <text:p>4254</text:p>
          </table:table-cell>
        </table:table-row>
        <table:table-row table:style-name="ro3">
          <table:table-cell/>
          <table:covered-table-cell table:style-name="ce11"/>
          <table:table-cell table:style-name="ce16" office:value-type="string">
            <text:p>OM</text:p>
          </table:table-cell>
          <table:table-cell table:style-name="ce24" table:formula="of:=INDIRECT(&quot;'&quot;&amp;[.D$2]&amp;&quot; Summary'.B9&quot;)" office:value-type="float" office:value="147">
            <text:p>147</text:p>
          </table:table-cell>
          <table:table-cell table:style-name="ce24" table:formula="of:=INDIRECT(&quot;'&quot;&amp;[.E$2]&amp;&quot; Summary'.B9&quot;)" office:value-type="float" office:value="244">
            <text:p>244</text:p>
          </table:table-cell>
          <table:table-cell table:style-name="ce24" table:formula="of:=INDIRECT(&quot;'&quot;&amp;[.F$2]&amp;&quot; Summary'.B9&quot;)" office:value-type="float" office:value="266">
            <text:p>266</text:p>
          </table:table-cell>
          <table:table-cell table:style-name="ce24" table:formula="of:=INDIRECT(&quot;'&quot;&amp;[.G$2]&amp;&quot; Summary'.B9&quot;)" office:value-type="float" office:value="259">
            <text:p>259</text:p>
          </table:table-cell>
          <table:table-cell table:style-name="ce24" table:formula="of:=INDIRECT(&quot;'&quot;&amp;[.H$2]&amp;&quot; Summary'.B9&quot;)" office:value-type="float" office:value="369">
            <text:p>369</text:p>
          </table:table-cell>
          <table:table-cell table:style-name="ce24" table:formula="of:=INDIRECT(&quot;'&quot;&amp;[.I$2]&amp;&quot; Summary'.B9&quot;)" office:value-type="float" office:value="502">
            <text:p>502</text:p>
          </table:table-cell>
          <table:table-cell table:style-name="ce24" table:formula="of:=INDIRECT(&quot;'&quot;&amp;[.J$2]&amp;&quot; Summary'.B9&quot;)" office:value-type="float" office:value="534">
            <text:p>534</text:p>
          </table:table-cell>
          <table:table-cell table:number-columns-repeated="3"/>
          <table:table-cell table:style-name="ce10" office:value-type="string" table:number-columns-spanned="1" table:number-rows-spanned="5">
            <text:p>NOC</text:p>
          </table:table-cell>
          <table:table-cell table:style-name="ce29" office:value-type="string">
            <text:p>OO</text:p>
          </table:table-cell>
          <table:table-cell table:style-name="ce23" table:formula="of:=INDIRECT(&quot;'&quot;&amp;[.P$3]&amp;&quot; Summary'.B39&quot;)" office:value-type="float" office:value="24">
            <text:p>24</text:p>
          </table:table-cell>
          <table:table-cell table:style-name="ce23" table:formula="of:=INDIRECT(&quot;'&quot;&amp;[.Q$3]&amp;&quot; Summary'.B39&quot;)" office:value-type="float" office:value="25">
            <text:p>25</text:p>
          </table:table-cell>
          <table:table-cell table:style-name="ce23" table:formula="of:=INDIRECT(&quot;'&quot;&amp;[.R$3]&amp;&quot; Summary'.B39&quot;)" office:value-type="float" office:value="25">
            <text:p>25</text:p>
          </table:table-cell>
          <table:table-cell table:style-name="ce23" table:formula="of:=INDIRECT(&quot;'&quot;&amp;[.S$3]&amp;&quot; Summary'.B39&quot;)" office:value-type="float" office:value="30">
            <text:p>30</text:p>
          </table:table-cell>
          <table:table-cell table:style-name="ce23" table:formula="of:=INDIRECT(&quot;'&quot;&amp;[.T$3]&amp;&quot; Summary'.B39&quot;)" office:value-type="float" office:value="37">
            <text:p>37</text:p>
          </table:table-cell>
          <table:table-cell table:style-name="ce23" table:formula="of:=INDIRECT(&quot;'&quot;&amp;[.U$3]&amp;&quot; Summary'.B39&quot;)" office:value-type="float" office:value="46">
            <text:p>46</text:p>
          </table:table-cell>
          <table:table-cell table:style-name="ce23" table:formula="of:=INDIRECT(&quot;'&quot;&amp;[.V$3]&amp;&quot; Summary'.B39&quot;)" office:value-type="float" office:value="51">
            <text:p>51</text:p>
          </table:table-cell>
        </table:table-row>
        <table:table-row table:style-name="ro3">
          <table:table-cell/>
          <table:covered-table-cell table:style-name="ce11"/>
          <table:table-cell table:style-name="ce17" office:value-type="string">
            <text:p>PCD</text:p>
          </table:table-cell>
          <table:table-cell table:style-name="ce25" table:formula="of:=INDIRECT(&quot;'&quot;&amp;[.D$2]&amp;&quot; Summary'.B4&quot;)" office:value-type="float" office:value="147">
            <text:p>147</text:p>
          </table:table-cell>
          <table:table-cell table:style-name="ce25" table:formula="of:=INDIRECT(&quot;'&quot;&amp;[.E$2]&amp;&quot; Summary'.B4&quot;)" office:value-type="float" office:value="244">
            <text:p>244</text:p>
          </table:table-cell>
          <table:table-cell table:style-name="ce25" table:formula="of:=INDIRECT(&quot;'&quot;&amp;[.F$2]&amp;&quot; Summary'.B4&quot;)" office:value-type="float" office:value="266">
            <text:p>266</text:p>
          </table:table-cell>
          <table:table-cell table:style-name="ce25" table:formula="of:=INDIRECT(&quot;'&quot;&amp;[.G$2]&amp;&quot; Summary'.B4&quot;)" office:value-type="float" office:value="259">
            <text:p>259</text:p>
          </table:table-cell>
          <table:table-cell table:style-name="ce25" table:formula="of:=INDIRECT(&quot;'&quot;&amp;[.H$2]&amp;&quot; Summary'.B4&quot;)" office:value-type="float" office:value="369">
            <text:p>369</text:p>
          </table:table-cell>
          <table:table-cell table:style-name="ce25" table:formula="of:=INDIRECT(&quot;'&quot;&amp;[.I$2]&amp;&quot; Summary'.B4&quot;)" office:value-type="float" office:value="502">
            <text:p>502</text:p>
          </table:table-cell>
          <table:table-cell table:style-name="ce25" table:formula="of:=INDIRECT(&quot;'&quot;&amp;[.J$2]&amp;&quot; Summary'.B4&quot;)" office:value-type="float" office:value="534">
            <text:p>534</text:p>
          </table:table-cell>
          <table:table-cell table:number-columns-repeated="3"/>
          <table:covered-table-cell table:style-name="ce11"/>
          <table:table-cell table:style-name="ce16" office:value-type="string">
            <text:p>OM</text:p>
          </table:table-cell>
          <table:table-cell table:style-name="ce33" table:formula="of:=INDIRECT(&quot;'&quot;&amp;[.P$3]&amp;&quot; Summary'.B45&quot;)" office:value-type="float" office:value="31">
            <text:p>31</text:p>
          </table:table-cell>
          <table:table-cell table:style-name="ce33" table:formula="of:=INDIRECT(&quot;'&quot;&amp;[.Q$3]&amp;&quot; Summary'.B45&quot;)" office:value-type="float" office:value="33">
            <text:p>33</text:p>
          </table:table-cell>
          <table:table-cell table:style-name="ce33" table:formula="of:=INDIRECT(&quot;'&quot;&amp;[.R$3]&amp;&quot; Summary'.B45&quot;)" office:value-type="float" office:value="36">
            <text:p>36</text:p>
          </table:table-cell>
          <table:table-cell table:style-name="ce33" table:formula="of:=INDIRECT(&quot;'&quot;&amp;[.S$3]&amp;&quot; Summary'.B45&quot;)" office:value-type="float" office:value="42">
            <text:p>42</text:p>
          </table:table-cell>
          <table:table-cell table:style-name="ce33" table:formula="of:=INDIRECT(&quot;'&quot;&amp;[.T$3]&amp;&quot; Summary'.B45&quot;)" office:value-type="float" office:value="53">
            <text:p>53</text:p>
          </table:table-cell>
          <table:table-cell table:style-name="ce33" table:formula="of:=INDIRECT(&quot;'&quot;&amp;[.U$3]&amp;&quot; Summary'.B45&quot;)" office:value-type="float" office:value="69">
            <text:p>69</text:p>
          </table:table-cell>
          <table:table-cell table:style-name="ce33" table:formula="of:=INDIRECT(&quot;'&quot;&amp;[.V$3]&amp;&quot; Summary'.B45&quot;)" office:value-type="float" office:value="91">
            <text:p>91</text:p>
          </table:table-cell>
        </table:table-row>
        <table:table-row table:style-name="ro3">
          <table:table-cell/>
          <table:covered-table-cell table:style-name="ce11"/>
          <table:table-cell table:style-name="ce16" office:value-type="string">
            <text:p>@PCD</text:p>
          </table:table-cell>
          <table:table-cell table:style-name="ce24" table:formula="of:=INDIRECT(&quot;'&quot;&amp;[.D$2]&amp;&quot; Summary'.B5&quot;)" office:value-type="float" office:value="147">
            <text:p>147</text:p>
          </table:table-cell>
          <table:table-cell table:style-name="ce24" table:formula="of:=INDIRECT(&quot;'&quot;&amp;[.E$2]&amp;&quot; Summary'.B5&quot;)" office:value-type="float" office:value="244">
            <text:p>244</text:p>
          </table:table-cell>
          <table:table-cell table:style-name="ce24" table:formula="of:=INDIRECT(&quot;'&quot;&amp;[.F$2]&amp;&quot; Summary'.B5&quot;)" office:value-type="float" office:value="266">
            <text:p>266</text:p>
          </table:table-cell>
          <table:table-cell table:style-name="ce24" table:formula="of:=INDIRECT(&quot;'&quot;&amp;[.G$2]&amp;&quot; Summary'.B5&quot;)" office:value-type="float" office:value="259">
            <text:p>259</text:p>
          </table:table-cell>
          <table:table-cell table:style-name="ce24" table:formula="of:=INDIRECT(&quot;'&quot;&amp;[.H$2]&amp;&quot; Summary'.B5&quot;)" office:value-type="float" office:value="369">
            <text:p>369</text:p>
          </table:table-cell>
          <table:table-cell table:style-name="ce24" table:formula="of:=INDIRECT(&quot;'&quot;&amp;[.I$2]&amp;&quot; Summary'.B5&quot;)" office:value-type="float" office:value="502">
            <text:p>502</text:p>
          </table:table-cell>
          <table:table-cell table:style-name="ce24" table:formula="of:=INDIRECT(&quot;'&quot;&amp;[.J$2]&amp;&quot; Summary'.B5&quot;)" office:value-type="float" office:value="534">
            <text:p>534</text:p>
          </table:table-cell>
          <table:table-cell table:number-columns-repeated="3"/>
          <table:covered-table-cell table:style-name="ce11"/>
          <table:table-cell table:style-name="ce17" office:value-type="string">
            <text:p>PCD</text:p>
          </table:table-cell>
          <table:table-cell table:style-name="ce34" table:formula="of:=INDIRECT(&quot;'&quot;&amp;[.P$3]&amp;&quot; Summary'.B40&quot;)" office:value-type="float" office:value="27">
            <text:p>27</text:p>
          </table:table-cell>
          <table:table-cell table:style-name="ce34" table:formula="of:=INDIRECT(&quot;'&quot;&amp;[.Q$3]&amp;&quot; Summary'.B40&quot;)" office:value-type="float" office:value="29">
            <text:p>29</text:p>
          </table:table-cell>
          <table:table-cell table:style-name="ce34" table:formula="of:=INDIRECT(&quot;'&quot;&amp;[.R$3]&amp;&quot; Summary'.B40&quot;)" office:value-type="float" office:value="32">
            <text:p>32</text:p>
          </table:table-cell>
          <table:table-cell table:style-name="ce34" table:formula="of:=INDIRECT(&quot;'&quot;&amp;[.S$3]&amp;&quot; Summary'.B40&quot;)" office:value-type="float" office:value="38">
            <text:p>38</text:p>
          </table:table-cell>
          <table:table-cell table:style-name="ce34" table:formula="of:=INDIRECT(&quot;'&quot;&amp;[.T$3]&amp;&quot; Summary'.B40&quot;)" office:value-type="float" office:value="46">
            <text:p>46</text:p>
          </table:table-cell>
          <table:table-cell table:style-name="ce34" table:formula="of:=INDIRECT(&quot;'&quot;&amp;[.U$3]&amp;&quot; Summary'.B40&quot;)" office:value-type="float" office:value="59">
            <text:p>59</text:p>
          </table:table-cell>
          <table:table-cell table:style-name="ce34" table:formula="of:=INDIRECT(&quot;'&quot;&amp;[.V$3]&amp;&quot; Summary'.B40&quot;)" office:value-type="float" office:value="75">
            <text:p>75</text:p>
          </table:table-cell>
        </table:table-row>
        <table:table-row table:style-name="ro3">
          <table:table-cell/>
          <table:covered-table-cell table:style-name="ce11"/>
          <table:table-cell table:style-name="ce18" office:value-type="string">
            <text:p>EVT</text:p>
          </table:table-cell>
          <table:table-cell table:style-name="ce26" table:formula="of:=INDIRECT(&quot;'&quot;&amp;[.D$2]&amp;&quot; Summary'.B6&quot;)" office:value-type="float" office:value="123">
            <text:p>123</text:p>
          </table:table-cell>
          <table:table-cell table:style-name="ce26" table:formula="of:=INDIRECT(&quot;'&quot;&amp;[.E$2]&amp;&quot; Summary'.B6&quot;)" office:value-type="float" office:value="162">
            <text:p>162</text:p>
          </table:table-cell>
          <table:table-cell table:style-name="ce26" table:formula="of:=INDIRECT(&quot;'&quot;&amp;[.F$2]&amp;&quot; Summary'.B6&quot;)" office:value-type="float" office:value="171">
            <text:p>171</text:p>
          </table:table-cell>
          <table:table-cell table:style-name="ce26" table:formula="of:=INDIRECT(&quot;'&quot;&amp;[.G$2]&amp;&quot; Summary'.B6&quot;)" office:value-type="float" office:value="257">
            <text:p>257</text:p>
          </table:table-cell>
          <table:table-cell table:style-name="ce26" table:formula="of:=INDIRECT(&quot;'&quot;&amp;[.H$2]&amp;&quot; Summary'.B6&quot;)" office:value-type="float" office:value="365">
            <text:p>365</text:p>
          </table:table-cell>
          <table:table-cell table:style-name="ce26" table:formula="of:=INDIRECT(&quot;'&quot;&amp;[.I$2]&amp;&quot; Summary'.B6&quot;)" office:value-type="float" office:value="426">
            <text:p>426</text:p>
          </table:table-cell>
          <table:table-cell table:style-name="ce26" table:formula="of:=INDIRECT(&quot;'&quot;&amp;[.J$2]&amp;&quot; Summary'.B6&quot;)" office:value-type="float" office:value="539">
            <text:p>539</text:p>
          </table:table-cell>
          <table:table-cell table:number-columns-repeated="3"/>
          <table:covered-table-cell table:style-name="ce11"/>
          <table:table-cell table:style-name="ce16" office:value-type="string">
            <text:p>@PCD</text:p>
          </table:table-cell>
          <table:table-cell table:style-name="ce35" table:formula="of:=INDIRECT(&quot;'&quot;&amp;[.P$3]&amp;&quot; Summary'.B41&quot;)" office:value-type="float" office:value="51">
            <text:p>51</text:p>
          </table:table-cell>
          <table:table-cell table:style-name="ce35" table:formula="of:=INDIRECT(&quot;'&quot;&amp;[.Q$3]&amp;&quot; Summary'.B41&quot;)" office:value-type="float" office:value="60">
            <text:p>60</text:p>
          </table:table-cell>
          <table:table-cell table:style-name="ce35" table:formula="of:=INDIRECT(&quot;'&quot;&amp;[.R$3]&amp;&quot; Summary'.B41&quot;)" office:value-type="float" office:value="64">
            <text:p>64</text:p>
          </table:table-cell>
          <table:table-cell table:style-name="ce35" table:formula="of:=INDIRECT(&quot;'&quot;&amp;[.S$3]&amp;&quot; Summary'.B41&quot;)" office:value-type="float" office:value="72">
            <text:p>72</text:p>
          </table:table-cell>
          <table:table-cell table:style-name="ce35" table:formula="of:=INDIRECT(&quot;'&quot;&amp;[.T$3]&amp;&quot; Summary'.B41&quot;)" office:value-type="float" office:value="85">
            <text:p>85</text:p>
          </table:table-cell>
          <table:table-cell table:style-name="ce35" table:formula="of:=INDIRECT(&quot;'&quot;&amp;[.U$3]&amp;&quot; Summary'.B41&quot;)" office:value-type="float" office:value="109">
            <text:p>109</text:p>
          </table:table-cell>
          <table:table-cell table:style-name="ce35" table:formula="of:=INDIRECT(&quot;'&quot;&amp;[.V$3]&amp;&quot; Summary'.B41&quot;)" office:value-type="float" office:value="130">
            <text:p>130</text:p>
          </table:table-cell>
        </table:table-row>
        <table:table-row table:style-name="ro3">
          <table:table-cell table:number-columns-repeated="13"/>
          <table:covered-table-cell table:style-name="ce11"/>
          <table:table-cell table:style-name="ce18" office:value-type="string">
            <text:p>EVT</text:p>
          </table:table-cell>
          <table:table-cell table:style-name="ce36" table:formula="of:=INDIRECT(&quot;'&quot;&amp;[.P$3]&amp;&quot; Summary'.B42&quot;)" office:value-type="float" office:value="47">
            <text:p>47</text:p>
          </table:table-cell>
          <table:table-cell table:style-name="ce36" table:formula="of:=INDIRECT(&quot;'&quot;&amp;[.Q$3]&amp;&quot; Summary'.B42&quot;)" office:value-type="float" office:value="53">
            <text:p>53</text:p>
          </table:table-cell>
          <table:table-cell table:style-name="ce36" table:formula="of:=INDIRECT(&quot;'&quot;&amp;[.R$3]&amp;&quot; Summary'.B42&quot;)" office:value-type="float" office:value="56">
            <text:p>56</text:p>
          </table:table-cell>
          <table:table-cell table:style-name="ce36" table:formula="of:=INDIRECT(&quot;'&quot;&amp;[.S$3]&amp;&quot; Summary'.B42&quot;)" office:value-type="float" office:value="64">
            <text:p>64</text:p>
          </table:table-cell>
          <table:table-cell table:style-name="ce36" table:formula="of:=INDIRECT(&quot;'&quot;&amp;[.T$3]&amp;&quot; Summary'.B42&quot;)" office:value-type="float" office:value="78">
            <text:p>78</text:p>
          </table:table-cell>
          <table:table-cell table:style-name="ce36" table:formula="of:=INDIRECT(&quot;'&quot;&amp;[.U$3]&amp;&quot; Summary'.B42&quot;)" office:value-type="float" office:value="96">
            <text:p>96</text:p>
          </table:table-cell>
          <table:table-cell table:style-name="ce36" table:formula="of:=INDIRECT(&quot;'&quot;&amp;[.V$3]&amp;&quot; Summary'.B42&quot;)" office:value-type="float" office:value="115">
            <text:p>115</text:p>
          </table:table-cell>
        </table:table-row>
        <table:table-row table:style-name="ro3">
          <table:table-cell table:number-columns-repeated="13"/>
          <table:table-cell table:style-name="ce10" office:value-type="string" table:number-columns-spanned="1" table:number-rows-spanned="5">
            <text:p>NOA</text:p>
          </table:table-cell>
          <table:table-cell table:style-name="ce15" office:value-type="string">
            <text:p>OO</text:p>
          </table:table-cell>
          <table:table-cell table:style-name="ce23" table:formula="of:=INDIRECT(&quot;'&quot;&amp;[.D$2]&amp;&quot; Summary'.E3&quot;)" office:value-type="float" office:value="62">
            <text:p>62</text:p>
          </table:table-cell>
          <table:table-cell table:style-name="ce23" table:formula="of:=INDIRECT(&quot;'&quot;&amp;[.E$2]&amp;&quot; Summary'.E3&quot;)" office:value-type="float" office:value="71">
            <text:p>71</text:p>
          </table:table-cell>
          <table:table-cell table:style-name="ce23" table:formula="of:=INDIRECT(&quot;'&quot;&amp;[.F$2]&amp;&quot; Summary'.E3&quot;)" office:value-type="float" office:value="74">
            <text:p>74</text:p>
          </table:table-cell>
          <table:table-cell table:style-name="ce23" table:formula="of:=INDIRECT(&quot;'&quot;&amp;[.G$2]&amp;&quot; Summary'.E3&quot;)" office:value-type="float" office:value="75">
            <text:p>75</text:p>
          </table:table-cell>
          <table:table-cell table:style-name="ce23" table:formula="of:=INDIRECT(&quot;'&quot;&amp;[.H$2]&amp;&quot; Summary'.E3&quot;)" office:value-type="float" office:value="106">
            <text:p>106</text:p>
          </table:table-cell>
          <table:table-cell table:style-name="ce23" table:formula="of:=INDIRECT(&quot;'&quot;&amp;[.I$2]&amp;&quot; Summary'.E3&quot;)" office:value-type="float" office:value="132">
            <text:p>132</text:p>
          </table:table-cell>
          <table:table-cell table:style-name="ce23" table:formula="of:=INDIRECT(&quot;'&quot;&amp;[.J$2]&amp;&quot; Summary'.E3&quot;)" office:value-type="float" office:value="165">
            <text:p>165</text:p>
          </table:table-cell>
        </table:table-row>
        <table:table-row table:style-name="ro3">
          <table:table-cell table:number-columns-repeated="13"/>
          <table:covered-table-cell table:style-name="ce11"/>
          <table:table-cell table:style-name="ce16" office:value-type="string">
            <text:p>OM</text:p>
          </table:table-cell>
          <table:table-cell table:style-name="ce35" table:formula="of:=INDIRECT(&quot;'&quot;&amp;[.D$2]&amp;&quot; Summary'.E9&quot;)" office:value-type="float" office:value="82">
            <text:p>82</text:p>
          </table:table-cell>
          <table:table-cell table:style-name="ce35" table:formula="of:=INDIRECT(&quot;'&quot;&amp;[.E$2]&amp;&quot; Summary'.E9&quot;)" office:value-type="float" office:value="99">
            <text:p>99</text:p>
          </table:table-cell>
          <table:table-cell table:style-name="ce35" table:formula="of:=INDIRECT(&quot;'&quot;&amp;[.F$2]&amp;&quot; Summary'.E9&quot;)" office:value-type="float" office:value="108">
            <text:p>108</text:p>
          </table:table-cell>
          <table:table-cell table:style-name="ce35" table:formula="of:=INDIRECT(&quot;'&quot;&amp;[.G$2]&amp;&quot; Summary'.E9&quot;)" office:value-type="float" office:value="112">
            <text:p>112</text:p>
          </table:table-cell>
          <table:table-cell table:style-name="ce35" table:formula="of:=INDIRECT(&quot;'&quot;&amp;[.H$2]&amp;&quot; Summary'.E9&quot;)" office:value-type="float" office:value="149">
            <text:p>149</text:p>
          </table:table-cell>
          <table:table-cell table:style-name="ce35" table:formula="of:=INDIRECT(&quot;'&quot;&amp;[.I$2]&amp;&quot; Summary'.E9&quot;)" office:value-type="float" office:value="187">
            <text:p>187</text:p>
          </table:table-cell>
          <table:table-cell table:style-name="ce35" table:formula="of:=INDIRECT(&quot;'&quot;&amp;[.J$2]&amp;&quot; Summary'.E9&quot;)" office:value-type="float" office:value="237">
            <text:p>237</text:p>
          </table:table-cell>
        </table:table-row>
        <table:table-row table:style-name="ro3">
          <table:table-cell table:number-columns-repeated="13"/>
          <table:covered-table-cell table:style-name="ce11"/>
          <table:table-cell table:style-name="ce17" office:value-type="string">
            <text:p>PCD</text:p>
          </table:table-cell>
          <table:table-cell table:style-name="ce25" table:formula="of:=INDIRECT(&quot;'&quot;&amp;[.D$2]&amp;&quot; Summary'.E4&quot;)" office:value-type="float" office:value="62">
            <text:p>62</text:p>
          </table:table-cell>
          <table:table-cell table:style-name="ce25" table:formula="of:=INDIRECT(&quot;'&quot;&amp;[.E$2]&amp;&quot; Summary'.E4&quot;)" office:value-type="float" office:value="72">
            <text:p>72</text:p>
          </table:table-cell>
          <table:table-cell table:style-name="ce25" table:formula="of:=INDIRECT(&quot;'&quot;&amp;[.F$2]&amp;&quot; Summary'.E4&quot;)" office:value-type="float" office:value="76">
            <text:p>76</text:p>
          </table:table-cell>
          <table:table-cell table:style-name="ce25" table:formula="of:=INDIRECT(&quot;'&quot;&amp;[.G$2]&amp;&quot; Summary'.E4&quot;)" office:value-type="float" office:value="77">
            <text:p>77</text:p>
          </table:table-cell>
          <table:table-cell table:style-name="ce25" table:formula="of:=INDIRECT(&quot;'&quot;&amp;[.H$2]&amp;&quot; Summary'.E4&quot;)" office:value-type="float" office:value="110">
            <text:p>110</text:p>
          </table:table-cell>
          <table:table-cell table:style-name="ce25" table:formula="of:=INDIRECT(&quot;'&quot;&amp;[.I$2]&amp;&quot; Summary'.E4&quot;)" office:value-type="float" office:value="139">
            <text:p>139</text:p>
          </table:table-cell>
          <table:table-cell table:style-name="ce25" table:formula="of:=INDIRECT(&quot;'&quot;&amp;[.J$2]&amp;&quot; Summary'.E4&quot;)" office:value-type="float" office:value="177">
            <text:p>177</text:p>
          </table:table-cell>
        </table:table-row>
        <table:table-row table:style-name="ro3">
          <table:table-cell table:number-columns-repeated="13"/>
          <table:covered-table-cell table:style-name="ce11"/>
          <table:table-cell table:style-name="ce16" office:value-type="string">
            <text:p>@PCD</text:p>
          </table:table-cell>
          <table:table-cell table:style-name="ce35" table:formula="of:=INDIRECT(&quot;'&quot;&amp;[.D$2]&amp;&quot; Summary'.E5&quot;)" office:value-type="float" office:value="62">
            <text:p>62</text:p>
          </table:table-cell>
          <table:table-cell table:style-name="ce35" table:formula="of:=INDIRECT(&quot;'&quot;&amp;[.E$2]&amp;&quot; Summary'.E5&quot;)" office:value-type="float" office:value="72">
            <text:p>72</text:p>
          </table:table-cell>
          <table:table-cell table:style-name="ce35" table:formula="of:=INDIRECT(&quot;'&quot;&amp;[.F$2]&amp;&quot; Summary'.E5&quot;)" office:value-type="float" office:value="76">
            <text:p>76</text:p>
          </table:table-cell>
          <table:table-cell table:style-name="ce35" table:formula="of:=INDIRECT(&quot;'&quot;&amp;[.G$2]&amp;&quot; Summary'.E5&quot;)" office:value-type="float" office:value="77">
            <text:p>77</text:p>
          </table:table-cell>
          <table:table-cell table:style-name="ce35" table:formula="of:=INDIRECT(&quot;'&quot;&amp;[.H$2]&amp;&quot; Summary'.E5&quot;)" office:value-type="float" office:value="110">
            <text:p>110</text:p>
          </table:table-cell>
          <table:table-cell table:style-name="ce35" table:formula="of:=INDIRECT(&quot;'&quot;&amp;[.I$2]&amp;&quot; Summary'.E5&quot;)" office:value-type="float" office:value="139">
            <text:p>139</text:p>
          </table:table-cell>
          <table:table-cell table:style-name="ce35" table:formula="of:=INDIRECT(&quot;'&quot;&amp;[.J$2]&amp;&quot; Summary'.E5&quot;)" office:value-type="float" office:value="177">
            <text:p>177</text:p>
          </table:table-cell>
        </table:table-row>
        <table:table-row table:style-name="ro3">
          <table:table-cell table:number-columns-repeated="13"/>
          <table:covered-table-cell table:style-name="ce11"/>
          <table:table-cell table:style-name="ce18" office:value-type="string">
            <text:p>EVT</text:p>
          </table:table-cell>
          <table:table-cell table:style-name="ce26" table:formula="of:=INDIRECT(&quot;'&quot;&amp;[.D$2]&amp;&quot; Summary'.E6&quot;)" office:value-type="float" office:value="71">
            <text:p>71</text:p>
          </table:table-cell>
          <table:table-cell table:style-name="ce26" table:formula="of:=INDIRECT(&quot;'&quot;&amp;[.E$2]&amp;&quot; Summary'.E6&quot;)" office:value-type="float" office:value="92">
            <text:p>92</text:p>
          </table:table-cell>
          <table:table-cell table:style-name="ce26" table:formula="of:=INDIRECT(&quot;'&quot;&amp;[.F$2]&amp;&quot; Summary'.E6&quot;)" office:value-type="float" office:value="96">
            <text:p>96</text:p>
          </table:table-cell>
          <table:table-cell table:style-name="ce26" table:formula="of:=INDIRECT(&quot;'&quot;&amp;[.G$2]&amp;&quot; Summary'.E6&quot;)" office:value-type="float" office:value="101">
            <text:p>101</text:p>
          </table:table-cell>
          <table:table-cell table:style-name="ce26" table:formula="of:=INDIRECT(&quot;'&quot;&amp;[.H$2]&amp;&quot; Summary'.E6&quot;)" office:value-type="float" office:value="144">
            <text:p>144</text:p>
          </table:table-cell>
          <table:table-cell table:style-name="ce26" table:formula="of:=INDIRECT(&quot;'&quot;&amp;[.I$2]&amp;&quot; Summary'.E6&quot;)" office:value-type="float" office:value="175">
            <text:p>175</text:p>
          </table:table-cell>
          <table:table-cell table:style-name="ce26" table:formula="of:=INDIRECT(&quot;'&quot;&amp;[.J$2]&amp;&quot; Summary'.E6&quot;)" office:value-type="float" office:value="217">
            <text:p>217</text:p>
          </table:table-cell>
        </table:table-row>
        <table:table-row table:style-name="ro3">
          <table:table-cell table:number-columns-repeated="13"/>
          <table:table-cell table:style-name="ce10" office:value-type="string" table:number-columns-spanned="1" table:number-rows-spanned="5">
            <text:p>NOO</text:p>
          </table:table-cell>
          <table:table-cell table:style-name="ce15" office:value-type="string">
            <text:p>OO</text:p>
          </table:table-cell>
          <table:table-cell table:style-name="ce23" table:formula="of:=INDIRECT(&quot;'&quot;&amp;[.D$2]&amp;&quot; Summary'.F3&quot;)" office:value-type="float" office:value="124">
            <text:p>124</text:p>
          </table:table-cell>
          <table:table-cell table:style-name="ce23" table:formula="of:=INDIRECT(&quot;'&quot;&amp;[.E$2]&amp;&quot; Summary'.F3&quot;)" office:value-type="float" office:value="140">
            <text:p>140</text:p>
          </table:table-cell>
          <table:table-cell table:style-name="ce23" table:formula="of:=INDIRECT(&quot;'&quot;&amp;[.F$2]&amp;&quot; Summary'.F3&quot;)" office:value-type="float" office:value="143">
            <text:p>143</text:p>
          </table:table-cell>
          <table:table-cell table:style-name="ce23" table:formula="of:=INDIRECT(&quot;'&quot;&amp;[.G$2]&amp;&quot; Summary'.F3&quot;)" office:value-type="float" office:value="160">
            <text:p>160</text:p>
          </table:table-cell>
          <table:table-cell table:style-name="ce23" table:formula="of:=INDIRECT(&quot;'&quot;&amp;[.H$2]&amp;&quot; Summary'.F3&quot;)" office:value-type="float" office:value="200">
            <text:p>200</text:p>
          </table:table-cell>
          <table:table-cell table:style-name="ce23" table:formula="of:=INDIRECT(&quot;'&quot;&amp;[.I$2]&amp;&quot; Summary'.F3&quot;)" office:value-type="float" office:value="239">
            <text:p>239</text:p>
          </table:table-cell>
          <table:table-cell table:style-name="ce23" table:formula="of:=INDIRECT(&quot;'&quot;&amp;[.J$2]&amp;&quot; Summary'.F3&quot;)" office:value-type="float" office:value="271">
            <text:p>271</text:p>
          </table:table-cell>
        </table:table-row>
        <table:table-row table:style-name="ro3">
          <table:table-cell table:number-columns-repeated="13"/>
          <table:covered-table-cell table:style-name="ce11"/>
          <table:table-cell table:style-name="ce16" office:value-type="string">
            <text:p>OM</text:p>
          </table:table-cell>
          <table:table-cell table:style-name="ce35" table:formula="of:=INDIRECT(&quot;'&quot;&amp;[.D$2]&amp;&quot; Summary'.F9&quot;)" office:value-type="float" office:value="143">
            <text:p>143</text:p>
          </table:table-cell>
          <table:table-cell table:style-name="ce35" table:formula="of:=INDIRECT(&quot;'&quot;&amp;[.E$2]&amp;&quot; Summary'.F9&quot;)" office:value-type="float" office:value="169">
            <text:p>169</text:p>
          </table:table-cell>
          <table:table-cell table:style-name="ce35" table:formula="of:=INDIRECT(&quot;'&quot;&amp;[.F$2]&amp;&quot; Summary'.F9&quot;)" office:value-type="float" office:value="179">
            <text:p>179</text:p>
          </table:table-cell>
          <table:table-cell table:style-name="ce35" table:formula="of:=INDIRECT(&quot;'&quot;&amp;[.G$2]&amp;&quot; Summary'.F9&quot;)" office:value-type="float" office:value="197">
            <text:p>197</text:p>
          </table:table-cell>
          <table:table-cell table:style-name="ce35" table:formula="of:=INDIRECT(&quot;'&quot;&amp;[.H$2]&amp;&quot; Summary'.F9&quot;)" office:value-type="float" office:value="247">
            <text:p>247</text:p>
          </table:table-cell>
          <table:table-cell table:style-name="ce35" table:formula="of:=INDIRECT(&quot;'&quot;&amp;[.I$2]&amp;&quot; Summary'.F9&quot;)" office:value-type="float" office:value="308">
            <text:p>308</text:p>
          </table:table-cell>
          <table:table-cell table:style-name="ce35" table:formula="of:=INDIRECT(&quot;'&quot;&amp;[.J$2]&amp;&quot; Summary'.F9&quot;)" office:value-type="float" office:value="369">
            <text:p>369</text:p>
          </table:table-cell>
        </table:table-row>
        <table:table-row table:style-name="ro3">
          <table:table-cell table:number-columns-repeated="13"/>
          <table:covered-table-cell table:style-name="ce11"/>
          <table:table-cell table:style-name="ce17" office:value-type="string">
            <text:p>PCD</text:p>
          </table:table-cell>
          <table:table-cell table:style-name="ce37" table:formula="of:=INDIRECT(&quot;'&quot;&amp;[.D$2]&amp;&quot; Summary'.F4&quot;)" office:value-type="float" office:value="143">
            <text:p>143</text:p>
          </table:table-cell>
          <table:table-cell table:style-name="ce37" table:formula="of:=INDIRECT(&quot;'&quot;&amp;[.E$2]&amp;&quot; Summary'.F4&quot;)" office:value-type="float" office:value="169">
            <text:p>169</text:p>
          </table:table-cell>
          <table:table-cell table:style-name="ce37" table:formula="of:=INDIRECT(&quot;'&quot;&amp;[.F$2]&amp;&quot; Summary'.F4&quot;)" office:value-type="float" office:value="179">
            <text:p>179</text:p>
          </table:table-cell>
          <table:table-cell table:style-name="ce37" table:formula="of:=INDIRECT(&quot;'&quot;&amp;[.G$2]&amp;&quot; Summary'.F4&quot;)" office:value-type="float" office:value="197">
            <text:p>197</text:p>
          </table:table-cell>
          <table:table-cell table:style-name="ce37" table:formula="of:=INDIRECT(&quot;'&quot;&amp;[.H$2]&amp;&quot; Summary'.F4&quot;)" office:value-type="float" office:value="247">
            <text:p>247</text:p>
          </table:table-cell>
          <table:table-cell table:style-name="ce37" table:formula="of:=INDIRECT(&quot;'&quot;&amp;[.I$2]&amp;&quot; Summary'.F4&quot;)" office:value-type="float" office:value="308">
            <text:p>308</text:p>
          </table:table-cell>
          <table:table-cell table:style-name="ce37" table:formula="of:=INDIRECT(&quot;'&quot;&amp;[.J$2]&amp;&quot; Summary'.F4&quot;)" office:value-type="float" office:value="369">
            <text:p>369</text:p>
          </table:table-cell>
        </table:table-row>
        <table:table-row table:style-name="ro3">
          <table:table-cell table:number-columns-repeated="13"/>
          <table:covered-table-cell table:style-name="ce11"/>
          <table:table-cell table:style-name="ce16" office:value-type="string">
            <text:p>@PCD</text:p>
          </table:table-cell>
          <table:table-cell table:style-name="ce35" table:formula="of:=INDIRECT(&quot;'&quot;&amp;[.D$2]&amp;&quot; Summary'.F5&quot;)" office:value-type="float" office:value="143">
            <text:p>143</text:p>
          </table:table-cell>
          <table:table-cell table:style-name="ce35" table:formula="of:=INDIRECT(&quot;'&quot;&amp;[.E$2]&amp;&quot; Summary'.F5&quot;)" office:value-type="float" office:value="169">
            <text:p>169</text:p>
          </table:table-cell>
          <table:table-cell table:style-name="ce35" table:formula="of:=INDIRECT(&quot;'&quot;&amp;[.F$2]&amp;&quot; Summary'.F5&quot;)" office:value-type="float" office:value="179">
            <text:p>179</text:p>
          </table:table-cell>
          <table:table-cell table:style-name="ce35" table:formula="of:=INDIRECT(&quot;'&quot;&amp;[.G$2]&amp;&quot; Summary'.F5&quot;)" office:value-type="float" office:value="197">
            <text:p>197</text:p>
          </table:table-cell>
          <table:table-cell table:style-name="ce35" table:formula="of:=INDIRECT(&quot;'&quot;&amp;[.H$2]&amp;&quot; Summary'.F5&quot;)" office:value-type="float" office:value="247">
            <text:p>247</text:p>
          </table:table-cell>
          <table:table-cell table:style-name="ce35" table:formula="of:=INDIRECT(&quot;'&quot;&amp;[.I$2]&amp;&quot; Summary'.F5&quot;)" office:value-type="float" office:value="308">
            <text:p>308</text:p>
          </table:table-cell>
          <table:table-cell table:style-name="ce35" table:formula="of:=INDIRECT(&quot;'&quot;&amp;[.J$2]&amp;&quot; Summary'.F5&quot;)" office:value-type="float" office:value="369">
            <text:p>369</text:p>
          </table:table-cell>
        </table:table-row>
        <table:table-row table:style-name="ro3">
          <table:table-cell table:number-columns-repeated="13"/>
          <table:covered-table-cell table:style-name="ce11"/>
          <table:table-cell table:style-name="ce18" office:value-type="string">
            <text:p>EVT</text:p>
          </table:table-cell>
          <table:table-cell table:style-name="ce38" table:formula="of:=INDIRECT(&quot;'&quot;&amp;[.D$2]&amp;&quot; Summary'.F6&quot;)" office:value-type="float" office:value="142">
            <text:p>142</text:p>
          </table:table-cell>
          <table:table-cell table:style-name="ce38" table:formula="of:=INDIRECT(&quot;'&quot;&amp;[.E$2]&amp;&quot; Summary'.F6&quot;)" office:value-type="float" office:value="167">
            <text:p>167</text:p>
          </table:table-cell>
          <table:table-cell table:style-name="ce38" table:formula="of:=INDIRECT(&quot;'&quot;&amp;[.F$2]&amp;&quot; Summary'.F6&quot;)" office:value-type="float" office:value="177">
            <text:p>177</text:p>
          </table:table-cell>
          <table:table-cell table:style-name="ce38" table:formula="of:=INDIRECT(&quot;'&quot;&amp;[.G$2]&amp;&quot; Summary'.F6&quot;)" office:value-type="float" office:value="196">
            <text:p>196</text:p>
          </table:table-cell>
          <table:table-cell table:style-name="ce38" table:formula="of:=INDIRECT(&quot;'&quot;&amp;[.H$2]&amp;&quot; Summary'.F6&quot;)" office:value-type="float" office:value="245">
            <text:p>245</text:p>
          </table:table-cell>
          <table:table-cell table:style-name="ce38" table:formula="of:=INDIRECT(&quot;'&quot;&amp;[.I$2]&amp;&quot; Summary'.F6&quot;)" office:value-type="float" office:value="302">
            <text:p>302</text:p>
          </table:table-cell>
          <table:table-cell table:style-name="ce38" table:formula="of:=INDIRECT(&quot;'&quot;&amp;[.J$2]&amp;&quot; Summary'.F6&quot;)" office:value-type="float" office:value="378">
            <text:p>378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4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1">
          <table:table-cell>
            <draw:frame table:end-cell-address="Overview.Q59" table:end-x="0.3587in" table:end-y="0.1524in" draw:z-index="0" draw:style-name="gr1" svg:width="8.0031in" svg:height="4.9173in" svg:x="0.4583in" svg:y="0.0169in">
              <draw:object draw:notify-on-update-of-ranges="Overview.D2:Overview.J2 Overview.C3:Overview.C3 Overview.D3:Overview.J3 Overview.C4:Overview.C4 Overview.D4:Overview.J4 Overview.C5:Overview.C5 Overview.D5:Overview.J5 Overview.C6:Overview.C6 Overview.D6:Overview.J6 Overview.C7:Overview.C7 Overview.D7:Overview.J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38">
          <table:table-cell table:number-columns-repeated="22"/>
        </table:table-row>
        <table:table-row table:style-name="ro4">
          <table:table-cell table:number-columns-repeated="22"/>
        </table:table-row>
        <table:table-row table:style-name="ro1" table:number-rows-repeated="6">
          <table:table-cell table:number-columns-repeated="22"/>
        </table:table-row>
        <table:table-row table:style-name="ro5" table:number-rows-repeated="3">
          <table:table-cell table:number-columns-repeated="22"/>
        </table:table-row>
        <table:table-row table:style-name="ro6" table:number-rows-repeated="2">
          <table:table-cell table:number-columns-repeated="22"/>
        </table:table-row>
        <table:table-row table:style-name="ro6">
          <table:table-cell table:number-columns-repeated="22"/>
        </table:table-row>
      </table:table>
      <table:database-ranges>
        <table:database-range table:target-range-address="R1.A2:R1.AMJ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3" number:min-integer-digits="1"/>
    </number:number-style>
    <number:number-style style:name="N145">
      <number:number number:decimal-places="4" number:min-integer-digits="1"/>
    </number:number-style>
    <number:number-style style:name="N146">
      <number:number number:decimal-places="5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04:0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Robert Dyer</meta:initial-creator>
    <meta:creation-date>2009-03-17T03:24:50</meta:creation-date>
    <dc:creator>Robert Dyer</dc:creator>
    <dc:date>2011-03-31T04:08:24</dc:date>
    <meta:editing-cycles>286</meta:editing-cycles>
    <meta:editing-duration>PT313H54M41S</meta:editing-duration>
    <meta:document-statistic meta:table-count="17" meta:cell-count="26516" meta:object-count="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 style:data-style-name="N1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1" style:family="chart" style:data-style-name="N1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9cm" svg:height="12.491cm" xlink:href=".." chart:class="chart:line" chart:style-name="ch1">
        <chart:legend chart:legend-position="end" svg:x="4.351cm" svg:y="1.107cm" chart:style-name="ch2"/>
        <chart:plot-area chart:style-name="ch3" table:cell-range-address="Overview.C2:Overview.J7" chart:data-source-has-labels="both" svg:x="3.237cm" svg:y="0.329cm" svg:width="16.302cm" svg:height="10.141cm">
          <chart:axis chart:dimension="x" chart:name="primary-x" chart:style-name="ch4">
            <chart:title svg:x="9.146cm" svg:y="11.215cm" chart:style-name="ch5">
              <text:p>Releases</text:p>
            </chart:title>
            <chart:categories table:cell-range-address="Overview.D2:Overview.J2"/>
          </chart:axis>
          <chart:axis chart:dimension="y" chart:name="primary-y" chart:style-name="ch6">
            <chart:title svg:x="0.395cm" svg:y="9.604cm" chart:style-name="ch7">
              <text:p>Coupling Between Components</text:p>
            </chart:title>
            <chart:grid chart:style-name="ch8" chart:class="major"/>
          </chart:axis>
          <chart:series chart:style-name="ch9" chart:values-cell-range-address="Overview.D3:Overview.J3" chart:label-cell-address="Overview.C3:Overview.C3" chart:class="chart:line">
            <chart:data-point chart:repeated="7"/>
          </chart:series>
          <chart:series chart:style-name="ch10" chart:values-cell-range-address="Overview.D4:Overview.J4" chart:label-cell-address="Overview.C4:Overview.C4" chart:class="chart:line">
            <chart:data-point chart:repeated="7"/>
          </chart:series>
          <chart:series chart:style-name="ch11" chart:values-cell-range-address="Overview.D5:Overview.J5" chart:label-cell-address="Overview.C5:Overview.C5" chart:class="chart:line">
            <chart:data-point chart:repeated="7"/>
          </chart:series>
          <chart:series chart:style-name="ch12" chart:values-cell-range-address="Overview.D6:Overview.J6" chart:label-cell-address="Overview.C6:Overview.C6" chart:class="chart:line">
            <chart:data-point chart:repeated="7"/>
          </chart:series>
          <chart:series chart:style-name="ch11" chart:values-cell-range-address="Overview.D7:Overview.J7" chart:label-cell-address="Overview.C7:Overview.C7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D2:Overview.J2">R2</text:p>
              </table:table-cell>
              <table:table-cell office:value-type="string">
                <text:p>R3</text:p>
              </table:table-cell>
              <table:table-cell office:value-type="string">
                <text:p>R4</text:p>
              </table:table-cell>
              <table:table-cell office:value-type="string">
                <text:p>R5</text:p>
              </table:table-cell>
              <table:table-cell office:value-type="string">
                <text:p>R6</text:p>
              </table:table-cell>
              <table:table-cell office:value-type="string">
                <text:p>R7</text:p>
              </table:table-cell>
              <table:table-cell office:value-type="string">
                <text:p>R8</text:p>
              </table:table-cell>
            </table:table-row>
          </table:table-header-rows>
          <table:table-rows>
            <table:table-row>
              <table:table-cell office:value-type="string">
                <text:p text:id="Overview.C3:Overview.C3">OO</text:p>
              </table:table-cell>
              <table:table-cell office:value-type="float" office:value="32">
                <text:p text:id="Overview.D3:Overview.J3">3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 text:id="Overview.C4:Overview.C4">OM</text:p>
              </table:table-cell>
              <table:table-cell office:value-type="float" office:value="35">
                <text:p text:id="Overview.D4:Overview.J4">35</text:p>
              </table:table-cell>
              <table:table-cell office:value-type="float" office:value="50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94">
                <text:p>94</text:p>
              </table:table-cell>
              <table:table-cell office:value-type="float" office:value="121">
                <text:p>121</text:p>
              </table:table-cell>
              <table:table-cell office:value-type="float" office:value="159">
                <text:p>15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 text:id="Overview.C5:Overview.C5">PCD</text:p>
              </table:table-cell>
              <table:table-cell office:value-type="float" office:value="35">
                <text:p text:id="Overview.D5:Overview.J5">35</text:p>
              </table:table-cell>
              <table:table-cell office:value-type="float" office:value="50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94">
                <text:p>94</text:p>
              </table:table-cell>
              <table:table-cell office:value-type="float" office:value="121">
                <text:p>121</text:p>
              </table:table-cell>
              <table:table-cell office:value-type="float" office:value="159">
                <text:p>15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 text:id="Overview.C6:Overview.C6">@PCD</text:p>
              </table:table-cell>
              <table:table-cell office:value-type="float" office:value="82">
                <text:p text:id="Overview.D6:Overview.J6">82</text:p>
              </table:table-cell>
              <table:table-cell office:value-type="float" office:value="106">
                <text:p>106</text:p>
              </table:table-cell>
              <table:table-cell office:value-type="float" office:value="122">
                <text:p>122</text:p>
              </table:table-cell>
              <table:table-cell office:value-type="float" office:value="161">
                <text:p>161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 text:id="Overview.C7:Overview.C7">EVT</text:p>
              </table:table-cell>
              <table:table-cell office:value-type="float" office:value="74">
                <text:p text:id="Overview.D7:Overview.J7">74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59">
                <text:p>159</text:p>
              </table:table-cell>
              <table:table-cell office:value-type="float" office:value="203">
                <text:p>203</text:p>
              </table:table-cell>
              <table:table-cell office:value-type="float" office:value="271">
                <text:p>271</text:p>
              </table:table-cell>
              <table:table-cell office:value-type="float" office:value="371">
                <text:p>3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